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Menlo" svg:font-family="Menlo"/>
    <style:font-face style:name="Roboto" svg:font-family="Roboto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73.04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20_2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20_2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Normal_20_2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4" style:family="table-cell" style:parent-style-name="Normal_20_2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Normal_20_2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Normal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Normal_20_2" style:data-style-name="N2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Normal_20_2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Normal_20_2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2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name-complex="Menlo" style:font-size-complex="11pt" style:font-style-complex="normal" style:font-weight-complex="normal"/>
    </style:style>
    <style:style style:name="ce17" style:family="table-cell" style:parent-style-name="Normal_20_2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Normal_20_2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rotation-align="none"/>
    </style:style>
    <style:style style:name="ce24" style:family="table-cell" style:parent-style-name="Normal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transparent" style:rotation-align="none"/>
    </style:style>
    <style:style style:name="ce27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29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20_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name-complex="Menlo" style:font-size-complex="11pt" style:font-style-complex="normal" style:font-weight-complex="normal"/>
    </style:style>
    <style:style style:name="ce31" style:family="table-cell" style:parent-style-name="Normal_20_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name-complex="Menlo" style:font-size-complex="11pt" style:font-style-complex="normal" style:font-weight-complex="normal"/>
    </style:style>
    <style:style style:name="ce33" style:family="table-cell" style:parent-style-name="Normal_20_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" style:data-style-name="N1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Normal_20_2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Normal_20_2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Normal_20_2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rotation-align="none"/>
    </style:style>
    <style:style style:name="ce39" style:family="table-cell" style:parent-style-name="Normal_20_2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</style:style>
    <style:style style:name="ce42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lr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>
      <style:table-cell-properties fo:background-color="#ffffff" style:rotation-align="none"/>
    </style:style>
    <style:style style:name="ce48" style:family="table-cell" style:parent-style-name="Normal_20_2">
      <style:table-cell-properties fo:border-bottom="0.74pt solid #000000" fo:background-color="#c6d9f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20_2">
      <style:table-cell-properties fo:border-bottom="none" fo:background-color="#c6d9f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Normal_20_2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Normal_20_2">
      <style:table-cell-properties fo:background-color="#c6d9f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7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Normal_20_2">
      <style:table-cell-properties fo:background-color="#c6d9f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Normal_20_2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Normal_20_2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rl-t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Normal_20_2">
      <style:table-cell-properties fo:border-bottom="none" fo:background-color="#c6d9f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Normal_20_2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Normal_20_2">
      <style:table-cell-properties fo:border-bottom="0.74pt solid #000000" fo:background-color="#c6d9f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ce2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8"/>
        <table:table-column table:style-name="co5" table:default-cell-style-name="ce46"/>
        <table:table-column table:style-name="co2" table:number-columns-repeated="10" table:default-cell-style-name="Default"/>
        <table:table-column table:style-name="co6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0" office:value-type="string" calcext:value-type="string">
            <text:p>test_image1</text:p>
          </table:table-cell>
          <table:table-cell table:style-name="ce10" office:value-type="string" calcext:value-type="string">
            <text:p>test_image2</text:p>
          </table:table-cell>
          <table:table-cell table:style-name="ce10" office:value-type="string" calcext:value-type="string">
            <text:p>original image</text:p>
          </table:table-cell>
          <table:table-cell table:style-name="ce17" office:value-type="string" calcext:value-type="string">
            <text:p>total</text:p>
          </table:table-cell>
          <table:table-cell table:style-name="ce22" office:value-type="string" calcext:value-type="string">
            <text:p>report</text:p>
          </table:table-cell>
          <table:table-cell table:style-name="ce22" office:value-type="float" office:value="1.1" calcext:value-type="float">
            <text:p>1.1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string" calcext:value-type="string">
            <text:p>bonus</text:p>
          </table:table-cell>
          <table:table-cell table:style-name="ce17" office:value-type="string" calcext:value-type="string">
            <text:p>Questions 1 code</text:p>
          </table:table-cell>
          <table:table-cell table:style-name="ce17" office:value-type="string" calcext:value-type="string">
            <text:p>Question 2 code</text:p>
          </table:table-cell>
          <table:table-cell table:style-name="ce17" office:value-type="string" calcext:value-type="string">
            <text:p>General Comment</text:p>
          </table:table-cell>
          <table:table-cell table:style-name="ce17" office:value-type="string" calcext:value-type="string">
            <text:p>Details file</text:p>
          </table:table-cell>
          <table:table-cell table:style-name="ce17" office:value-type="string" calcext:value-type="string">
            <text:p>Theoretical Grade</text:p>
          </table:table-cell>
          <table:table-cell table:style-name="ce34" office:value-type="string" calcext:value-type="string">
            <text:p>Final Grade</text:p>
          </table:table-cell>
          <table:table-cell table:style-name="ce39" office:value-type="string" calcext:value-type="string">
            <text:p>Cheating suspicion</text:p>
          </table:table-cell>
          <table:table-cell table:style-name="ce21" table:number-columns-repeated="11"/>
          <table:table-cell table:number-columns-repeated="997"/>
        </table:table-row>
        <table:table-row table:style-name="ro2">
          <table:table-cell table:style-name="ce2" office:value-type="string" calcext:value-type="string">
            <text:p>337689103</text:p>
          </table:table-cell>
          <table:table-cell table:style-name="ce11" office:value-type="float" office:value="80.2535948" calcext:value-type="float">
            <text:p>80.25</text:p>
          </table:table-cell>
          <table:table-cell table:style-name="ce11" office:value-type="float" office:value="8.66666667" calcext:value-type="float">
            <text:p>8.67</text:p>
          </table:table-cell>
          <table:table-cell table:style-name="ce11" office:value-type="float" office:value="96.3058824" calcext:value-type="float">
            <text:p>96.31</text:p>
          </table:table-cell>
          <table:table-cell table:style-name="ce18" office:value-type="float" office:value="61.7420479566667" calcext:value-type="float">
            <text:p>61.74</text:p>
          </table:table-cell>
          <table:table-cell table:style-name="ce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5,A2</text:p>
          </table:table-cell>
          <table:table-cell table:style-name="ce19" table:number-columns-repeated="3"/>
          <table:table-cell table:style-name="ce19" office:value-type="float" office:value="40" calcext:value-type="float">
            <text:p>40</text:p>
          </table:table-cell>
          <table:table-cell table:style-name="ce35" table:formula="of:=IF([.P2]=1;0;IF(((0.6*[.N2]+0.4*[.E2])*0.95+[.F2]*0.05 -[.M2]+[.I2]*0.05)&gt;100;100;((0.6*[.N2]+0.4*[.E2])*0.95+[.F2]*0.05 -[.M2]+[.I2]*0.05)))" office:value-type="float" office:value="51.2619782235333" calcext:value-type="float">
            <text:p>51</text:p>
          </table:table-cell>
          <table:table-cell table:style-name="ce19"/>
          <table:table-cell table:style-name="ce33"/>
          <table:table-cell table:style-name="ce48"/>
          <table:table-cell table:style-name="ce51" table:number-columns-repeated="2"/>
          <table:table-cell table:style-name="ce57" table:number-columns-repeated="3"/>
          <table:table-cell table:style-name="ce59" office:value-type="string" calcext:value-type="string">
            <text:p>Codes:</text:p>
          </table:table-cell>
          <table:table-cell table:style-name="ce62" office:value-type="string" calcext:value-type="string">
            <text:p>Sub-Section Maximal Reduction</text:p>
          </table:table-cell>
          <table:table-cell table:style-name="ce57"/>
          <table:table-cell table:style-name="ce65"/>
          <table:table-cell table:number-columns-repeated="997"/>
        </table:table-row>
        <table:table-row table:style-name="ro2">
          <table:table-cell table:style-name="ce2" office:value-type="string" calcext:value-type="string">
            <text:p>318401536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5,A2</text:p>
          </table:table-cell>
          <table:table-cell table:style-name="ce19" table:number-columns-repeated="3"/>
          <table:table-cell table:style-name="ce19" office:value-type="float" office:value="40" calcext:value-type="float">
            <text:p>40</text:p>
          </table:table-cell>
          <table:table-cell table:style-name="ce35" table:formula="of:=IF([.P3]=1;0;IF(((0.6*[.N3]+0.4*[.E3])*0.95+[.F3]*0.05 -[.M3]+[.I3]*0.05)&gt;100;100;((0.6*[.N3]+0.4*[.E3])*0.95+[.F3]*0.05 -[.M3]+[.I3]*0.05)))" office:value-type="float" office:value="22.8" calcext:value-type="float">
            <text:p>23</text:p>
          </table:table-cell>
          <table:table-cell table:style-name="ce40"/>
          <table:table-cell table:style-name="ce33"/>
          <table:table-cell table:style-name="ce49"/>
          <table:table-cell table:style-name="ce52" table:number-columns-repeated="5"/>
          <table:table-cell table:style-name="ce60" office:value-type="string" calcext:value-type="string">
            <text:p>A1- מעבר לא נכון מתוחלת לגבול/למספר אין סופי של תתי קבוצות של D </text:p>
          </table:table-cell>
          <table:table-cell table:style-name="ce63" office:value-type="float" office:value="-100" calcext:value-type="float">
            <text:p>-100</text:p>
          </table:table-cell>
          <table:table-cell table:style-name="ce52"/>
          <table:table-cell table:style-name="ce66"/>
          <table:table-cell table:number-columns-repeated="997"/>
        </table:table-row>
        <table:table-row table:style-name="ro2">
          <table:table-cell table:style-name="ce2" office:value-type="string" calcext:value-type="string">
            <text:p>313528432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6"/>
          <table:table-cell table:style-name="ce19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4]=1;0;IF(((0.6*[.N4]+0.4*[.E4])*0.95+[.F4]*0.05 -[.M4]+[.I4]*0.05)&gt;100;100;((0.6*[.N4]+0.4*[.E4])*0.95+[.F4]*0.05 -[.M4]+[.I4]*0.05)))" office:value-type="float" office:value="77.2" calcext:value-type="float">
            <text:p>77</text:p>
          </table:table-cell>
          <table:table-cell table:style-name="ce40"/>
          <table:table-cell table:style-name="ce33"/>
          <table:table-cell table:style-name="ce49"/>
          <table:table-cell table:style-name="ce52" table:number-columns-repeated="5"/>
          <table:table-cell table:style-name="ce60" office:value-type="string" calcext:value-type="string">
            <text:p>A2 - אין הסבר או הסבר לא נכון ללמה הדוג' אינה מקיימת ERM.</text:p>
          </table:table-cell>
          <table:table-cell table:style-name="ce63" office:value-type="float" office:value="-5" calcext:value-type="float">
            <text:p>-5</text:p>
          </table:table-cell>
          <table:table-cell table:style-name="ce52"/>
          <table:table-cell table:style-name="ce66"/>
          <table:table-cell table:number-columns-repeated="997"/>
        </table:table-row>
        <table:table-row table:style-name="ro2">
          <table:table-cell table:style-name="ce2" office:value-type="string" calcext:value-type="string">
            <text:p>209035716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6"/>
          <table:table-cell table:style-name="ce28" office:value-type="string" calcext:value-type="string">
            <text:p>A1</text:p>
          </table:table-cell>
          <table:table-cell table:style-name="ce19" office:value-type="string" calcext:value-type="string">
            <text:p>No module named 'init_centroids'</text:p>
          </table:table-cell>
          <table:table-cell table:style-name="ce19"/>
          <table:table-cell table:style-name="ce19" office:value-type="float" office:value="60" calcext:value-type="float">
            <text:p>60</text:p>
          </table:table-cell>
          <table:table-cell table:style-name="ce35" table:formula="of:=IF([.P5]=1;0;IF(((0.6*[.N5]+0.4*[.E5])*0.95+[.F5]*0.05 -[.M5]+[.I5]*0.05)&gt;100;100;((0.6*[.N5]+0.4*[.E5])*0.95+[.F5]*0.05 -[.M5]+[.I5]*0.05)))" office:value-type="float" office:value="39.2" calcext:value-type="float">
            <text:p>39</text:p>
          </table:table-cell>
          <table:table-cell table:style-name="ce41"/>
          <table:table-cell table:style-name="ce33"/>
          <table:table-cell table:style-name="ce49"/>
          <table:table-cell table:style-name="ce52" table:number-columns-repeated="5"/>
          <table:table-cell table:style-name="ce60" office:value-type="string" calcext:value-type="string">
            <text:p>A3 - דוג' נגדית לא מדויקת</text:p>
          </table:table-cell>
          <table:table-cell table:style-name="ce63" office:value-type="float" office:value="-5" calcext:value-type="float">
            <text:p>-5</text:p>
          </table:table-cell>
          <table:table-cell table:style-name="ce52"/>
          <table:table-cell table:style-name="ce66"/>
          <table:table-cell table:number-columns-repeated="997"/>
        </table:table-row>
        <table:table-row table:style-name="ro2">
          <table:table-cell table:style-name="ce2" office:value-type="string" calcext:value-type="string">
            <text:p>30526350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7"/>
          <table:table-cell table:style-name="ce28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6]=1;0;IF(((0.6*[.N6]+0.4*[.E6])*0.95+[.F6]*0.05 -[.M6]+[.I6]*0.05)&gt;100;100;((0.6*[.N6]+0.4*[.E6])*0.95+[.F6]*0.05 -[.M6]+[.I6]*0.05)))" office:value-type="float" office:value="39.2" calcext:value-type="float">
            <text:p>39</text:p>
          </table:table-cell>
          <table:table-cell table:style-name="ce40"/>
          <table:table-cell table:style-name="ce33"/>
          <table:table-cell table:style-name="ce49"/>
          <table:table-cell table:style-name="ce52" table:number-columns-repeated="4"/>
          <table:table-cell table:style-name="ce58"/>
          <table:table-cell table:style-name="ce60" office:value-type="string" calcext:value-type="string">
            <text:p>A4 - מרחב היפותזות לא נכון</text:p>
          </table:table-cell>
          <table:table-cell table:style-name="ce63" office:value-type="float" office:value="-5" calcext:value-type="float">
            <text:p>-5</text:p>
          </table:table-cell>
          <table:table-cell table:style-name="ce52"/>
          <table:table-cell table:style-name="ce66"/>
          <table:table-cell table:number-columns-repeated="997"/>
        </table:table-row>
        <table:table-row table:style-name="ro2">
          <table:table-cell table:style-name="ce2" office:value-type="string" calcext:value-type="string">
            <text:p>315747204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60" calcext:value-type="float">
            <text:p>60</text:p>
          </table:table-cell>
          <table:table-cell table:style-name="ce35" table:formula="of:=IF([.P7]=1;0;IF(((0.6*[.N7]+0.4*[.E7])*0.95+[.F7]*0.05 -[.M7]+[.I7]*0.05)&gt;100;100;((0.6*[.N7]+0.4*[.E7])*0.95+[.F7]*0.05 -[.M7]+[.I7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3"/>
          <table:table-cell table:style-name="ce49"/>
          <table:table-cell table:style-name="ce52" table:number-columns-repeated="4"/>
          <table:table-cell table:style-name="ce58"/>
          <table:table-cell table:style-name="ce60" office:value-type="string" calcext:value-type="string">
            <text:p>A5 - דוגמא לא נכונה/לא ניתנה דוגמא</text:p>
          </table:table-cell>
          <table:table-cell table:style-name="ce63" office:value-type="float" office:value="-95" calcext:value-type="float">
            <text:p>-95</text:p>
          </table:table-cell>
          <table:table-cell table:style-name="ce52"/>
          <table:table-cell table:style-name="ce66"/>
          <table:table-cell table:number-columns-repeated="997"/>
        </table:table-row>
        <table:table-row table:style-name="ro2">
          <table:table-cell table:style-name="ce2" office:value-type="string" calcext:value-type="string">
            <text:p>32200208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office:value-type="string" calcext:value-type="string">
            <text:p>No module named 'init_centroids'</text:p>
          </table:table-cell>
          <table:table-cell table:style-name="ce19"/>
          <table:table-cell table:style-name="ce19" office:value-type="float" office:value="60" calcext:value-type="float">
            <text:p>60</text:p>
          </table:table-cell>
          <table:table-cell table:style-name="ce35" table:formula="of:=IF([.P8]=1;0;IF(((0.6*[.N8]+0.4*[.E8])*0.95+[.F8]*0.05 -[.M8]+[.I8]*0.05)&gt;100;100;((0.6*[.N8]+0.4*[.E8])*0.95+[.F8]*0.05 -[.M8]+[.I8]*0.05)))" office:value-type="float" office:value="39.2" calcext:value-type="float">
            <text:p>39</text:p>
          </table:table-cell>
          <table:table-cell table:style-name="ce40"/>
          <table:table-cell table:style-name="ce33"/>
          <table:table-cell table:style-name="ce49"/>
          <table:table-cell table:style-name="ce52" table:number-columns-repeated="4"/>
          <table:table-cell table:style-name="ce58"/>
          <table:table-cell table:style-name="ce60" office:value-type="string" calcext:value-type="string">
            <text:p>A6 - הגדרת ERM לא נכונה</text:p>
          </table:table-cell>
          <table:table-cell table:style-name="ce63" office:value-type="float" office:value="-5" calcext:value-type="float">
            <text:p>-5</text:p>
          </table:table-cell>
          <table:table-cell table:style-name="ce52"/>
          <table:table-cell table:style-name="ce66"/>
          <table:table-cell table:number-columns-repeated="997"/>
        </table:table-row>
        <table:table-row table:style-name="ro2">
          <table:table-cell table:style-name="ce2" office:value-type="string" calcext:value-type="string">
            <text:p>203654785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9]=1;0;IF(((0.6*[.N9]+0.4*[.E9])*0.95+[.F9]*0.05 -[.M9]+[.I9]*0.05)&gt;100;100;((0.6*[.N9]+0.4*[.E9])*0.95+[.F9]*0.05 -[.M9]+[.I9]*0.05)))" office:value-type="float" office:value="86.9314161226667" calcext:value-type="float">
            <text:p>87</text:p>
          </table:table-cell>
          <table:table-cell table:style-name="ce40"/>
          <table:table-cell table:style-name="ce33"/>
          <table:table-cell table:style-name="ce50"/>
          <table:table-cell table:style-name="ce53" table:number-columns-repeated="5"/>
          <table:table-cell table:style-name="ce61" office:value-type="string" calcext:value-type="string">
            <text:p>A7 - הסבר במקום פתרון הסתברותי</text:p>
          </table:table-cell>
          <table:table-cell table:style-name="ce64" office:value-type="float" office:value="-100" calcext:value-type="float">
            <text:p>-100</text:p>
          </table:table-cell>
          <table:table-cell table:style-name="ce53"/>
          <table:table-cell table:style-name="ce67"/>
          <table:table-cell table:number-columns-repeated="997"/>
        </table:table-row>
        <table:table-row table:style-name="ro2">
          <table:table-cell table:style-name="ce2" office:value-type="string" calcext:value-type="string">
            <text:p>30149467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0]=1;0;IF(((0.6*[.N10]+0.4*[.E10])*0.95+[.F10]*0.05 -[.M10]+[.I10]*0.05)&gt;100;100;((0.6*[.N10]+0.4*[.E10])*0.95+[.F10]*0.05 -[.M10]+[.I10]*0.05)))" office:value-type="float" office:value="98.4915904053333" calcext:value-type="float">
            <text:p>98</text:p>
          </table:table-cell>
          <table:table-cell table:style-name="ce40"/>
          <table:table-cell table:style-name="ce21" table:number-columns-repeated="11"/>
          <table:table-cell table:number-columns-repeated="997"/>
        </table:table-row>
        <table:table-row table:style-name="ro2">
          <table:table-cell table:style-name="ce3" office:value-type="string" calcext:value-type="string">
            <text:p>311200786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3</text:p>
          </table:table-cell>
          <table:table-cell table:style-name="ce19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11]=1;0;IF(((0.6*[.N11]+0.4*[.E11])*0.95+[.F11]*0.05 -[.M11]+[.I11]*0.05)&gt;100;100;((0.6*[.N11]+0.4*[.E11])*0.95+[.F11]*0.05 -[.M11]+[.I11]*0.05)))" office:value-type="float" office:value="95.0715904053333" calcext:value-type="float">
            <text:p>95</text:p>
          </table:table-cell>
          <table:table-cell table:style-name="ce40"/>
          <table:table-cell table:style-name="ce21" table:number-columns-repeated="11"/>
          <table:table-cell table:number-columns-repeated="997"/>
        </table:table-row>
        <table:table-row table:style-name="ro2">
          <table:table-cell table:style-name="ce2" office:value-type="string" calcext:value-type="string">
            <text:p>206242257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office:value-type="string" calcext:value-type="string">
            <text:p>No module named 'init_centroids'</text:p>
          </table:table-cell>
          <table:table-cell table:style-name="ce19"/>
          <table:table-cell table:style-name="ce19" office:value-type="float" office:value="60" calcext:value-type="float">
            <text:p>60</text:p>
          </table:table-cell>
          <table:table-cell table:style-name="ce35" table:formula="of:=IF([.P12]=1;0;IF(((0.6*[.N12]+0.4*[.E12])*0.95+[.F12]*0.05 -[.M12]+[.I12]*0.05)&gt;100;100;((0.6*[.N12]+0.4*[.E12])*0.95+[.F12]*0.05 -[.M12]+[.I12]*0.05)))" office:value-type="float" office:value="39.2" calcext:value-type="float">
            <text:p>39</text:p>
          </table:table-cell>
          <table:table-cell table:style-name="ce40"/>
          <table:table-cell table:style-name="ce21" table:number-columns-repeated="11"/>
          <table:table-cell table:number-columns-repeated="997"/>
        </table:table-row>
        <table:table-row table:style-name="ro2">
          <table:table-cell table:style-name="ce2" office:value-type="string" calcext:value-type="string">
            <text:p>204893986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9" office:value-type="string" calcext:value-type="string">
            <text:p>A7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3]=1;0;IF(((0.6*[.N13]+0.4*[.E13])*0.95+[.F13]*0.05 -[.M13]+[.I13]*0.05)&gt;100;100;((0.6*[.N13]+0.4*[.E13])*0.95+[.F13]*0.05 -[.M13]+[.I13]*0.05)))" office:value-type="float" office:value="63.0133333333334" calcext:value-type="float">
            <text:p>63</text:p>
          </table:table-cell>
          <table:table-cell table:style-name="ce40"/>
          <table:table-cell table:style-name="ce21" table:number-columns-repeated="11"/>
          <table:table-cell table:number-columns-repeated="997"/>
        </table:table-row>
        <table:table-row table:style-name="ro2">
          <table:table-cell table:style-name="ce2" office:value-type="string" calcext:value-type="string">
            <text:p>313485690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4]=1;0;IF(((0.6*[.N14]+0.4*[.E14])*0.95+[.F14]*0.05 -[.M14]+[.I14]*0.05)&gt;100;100;((0.6*[.N14]+0.4*[.E14])*0.95+[.F14]*0.05 -[.M14]+[.I14]*0.05)))" office:value-type="float" office:value="73.830501088" calcext:value-type="float">
            <text:p>74</text:p>
          </table:table-cell>
          <table:table-cell table:style-name="ce40"/>
          <table:table-cell table:style-name="ce21" table:number-columns-repeated="11"/>
          <table:table-cell table:number-columns-repeated="997"/>
        </table:table-row>
        <table:table-row table:style-name="ro2">
          <table:table-cell table:style-name="ce2" office:value-type="string" calcext:value-type="string">
            <text:p>340907138</text:p>
          </table:table-cell>
          <table:table-cell table:style-name="ce11" office:value-type="float" office:value="78.0392157" calcext:value-type="float">
            <text:p>78.04</text:p>
          </table:table-cell>
          <table:table-cell table:style-name="ce11" office:value-type="float" office:value="51.5267974" calcext:value-type="float">
            <text:p>51.53</text:p>
          </table:table-cell>
          <table:table-cell table:style-name="ce11" office:value-type="float" office:value="95.8954248" calcext:value-type="float">
            <text:p>95.90</text:p>
          </table:table-cell>
          <table:table-cell table:style-name="ce18" office:value-type="float" office:value="75.1538126333333" calcext:value-type="float">
            <text:p>75.1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float" office:value="100" calcext:value-type="float">
            <text:p>100</text:p>
          </table:table-cell>
          <table:table-cell table:style-name="ce19" office:value-type="string" calcext:value-type="string">
            <text:p>A2,A3</text:p>
          </table:table-cell>
          <table:table-cell table:style-name="ce28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54" calcext:value-type="float">
            <text:p>54</text:p>
          </table:table-cell>
          <table:table-cell table:style-name="ce35" table:formula="of:=IF([.P15]=1;0;IF(((0.6*[.N15]+0.4*[.E15])*0.95+[.F15]*0.05 -[.M15]+[.I15]*0.05)&gt;100;100;((0.6*[.N15]+0.4*[.E15])*0.95+[.F15]*0.05 -[.M15]+[.I15]*0.05)))" office:value-type="float" office:value="69.3384488006667" calcext:value-type="float">
            <text:p>69</text:p>
          </table:table-cell>
          <table:table-cell table:style-name="ce40"/>
          <table:table-cell table:style-name="ce21" table:number-columns-repeated="11"/>
          <table:table-cell table:number-columns-repeated="997"/>
        </table:table-row>
        <table:table-row table:style-name="ro2">
          <table:table-cell table:style-name="ce2" office:value-type="string" calcext:value-type="string">
            <text:p>313545907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6]=1;0;IF(((0.6*[.N16]+0.4*[.E16])*0.95+[.F16]*0.05 -[.M16]+[.I16]*0.05)&gt;100;100;((0.6*[.N16]+0.4*[.E16])*0.95+[.F16]*0.05 -[.M16]+[.I16]*0.05)))" office:value-type="float" office:value="85.8133333333334" calcext:value-type="float">
            <text:p>86</text:p>
          </table:table-cell>
          <table:table-cell table:style-name="ce40"/>
          <table:table-cell table:style-name="ce21" table:number-columns-repeated="2"/>
          <table:table-cell table:style-name="ce54"/>
          <table:table-cell table:style-name="ce21" table:number-columns-repeated="8"/>
          <table:table-cell table:number-columns-repeated="997"/>
        </table:table-row>
        <table:table-row table:style-name="ro2">
          <table:table-cell table:style-name="ce2" office:value-type="string" calcext:value-type="string">
            <text:p>313467441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7]=1;0;IF(((0.6*[.N17]+0.4*[.E17])*0.95+[.F17]*0.05 -[.M17]+[.I17]*0.05)&gt;100;100;((0.6*[.N17]+0.4*[.E17])*0.95+[.F17]*0.05 -[.M17]+[.I17]*0.05)))" office:value-type="float" office:value="100" calcext:value-type="float">
            <text:p>100</text:p>
          </table:table-cell>
          <table:table-cell table:style-name="ce40"/>
          <table:table-cell table:style-name="ce21" table:number-columns-repeated="2"/>
          <table:table-cell table:style-name="ce54"/>
          <table:table-cell table:number-columns-repeated="1005"/>
        </table:table-row>
        <table:table-row table:style-name="ro2">
          <table:table-cell table:style-name="ce2" office:value-type="string" calcext:value-type="string">
            <text:p>201025160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5" office:value-type="float" office:value="100" calcext:value-type="float">
            <text:p>10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]=1;0;IF(((0.6*[.N18]+0.4*[.E18])*0.95+[.F18]*0.05 -[.M18]+[.I18]*0.05)&gt;100;100;((0.6*[.N18]+0.4*[.E18])*0.95+[.F18]*0.05 -[.M18]+[.I18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1" table:number-columns-repeated="2"/>
          <table:table-cell table:style-name="ce55"/>
          <table:table-cell table:number-columns-repeated="1005"/>
        </table:table-row>
        <table:table-row table:style-name="ro2">
          <table:table-cell table:style-name="ce2" office:value-type="string" calcext:value-type="string">
            <text:p>204632566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5" office:value-type="float" office:value="100" calcext:value-type="float">
            <text:p>10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9]=1;0;IF(((0.6*[.N19]+0.4*[.E19])*0.95+[.F19]*0.05 -[.M19]+[.I19]*0.05)&gt;100;100;((0.6*[.N19]+0.4*[.E19])*0.95+[.F19]*0.05 -[.M19]+[.I19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1" table:number-columns-repeated="2"/>
          <table:table-cell table:style-name="ce56"/>
          <table:table-cell table:number-columns-repeated="1005"/>
        </table:table-row>
        <table:table-row table:style-name="ro2">
          <table:table-cell table:style-name="ce2" office:value-type="string" calcext:value-type="string">
            <text:p>305685125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5" office:value-type="float" office:value="100" calcext:value-type="float">
            <text:p>10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]=1;0;IF(((0.6*[.N20]+0.4*[.E20])*0.95+[.F20]*0.05 -[.M20]+[.I20]*0.05)&gt;100;100;((0.6*[.N20]+0.4*[.E20])*0.95+[.F20]*0.05 -[.M20]+[.I20]*0.05)))" office:value-type="float" office:value="90.8133333333334" calcext:value-type="float">
            <text:p>91</text:p>
          </table:table-cell>
          <table:table-cell table:style-name="ce40"/>
          <table:table-cell table:style-name="ce21" table:number-columns-repeated="2"/>
          <table:table-cell table:style-name="ce54"/>
          <table:table-cell table:number-columns-repeated="1005"/>
        </table:table-row>
        <table:table-row table:style-name="ro2">
          <table:table-cell table:style-name="ce2" office:value-type="string" calcext:value-type="string">
            <text:p>318515103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97" calcext:value-type="float">
            <text:p>97</text:p>
          </table:table-cell>
          <table:table-cell table:style-name="ce35" table:formula="of:=IF([.P21]=1;0;IF(((0.6*[.N21]+0.4*[.E21])*0.95+[.F21]*0.05 -[.M21]+[.I21]*0.05)&gt;100;100;((0.6*[.N21]+0.4*[.E21])*0.95+[.F21]*0.05 -[.M21]+[.I21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205891492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3</text:p>
          </table:table-cell>
          <table:table-cell table:style-name="ce19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22]=1;0;IF(((0.6*[.N22]+0.4*[.E22])*0.95+[.F22]*0.05 -[.M22]+[.I22]*0.05)&gt;100;100;((0.6*[.N22]+0.4*[.E22])*0.95+[.F22]*0.05 -[.M22]+[.I22]*0.05)))" office:value-type="float" office:value="82.3933333333333" calcext:value-type="float">
            <text:p>82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125215616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No module named 'init_centroids'</text:p>
          </table:table-cell>
          <table:table-cell table:style-name="ce19"/>
          <table:table-cell table:style-name="ce19" office:value-type="float" office:value="60" calcext:value-type="float">
            <text:p>60</text:p>
          </table:table-cell>
          <table:table-cell table:style-name="ce35" table:formula="of:=IF([.P23]=1;0;IF(((0.6*[.N23]+0.4*[.E23])*0.95+[.F23]*0.05 -[.M23]+[.I23]*0.05)&gt;100;100;((0.6*[.N23]+0.4*[.E23])*0.95+[.F23]*0.05 -[.M23]+[.I23]*0.05)))" office:value-type="float" office:value="39.2" calcext:value-type="float">
            <text:p>39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204508949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4]=1;0;IF(((0.6*[.N24]+0.4*[.E24])*0.95+[.F24]*0.05 -[.M24]+[.I24]*0.05)&gt;100;100;((0.6*[.N24]+0.4*[.E24])*0.95+[.F24]*0.05 -[.M24]+[.I24]*0.05)))" office:value-type="float" office:value="96.630501088" calcext:value-type="float">
            <text:p>97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305599094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</text:p>
          </table:table-cell>
          <table:table-cell table:style-name="ce19" table:number-columns-repeated="3"/>
          <table:table-cell table:style-name="ce19" office:value-type="float" office:value="97" calcext:value-type="float">
            <text:p>97</text:p>
          </table:table-cell>
          <table:table-cell table:style-name="ce35" table:formula="of:=IF([.P25]=1;0;IF(((0.6*[.N25]+0.4*[.E25])*0.95+[.F25]*0.05 -[.M25]+[.I25]*0.05)&gt;100;100;((0.6*[.N25]+0.4*[.E25])*0.95+[.F25]*0.05 -[.M25]+[.I25]*0.05)))" office:value-type="float" office:value="95.2214161226667" calcext:value-type="float">
            <text:p>95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311247464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6]=1;0;IF(((0.6*[.N26]+0.4*[.E26])*0.95+[.F26]*0.05 -[.M26]+[.I26]*0.05)&gt;100;100;((0.6*[.N26]+0.4*[.E26])*0.95+[.F26]*0.05 -[.M26]+[.I26]*0.05)))" office:value-type="float" office:value="75.6915904053333" calcext:value-type="float">
            <text:p>76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31313201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office:value-type="string" calcext:value-type="string">
            <text:p>No module named 'init_centroids'</text:p>
          </table:table-cell>
          <table:table-cell table:style-name="ce19"/>
          <table:table-cell table:style-name="ce19" office:value-type="float" office:value="60" calcext:value-type="float">
            <text:p>60</text:p>
          </table:table-cell>
          <table:table-cell table:style-name="ce35" table:formula="of:=IF([.P27]=1;0;IF(((0.6*[.N27]+0.4*[.E27])*0.95+[.F27]*0.05 -[.M27]+[.I27]*0.05)&gt;100;100;((0.6*[.N27]+0.4*[.E27])*0.95+[.F27]*0.05 -[.M27]+[.I27]*0.05)))" office:value-type="float" office:value="39.2" calcext:value-type="float">
            <text:p>39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209512045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office:value-type="string" calcext:value-type="string">
            <text:p>No module named 'load'</text:p>
          </table:table-cell>
          <table:table-cell table:style-name="ce19"/>
          <table:table-cell table:style-name="ce19" office:value-type="float" office:value="60" calcext:value-type="float">
            <text:p>60</text:p>
          </table:table-cell>
          <table:table-cell table:style-name="ce35" table:formula="of:=IF([.P28]=1;0;IF(((0.6*[.N28]+0.4*[.E28])*0.95+[.F28]*0.05 -[.M28]+[.I28]*0.05)&gt;100;100;((0.6*[.N28]+0.4*[.E28])*0.95+[.F28]*0.05 -[.M28]+[.I28]*0.05)))" office:value-type="float" office:value="39.2" calcext:value-type="float">
            <text:p>39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315234161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80" calcext:value-type="float">
            <text:p>80</text:p>
          </table:table-cell>
          <table:table-cell table:style-name="ce35" table:formula="of:=IF([.P29]=1;0;IF(((0.6*[.N29]+0.4*[.E29])*0.95+[.F29]*0.05 -[.M29]+[.I29]*0.05)&gt;100;100;((0.6*[.N29]+0.4*[.E29])*0.95+[.F29]*0.05 -[.M29]+[.I29]*0.05)))" office:value-type="float" office:value="80.5314161226667" calcext:value-type="float">
            <text:p>81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205586373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0]=1;0;IF(((0.6*[.N30]+0.4*[.E30])*0.95+[.F30]*0.05 -[.M30]+[.I30]*0.05)&gt;100;100;((0.6*[.N30]+0.4*[.E30])*0.95+[.F30]*0.05 -[.M30]+[.I30]*0.05)))" office:value-type="float" office:value="77.2" calcext:value-type="float">
            <text:p>77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31592696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3,A5</text:p>
          </table:table-cell>
          <table:table-cell table:style-name="ce19" table:number-columns-repeated="3"/>
          <table:table-cell table:style-name="ce19" office:value-type="float" office:value="82" calcext:value-type="float">
            <text:p>82</text:p>
          </table:table-cell>
          <table:table-cell table:style-name="ce35" table:formula="of:=IF([.P31]=1;0;IF(((0.6*[.N31]+0.4*[.E31])*0.95+[.F31]*0.05 -[.M31]+[.I31]*0.05)&gt;100;100;((0.6*[.N31]+0.4*[.E31])*0.95+[.F31]*0.05 -[.M31]+[.I31]*0.05)))" office:value-type="float" office:value="46.74" calcext:value-type="float">
            <text:p>47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316053404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3,A5</text:p>
          </table:table-cell>
          <table:table-cell table:style-name="ce19" table:number-columns-repeated="3"/>
          <table:table-cell table:style-name="ce19" office:value-type="float" office:value="82" calcext:value-type="float">
            <text:p>82</text:p>
          </table:table-cell>
          <table:table-cell table:style-name="ce35" table:formula="of:=IF([.P32]=1;0;IF(((0.6*[.N32]+0.4*[.E32])*0.95+[.F32]*0.05 -[.M32]+[.I32]*0.05)&gt;100;100;((0.6*[.N32]+0.4*[.E32])*0.95+[.F32]*0.05 -[.M32]+[.I32]*0.05)))" office:value-type="float" office:value="81.6714161226667" calcext:value-type="float">
            <text:p>82</text:p>
          </table:table-cell>
          <table:table-cell table:style-name="ce40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204796338</text:p>
          </table:table-cell>
          <table:table-cell table:style-name="ce11" office:value-type="float" office:value="65.7045752" calcext:value-type="float">
            <text:p>65.70</text:p>
          </table:table-cell>
          <table:table-cell table:style-name="ce11" office:value-type="float" office:value="7.33333333" calcext:value-type="float">
            <text:p>7.33</text:p>
          </table:table-cell>
          <table:table-cell table:style-name="ce11" office:value-type="float" office:value="84.5281046" calcext:value-type="float">
            <text:p>84.53</text:p>
          </table:table-cell>
          <table:table-cell table:style-name="ce18" office:value-type="float" office:value="52.5220043766667" calcext:value-type="float">
            <text:p>52.52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3]=1;0;IF(((0.6*[.N33]+0.4*[.E33])*0.95+[.F33]*0.05 -[.M33]+[.I33]*0.05)&gt;100;100;((0.6*[.N33]+0.4*[.E33])*0.95+[.F33]*0.05 -[.M33]+[.I33]*0.05)))" office:value-type="float" office:value="81.9583616631333" calcext:value-type="float">
            <text:p>8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3445306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4]=1;0;IF(((0.6*[.N34]+0.4*[.E34])*0.95+[.F34]*0.05 -[.M34]+[.I34]*0.05)&gt;100;100;((0.6*[.N34]+0.4*[.E34])*0.95+[.F34]*0.05 -[.M34]+[.I34]*0.05)))" office:value-type="float" office:value="77.2" calcext:value-type="float">
            <text:p>7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4" office:value-type="string" calcext:value-type="string">
            <text:p>312495567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35]=1;0;IF(((0.6*[.N35]+0.4*[.E35])*0.95+[.F35]*0.05 -[.M35]+[.I35]*0.05)&gt;100;100;((0.6*[.N35]+0.4*[.E35])*0.95+[.F35]*0.05 -[.M35]+[.I35]*0.05)))" office:value-type="float" office:value="39.2" calcext:value-type="float">
            <text:p>3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08130038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36]=1;0;IF(((0.6*[.N36]+0.4*[.E36])*0.95+[.F36]*0.05 -[.M36]+[.I36]*0.05)&gt;100;100;((0.6*[.N36]+0.4*[.E36])*0.95+[.F36]*0.05 -[.M36]+[.I36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354902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37]=1;0;IF(((0.6*[.N37]+0.4*[.E37])*0.95+[.F37]*0.05 -[.M37]+[.I37]*0.05)&gt;100;100;((0.6*[.N37]+0.4*[.E37])*0.95+[.F37]*0.05 -[.M37]+[.I37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200975183</text:p>
          </table:table-cell>
          <table:table-cell table:style-name="ce11" office:value-type="float" office:value="64.2431373" calcext:value-type="float">
            <text:p>64.24</text:p>
          </table:table-cell>
          <table:table-cell table:style-name="ce11" office:value-type="float" office:value="7.33333333" calcext:value-type="float">
            <text:p>7.33</text:p>
          </table:table-cell>
          <table:table-cell table:style-name="ce11" office:value-type="float" office:value="83.1267974" calcext:value-type="float">
            <text:p>83.13</text:p>
          </table:table-cell>
          <table:table-cell table:style-name="ce18" office:value-type="float" office:value="51.56775601" calcext:value-type="float">
            <text:p>51.5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38]=1;0;IF(((0.6*[.N38]+0.4*[.E38])*0.95+[.F38]*0.05 -[.M38]+[.I38]*0.05)&gt;100;100;((0.6*[.N38]+0.4*[.E38])*0.95+[.F38]*0.05 -[.M38]+[.I38]*0.05)))" office:value-type="float" office:value="81.5957472838" calcext:value-type="float">
            <text:p>8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5467186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39]=1;0;IF(((0.6*[.N39]+0.4*[.E39])*0.95+[.F39]*0.05 -[.M39]+[.I39]*0.05)&gt;100;100;((0.6*[.N39]+0.4*[.E39])*0.95+[.F39]*0.05 -[.M39]+[.I39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205643638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40]=1;0;IF(((0.6*[.N40]+0.4*[.E40])*0.95+[.F40]*0.05 -[.M40]+[.I40]*0.05)&gt;100;100;((0.6*[.N40]+0.4*[.E40])*0.95+[.F40]*0.05 -[.M40]+[.I40]*0.05)))" office:value-type="float" office:value="77.2" calcext:value-type="float">
            <text:p>7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08576933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41]=1;0;IF(((0.6*[.N41]+0.4*[.E41])*0.95+[.F41]*0.05 -[.M41]+[.I41]*0.05)&gt;100;100;((0.6*[.N41]+0.4*[.E41])*0.95+[.F41]*0.05 -[.M41]+[.I41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5698152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42]=1;0;IF(((0.6*[.N42]+0.4*[.E42])*0.95+[.F42]*0.05 -[.M42]+[.I42]*0.05)&gt;100;100;((0.6*[.N42]+0.4*[.E42])*0.95+[.F42]*0.05 -[.M42]+[.I42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922162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,A6</text:p>
          </table:table-cell>
          <table:table-cell table:style-name="ce19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94" calcext:value-type="float">
            <text:p>94</text:p>
          </table:table-cell>
          <table:table-cell table:style-name="ce35" table:formula="of:=IF([.P43]=1;0;IF(((0.6*[.N43]+0.4*[.E43])*0.95+[.F43]*0.05 -[.M43]+[.I43]*0.05)&gt;100;100;((0.6*[.N43]+0.4*[.E43])*0.95+[.F43]*0.05 -[.M43]+[.I43]*0.05)))" office:value-type="float" office:value="63.58" calcext:value-type="float">
            <text:p>6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1254585</text:p>
          </table:table-cell>
          <table:table-cell table:style-name="ce11" office:value-type="float" office:value="92.2535948" calcext:value-type="float">
            <text:p>92.25</text:p>
          </table:table-cell>
          <table:table-cell table:style-name="ce11" office:value-type="float" office:value="75.8248366" calcext:value-type="float">
            <text:p>75.82</text:p>
          </table:table-cell>
          <table:table-cell table:style-name="ce11" office:value-type="float" office:value="98.7555556" calcext:value-type="float">
            <text:p>98.76</text:p>
          </table:table-cell>
          <table:table-cell table:style-name="ce18" office:value-type="float" office:value="88.9446623333333" calcext:value-type="float">
            <text:p>88.9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3</text:p>
          </table:table-cell>
          <table:table-cell table:style-name="ce19" table:number-columns-repeated="2"/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44]=1;0;IF(((0.6*[.N44]+0.4*[.E44])*0.95+[.F44]*0.05 -[.M44]+[.I44]*0.05)&gt;100;100;((0.6*[.N44]+0.4*[.E44])*0.95+[.F44]*0.05 -[.M44]+[.I44]*0.05)))" office:value-type="float" office:value="94.0889716866667" calcext:value-type="float">
            <text:p>9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3614653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45]=1;0;IF(((0.6*[.N45]+0.4*[.E45])*0.95+[.F45]*0.05 -[.M45]+[.I45]*0.05)&gt;100;100;((0.6*[.N45]+0.4*[.E45])*0.95+[.F45]*0.05 -[.M45]+[.I45]*0.05)))" office:value-type="float" office:value="73.830501088" calcext:value-type="float">
            <text:p>7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8686177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</text:p>
          </table:table-cell>
          <table:table-cell table:style-name="ce19" table:number-columns-repeated="2"/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46]=1;0;IF(((0.6*[.N46]+0.4*[.E46])*0.95+[.F46]*0.05 -[.M46]+[.I46]*0.05)&gt;100;100;((0.6*[.N46]+0.4*[.E46])*0.95+[.F46]*0.05 -[.M46]+[.I46]*0.05)))" office:value-type="float" office:value="89.5106535891334" calcext:value-type="float">
            <text:p>9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6096312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,A4</text:p>
          </table:table-cell>
          <table:table-cell table:style-name="ce19" table:number-columns-repeated="2"/>
          <table:table-cell table:style-name="ce6"/>
          <table:table-cell table:style-name="ce19" office:value-type="float" office:value="94" calcext:value-type="float">
            <text:p>94</text:p>
          </table:table-cell>
          <table:table-cell table:style-name="ce35" table:formula="of:=IF([.P47]=1;0;IF(((0.6*[.N47]+0.4*[.E47])*0.95+[.F47]*0.05 -[.M47]+[.I47]*0.05)&gt;100;100;((0.6*[.N47]+0.4*[.E47])*0.95+[.F47]*0.05 -[.M47]+[.I47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5358781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</text:p>
          </table:table-cell>
          <table:table-cell table:style-name="ce19" table:number-columns-repeated="2"/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48]=1;0;IF(((0.6*[.N48]+0.4*[.E48])*0.95+[.F48]*0.05 -[.M48]+[.I48]*0.05)&gt;100;100;((0.6*[.N48]+0.4*[.E48])*0.95+[.F48]*0.05 -[.M48]+[.I48]*0.05)))" office:value-type="float" office:value="98.484945524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8338219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</text:p>
          </table:table-cell>
          <table:table-cell table:style-name="ce28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57" calcext:value-type="float">
            <text:p>57</text:p>
          </table:table-cell>
          <table:table-cell table:style-name="ce35" table:formula="of:=IF([.P49]=1;0;IF(((0.6*[.N49]+0.4*[.E49])*0.95+[.F49]*0.05 -[.M49]+[.I49]*0.05)&gt;100;100;((0.6*[.N49]+0.4*[.E49])*0.95+[.F49]*0.05 -[.M49]+[.I49]*0.05)))" office:value-type="float" office:value="73.9815904053333" calcext:value-type="float">
            <text:p>7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3381873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50]=1;0;IF(((0.6*[.N50]+0.4*[.E50])*0.95+[.F50]*0.05 -[.M50]+[.I50]*0.05)&gt;100;100;((0.6*[.N50]+0.4*[.E50])*0.95+[.F50]*0.05 -[.M50]+[.I50]*0.05)))" office:value-type="float" office:value="95.194945524" calcext:value-type="float">
            <text:p>95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5610751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51]=1;0;IF(((0.6*[.N51]+0.4*[.E51])*0.95+[.F51]*0.05 -[.M51]+[.I51]*0.05)&gt;100;100;((0.6*[.N51]+0.4*[.E51])*0.95+[.F51]*0.05 -[.M51]+[.I51]*0.05)))" office:value-type="float" office:value="63.4206535891334" calcext:value-type="float">
            <text:p>63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3519731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52]=1;0;IF(((0.6*[.N52]+0.4*[.E52])*0.95+[.F52]*0.05 -[.M52]+[.I52]*0.05)&gt;100;100;((0.6*[.N52]+0.4*[.E52])*0.95+[.F52]*0.05 -[.M52]+[.I52]*0.05)))" office:value-type="float" office:value="96.9314161226667" calcext:value-type="float">
            <text:p>9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6590215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28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53]=1;0;IF(((0.6*[.N53]+0.4*[.E53])*0.95+[.F53]*0.05 -[.M53]+[.I53]*0.05)&gt;100;100;((0.6*[.N53]+0.4*[.E53])*0.95+[.F53]*0.05 -[.M53]+[.I53]*0.05)))" office:value-type="float" office:value="75.6915904053333" calcext:value-type="float">
            <text:p>7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2495567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54]=1;0;IF(((0.6*[.N54]+0.4*[.E54])*0.95+[.F54]*0.05 -[.M54]+[.I54]*0.05)&gt;100;100;((0.6*[.N54]+0.4*[.E54])*0.95+[.F54]*0.05 -[.M54]+[.I54]*0.05)))" office:value-type="float" office:value="90.8133333333334" calcext:value-type="float">
            <text:p>91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5419849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3</text:p>
          </table:table-cell>
          <table:table-cell table:style-name="ce19" table:number-columns-repeated="2"/>
          <table:table-cell table:style-name="ce6"/>
          <table:table-cell table:style-name="ce19" office:value-type="float" office:value="94" calcext:value-type="float">
            <text:p>94</text:p>
          </table:table-cell>
          <table:table-cell table:style-name="ce35" table:formula="of:=IF([.P55]=1;0;IF(((0.6*[.N55]+0.4*[.E55])*0.95+[.F55]*0.05 -[.M55]+[.I55]*0.05)&gt;100;100;((0.6*[.N55]+0.4*[.E55])*0.95+[.F55]*0.05 -[.M55]+[.I55]*0.05)))" office:value-type="float" office:value="82.3933333333333" calcext:value-type="float">
            <text:p>8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6571762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No report; program RTE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56]=1;0;IF(((0.6*[.N56]+0.4*[.E56])*0.95+[.F56]*0.05 -[.M56]+[.I56]*0.05)&gt;100;100;((0.6*[.N56]+0.4*[.E56])*0.95+[.F56]*0.05 -[.M56]+[.I56]*0.05)))" office:value-type="float" office:value="57" calcext:value-type="float">
            <text:p>5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584617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57]=1;0;IF(((0.6*[.N57]+0.4*[.E57])*0.95+[.F57]*0.05 -[.M57]+[.I57]*0.05)&gt;100;100;((0.6*[.N57]+0.4*[.E57])*0.95+[.F57]*0.05 -[.M57]+[.I57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9972728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58]=1;0;IF(((0.6*[.N58]+0.4*[.E58])*0.95+[.F58]*0.05 -[.M58]+[.I58]*0.05)&gt;100;100;((0.6*[.N58]+0.4*[.E58])*0.95+[.F58]*0.05 -[.M58]+[.I58]*0.05)))" office:value-type="float" office:value="86.2206535891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11331913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59]=1;0;IF(((0.6*[.N59]+0.4*[.E59])*0.95+[.F59]*0.05 -[.M59]+[.I59]*0.05)&gt;100;100;((0.6*[.N59]+0.4*[.E59])*0.95+[.F59]*0.05 -[.M59]+[.I59]*0.05)))" office:value-type="float" office:value="96.9314161226667" calcext:value-type="float">
            <text:p>9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4271415</text:p>
          </table:table-cell>
          <table:table-cell table:style-name="ce11" office:value-type="float" office:value="27.3777778" calcext:value-type="float">
            <text:p>27.38</text:p>
          </table:table-cell>
          <table:table-cell table:style-name="ce11" office:value-type="float" office:value="6.66666667" calcext:value-type="float">
            <text:p>6.67</text:p>
          </table:table-cell>
          <table:table-cell table:style-name="ce11" office:value-type="float" office:value="30.4235294" calcext:value-type="float">
            <text:p>30.42</text:p>
          </table:table-cell>
          <table:table-cell table:style-name="ce18" office:value-type="float" office:value="21.4893246233333" calcext:value-type="float">
            <text:p>21.4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5</text:p>
          </table:table-cell>
          <table:table-cell table:style-name="ce19" table:number-columns-repeated="2"/>
          <table:table-cell table:style-name="ce6"/>
          <table:table-cell table:style-name="ce19" office:value-type="float" office:value="40" calcext:value-type="float">
            <text:p>40</text:p>
          </table:table-cell>
          <table:table-cell table:style-name="ce35" table:formula="of:=IF([.P60]=1;0;IF(((0.6*[.N60]+0.4*[.E60])*0.95+[.F60]*0.05 -[.M60]+[.I60]*0.05)&gt;100;100;((0.6*[.N60]+0.4*[.E60])*0.95+[.F60]*0.05 -[.M60]+[.I60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20702218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61]=1;0;IF(((0.6*[.N61]+0.4*[.E61])*0.95+[.F61]*0.05 -[.M61]+[.I61]*0.05)&gt;100;100;((0.6*[.N61]+0.4*[.E61])*0.95+[.F61]*0.05 -[.M61]+[.I61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5310680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5</text:p>
          </table:table-cell>
          <table:table-cell table:style-name="ce19" table:number-columns-repeated="2"/>
          <table:table-cell table:style-name="ce6"/>
          <table:table-cell table:style-name="ce19" office:value-type="float" office:value="43" calcext:value-type="float">
            <text:p>43</text:p>
          </table:table-cell>
          <table:table-cell table:style-name="ce35" table:formula="of:=IF([.P62]=1;0;IF(((0.6*[.N62]+0.4*[.E62])*0.95+[.F62]*0.05 -[.M62]+[.I62]*0.05)&gt;100;100;((0.6*[.N62]+0.4*[.E62])*0.95+[.F62]*0.05 -[.M62]+[.I62]*0.05)))" office:value-type="float" office:value="59.4414161226667" calcext:value-type="float">
            <text:p>5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4337422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63]=1;0;IF(((0.6*[.N63]+0.4*[.E63])*0.95+[.F63]*0.05 -[.M63]+[.I63]*0.05)&gt;100;100;((0.6*[.N63]+0.4*[.E63])*0.95+[.F63]*0.05 -[.M63]+[.I63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723417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64]=1;0;IF(((0.6*[.N64]+0.4*[.E64])*0.95+[.F64]*0.05 -[.M64]+[.I64]*0.05)&gt;100;100;((0.6*[.N64]+0.4*[.E64])*0.95+[.F64]*0.05 -[.M64]+[.I64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5" office:value-type="string" calcext:value-type="string">
            <text:p>341348498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5,A2</text:p>
          </table:table-cell>
          <table:table-cell table:style-name="ce19" table:number-columns-repeated="2"/>
          <table:table-cell table:style-name="ce6"/>
          <table:table-cell table:style-name="ce19" office:value-type="float" office:value="40" calcext:value-type="float">
            <text:p>40</text:p>
          </table:table-cell>
          <table:table-cell table:style-name="ce35" table:formula="of:=IF([.P65]=1;0;IF(((0.6*[.N65]+0.4*[.E65])*0.95+[.F65]*0.05 -[.M65]+[.I65]*0.05)&gt;100;100;((0.6*[.N65]+0.4*[.E65])*0.95+[.F65]*0.05 -[.M65]+[.I65]*0.05)))" office:value-type="float" office:value="27.8" calcext:value-type="float">
            <text:p>2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839097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5,A2</text:p>
          </table:table-cell>
          <table:table-cell table:style-name="ce19"/>
          <table:table-cell table:style-name="ce19" office:value-type="string" calcext:value-type="string">
            <text:p>No answers to part 1</text:p>
          </table:table-cell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66]=1;0;IF(((0.6*[.N66]+0.4*[.E66])*0.95+[.F66]*0.05 -[.M66]+[.I66]*0.05)&gt;100;100;((0.6*[.N66]+0.4*[.E66])*0.95+[.F66]*0.05 -[.M66]+[.I66]*0.05)))" office:value-type="float" office:value="5" calcext:value-type="float">
            <text:p>5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8521195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67]=1;0;IF(((0.6*[.N67]+0.4*[.E67])*0.95+[.F67]*0.05 -[.M67]+[.I67]*0.05)&gt;100;100;((0.6*[.N67]+0.4*[.E67])*0.95+[.F67]*0.05 -[.M67]+[.I67]*0.05)))" office:value-type="float" office:value="39.2" calcext:value-type="float">
            <text:p>3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8506615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68]=1;0;IF(((0.6*[.N68]+0.4*[.E68])*0.95+[.F68]*0.05 -[.M68]+[.I68]*0.05)&gt;100;100;((0.6*[.N68]+0.4*[.E68])*0.95+[.F68]*0.05 -[.M68]+[.I68]*0.05)))" office:value-type="float" office:value="69.1314161226667" calcext:value-type="float">
            <text:p>6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08347244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69]=1;0;IF(((0.6*[.N69]+0.4*[.E69])*0.95+[.F69]*0.05 -[.M69]+[.I69]*0.05)&gt;100;100;((0.6*[.N69]+0.4*[.E69])*0.95+[.F69]*0.05 -[.M69]+[.I69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7947086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70]=1;0;IF(((0.6*[.N70]+0.4*[.E70])*0.95+[.F70]*0.05 -[.M70]+[.I70]*0.05)&gt;100;100;((0.6*[.N70]+0.4*[.E70])*0.95+[.F70]*0.05 -[.M70]+[.I70]*0.05)))" office:value-type="float" office:value="86.2206535891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3485487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71]=1;0;IF(((0.6*[.N71]+0.4*[.E71])*0.95+[.F71]*0.05 -[.M71]+[.I71]*0.05)&gt;100;100;((0.6*[.N71]+0.4*[.E71])*0.95+[.F71]*0.05 -[.M71]+[.I71]*0.05)))" office:value-type="float" office:value="86.2206535891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6333502</text:p>
          </table:table-cell>
          <table:table-cell table:style-name="ce11" office:value-type="float" office:value="91.2941176" calcext:value-type="float">
            <text:p>91.29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6.4313725333333" calcext:value-type="float">
            <text:p>66.4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72]=1;0;IF(((0.6*[.N72]+0.4*[.E72])*0.95+[.F72]*0.05 -[.M72]+[.I72]*0.05)&gt;100;100;((0.6*[.N72]+0.4*[.E72])*0.95+[.F72]*0.05 -[.M72]+[.I72]*0.05)))" office:value-type="float" office:value="87.2439215626667" calcext:value-type="float">
            <text:p>8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08493568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73]=1;0;IF(((0.6*[.N73]+0.4*[.E73])*0.95+[.F73]*0.05 -[.M73]+[.I73]*0.05)&gt;100;100;((0.6*[.N73]+0.4*[.E73])*0.95+[.F73]*0.05 -[.M73]+[.I73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208995902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74]=1;0;IF(((0.6*[.N74]+0.4*[.E74])*0.95+[.F74]*0.05 -[.M74]+[.I74]*0.05)&gt;100;100;((0.6*[.N74]+0.4*[.E74])*0.95+[.F74]*0.05 -[.M74]+[.I74]*0.05)))" office:value-type="float" office:value="95.194945524" calcext:value-type="float">
            <text:p>95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7881962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75]=1;0;IF(((0.6*[.N75]+0.4*[.E75])*0.95+[.F75]*0.05 -[.M75]+[.I75]*0.05)&gt;100;100;((0.6*[.N75]+0.4*[.E75])*0.95+[.F75]*0.05 -[.M75]+[.I75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318467537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76]=1;0;IF(((0.6*[.N76]+0.4*[.E76])*0.95+[.F76]*0.05 -[.M76]+[.I76]*0.05)&gt;100;100;((0.6*[.N76]+0.4*[.E76])*0.95+[.F76]*0.05 -[.M76]+[.I76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601639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77]=1;0;IF(((0.6*[.N77]+0.4*[.E77])*0.95+[.F77]*0.05 -[.M77]+[.I77]*0.05)&gt;100;100;((0.6*[.N77]+0.4*[.E77])*0.95+[.F77]*0.05 -[.M77]+[.I77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5597575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4,A2</text:p>
          </table:table-cell>
          <table:table-cell table:style-name="ce19" table:number-columns-repeated="2"/>
          <table:table-cell table:style-name="ce6"/>
          <table:table-cell table:style-name="ce19" office:value-type="float" office:value="94" calcext:value-type="float">
            <text:p>94</text:p>
          </table:table-cell>
          <table:table-cell table:style-name="ce35" table:formula="of:=IF([.P78]=1;0;IF(((0.6*[.N78]+0.4*[.E78])*0.95+[.F78]*0.05 -[.M78]+[.I78]*0.05)&gt;100;100;((0.6*[.N78]+0.4*[.E78])*0.95+[.F78]*0.05 -[.M78]+[.I78]*0.05)))" office:value-type="float" office:value="91.774945524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1302137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1" office:value-type="float" office:value="97.7777778" calcext:value-type="float">
            <text:p>97.78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9.2592592666667" calcext:value-type="float">
            <text:p>99.26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79]=1;0;IF(((0.6*[.N79]+0.4*[.E79])*0.95+[.F79]*0.05 -[.M79]+[.I79]*0.05)&gt;100;100;((0.6*[.N79]+0.4*[.E79])*0.95+[.F79]*0.05 -[.M79]+[.I79]*0.05)))" office:value-type="float" office:value="76.9185185213333" calcext:value-type="float">
            <text:p>7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1451322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80]=1;0;IF(((0.6*[.N80]+0.4*[.E80])*0.95+[.F80]*0.05 -[.M80]+[.I80]*0.05)&gt;100;100;((0.6*[.N80]+0.4*[.E80])*0.95+[.F80]*0.05 -[.M80]+[.I80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8732933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81]=1;0;IF(((0.6*[.N81]+0.4*[.E81])*0.95+[.F81]*0.05 -[.M81]+[.I81]*0.05)&gt;100;100;((0.6*[.N81]+0.4*[.E81])*0.95+[.F81]*0.05 -[.M81]+[.I81]*0.05)))" office:value-type="float" office:value="77.2" calcext:value-type="float">
            <text:p>7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9372499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82]=1;0;IF(((0.6*[.N82]+0.4*[.E82])*0.95+[.F82]*0.05 -[.M82]+[.I82]*0.05)&gt;100;100;((0.6*[.N82]+0.4*[.E82])*0.95+[.F82]*0.05 -[.M82]+[.I82]*0.05)))" office:value-type="float" office:value="75.6915904053333" calcext:value-type="float">
            <text:p>7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3737168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83]=1;0;IF(((0.6*[.N83]+0.4*[.E83])*0.95+[.F83]*0.05 -[.M83]+[.I83]*0.05)&gt;100;100;((0.6*[.N83]+0.4*[.E83])*0.95+[.F83]*0.05 -[.M83]+[.I83]*0.05)))" office:value-type="float" office:value="62" calcext:value-type="float">
            <text:p>6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3570007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84]=1;0;IF(((0.6*[.N84]+0.4*[.E84])*0.95+[.F84]*0.05 -[.M84]+[.I84]*0.05)&gt;100;100;((0.6*[.N84]+0.4*[.E84])*0.95+[.F84]*0.05 -[.M84]+[.I84]*0.05)))" office:value-type="float" office:value="39.2" calcext:value-type="float">
            <text:p>3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8645520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80.3398693" calcext:value-type="float">
            <text:p>80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2.4662309333333" calcext:value-type="float">
            <text:p>92.4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85]=1;0;IF(((0.6*[.N85]+0.4*[.E85])*0.95+[.F85]*0.05 -[.M85]+[.I85]*0.05)&gt;100;100;((0.6*[.N85]+0.4*[.E85])*0.95+[.F85]*0.05 -[.M85]+[.I85]*0.05)))" office:value-type="float" office:value="97.1371677546667" calcext:value-type="float">
            <text:p>9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22851965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86]=1;0;IF(((0.6*[.N86]+0.4*[.E86])*0.95+[.F86]*0.05 -[.M86]+[.I86]*0.05)&gt;100;100;((0.6*[.N86]+0.4*[.E86])*0.95+[.F86]*0.05 -[.M86]+[.I86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3137846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57" calcext:value-type="float">
            <text:p>57</text:p>
          </table:table-cell>
          <table:table-cell table:style-name="ce35" table:formula="of:=IF([.P87]=1;0;IF(((0.6*[.N87]+0.4*[.E87])*0.95+[.F87]*0.05 -[.M87]+[.I87]*0.05)&gt;100;100;((0.6*[.N87]+0.4*[.E87])*0.95+[.F87]*0.05 -[.M87]+[.I87]*0.05)))" office:value-type="float" office:value="73.9815904053333" calcext:value-type="float">
            <text:p>7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686306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,A6</text:p>
          </table:table-cell>
          <table:table-cell table:style-name="ce19" table:number-columns-repeated="2"/>
          <table:table-cell table:style-name="ce6"/>
          <table:table-cell table:style-name="ce19" office:value-type="float" office:value="94" calcext:value-type="float">
            <text:p>94</text:p>
          </table:table-cell>
          <table:table-cell table:style-name="ce35" table:formula="of:=IF([.P88]=1;0;IF(((0.6*[.N88]+0.4*[.E88])*0.95+[.F88]*0.05 -[.M88]+[.I88]*0.05)&gt;100;100;((0.6*[.N88]+0.4*[.E88])*0.95+[.F88]*0.05 -[.M88]+[.I88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558177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89]=1;0;IF(((0.6*[.N89]+0.4*[.E89])*0.95+[.F89]*0.05 -[.M89]+[.I89]*0.05)&gt;100;100;((0.6*[.N89]+0.4*[.E89])*0.95+[.F89]*0.05 -[.M89]+[.I89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11522867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90]=1;0;IF(((0.6*[.N90]+0.4*[.E90])*0.95+[.F90]*0.05 -[.M90]+[.I90]*0.05)&gt;100;100;((0.6*[.N90]+0.4*[.E90])*0.95+[.F90]*0.05 -[.M90]+[.I90]*0.05)))" office:value-type="float" office:value="90.8133333333334" calcext:value-type="float">
            <text:p>91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318115128</text:p>
          </table:table-cell>
          <table:table-cell table:number-columns-repeated="3" table:style-name="ce11" office:value-type="float" office:value="27.4718954" calcext:value-type="float">
            <text:p>27.47</text:p>
          </table:table-cell>
          <table:table-cell table:style-name="ce18" office:value-type="float" office:value="27.4718954" calcext:value-type="float">
            <text:p>27.4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91]=1;0;IF(((0.6*[.N91]+0.4*[.E91])*0.95+[.F91]*0.05 -[.M91]+[.I91]*0.05)&gt;100;100;((0.6*[.N91]+0.4*[.E91])*0.95+[.F91]*0.05 -[.M91]+[.I91]*0.05)))" office:value-type="float" office:value="72.439320252" calcext:value-type="float">
            <text:p>7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876009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6</text:p>
          </table:table-cell>
          <table:table-cell table:style-name="ce19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92]=1;0;IF(((0.6*[.N92]+0.4*[.E92])*0.95+[.F92]*0.05 -[.M92]+[.I92]*0.05)&gt;100;100;((0.6*[.N92]+0.4*[.E92])*0.95+[.F92]*0.05 -[.M92]+[.I92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8335454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93]=1;0;IF(((0.6*[.N93]+0.4*[.E93])*0.95+[.F93]*0.05 -[.M93]+[.I93]*0.05)&gt;100;100;((0.6*[.N93]+0.4*[.E93])*0.95+[.F93]*0.05 -[.M93]+[.I93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1522890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1</text:p>
          </table:table-cell>
          <table:table-cell table:style-name="ce19" table:number-columns-repeated="2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94]=1;0;IF(((0.6*[.N94]+0.4*[.E94])*0.95+[.F94]*0.05 -[.M94]+[.I94]*0.05)&gt;100;100;((0.6*[.N94]+0.4*[.E94])*0.95+[.F94]*0.05 -[.M94]+[.I94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521696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No answers to part 1</text:p>
          </table:table-cell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95]=1;0;IF(((0.6*[.N95]+0.4*[.E95])*0.95+[.F95]*0.05 -[.M95]+[.I95]*0.05)&gt;100;100;((0.6*[.N95]+0.4*[.E95])*0.95+[.F95]*0.05 -[.M95]+[.I95]*0.05)))" office:value-type="float" office:value="41.4915904053333" calcext:value-type="float">
            <text:p>41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40668543</text:p>
          </table:table-cell>
          <table:table-cell table:style-name="ce11" office:value-type="float" office:value="81.1947712" calcext:value-type="float">
            <text:p>81.19</text:p>
          </table:table-cell>
          <table:table-cell table:style-name="ce11" office:value-type="float" office:value="51.9529412" calcext:value-type="float">
            <text:p>51.95</text:p>
          </table:table-cell>
          <table:table-cell table:style-name="ce11" office:value-type="float" office:value="96.3058824" calcext:value-type="float">
            <text:p>96.31</text:p>
          </table:table-cell>
          <table:table-cell table:style-name="ce18" office:value-type="float" office:value="76.4845316" calcext:value-type="float">
            <text:p>76.48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1</text:p>
          </table:table-cell>
          <table:table-cell table:style-name="ce19" table:number-columns-repeated="2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96]=1;0;IF(((0.6*[.N96]+0.4*[.E96])*0.95+[.F96]*0.05 -[.M96]+[.I96]*0.05)&gt;100;100;((0.6*[.N96]+0.4*[.E96])*0.95+[.F96]*0.05 -[.M96]+[.I96]*0.05)))" office:value-type="float" office:value="68.264122008" calcext:value-type="float">
            <text:p>6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5560626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1</text:p>
          </table:table-cell>
          <table:table-cell table:style-name="ce19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97]=1;0;IF(((0.6*[.N97]+0.4*[.E97])*0.95+[.F97]*0.05 -[.M97]+[.I97]*0.05)&gt;100;100;((0.6*[.N97]+0.4*[.E97])*0.95+[.F97]*0.05 -[.M97]+[.I97]*0.05)))" office:value-type="float" office:value="39.2" calcext:value-type="float">
            <text:p>3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947545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" calcext:value-type="float">
            <text:p>10.00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8" office:value-type="float" office:value="9.55555555333334" calcext:value-type="float">
            <text:p>9.56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1,A2,A5</text:p>
          </table:table-cell>
          <table:table-cell table:style-name="ce19" table:number-columns-repeated="2"/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98]=1;0;IF(((0.6*[.N98]+0.4*[.E98])*0.95+[.F98]*0.05 -[.M98]+[.I98]*0.05)&gt;100;100;((0.6*[.N98]+0.4*[.E98])*0.95+[.F98]*0.05 -[.M98]+[.I98]*0.05)))" office:value-type="float" office:value="13.6311111102667" calcext:value-type="float">
            <text:p>1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177407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99]=1;0;IF(((0.6*[.N99]+0.4*[.E99])*0.95+[.F99]*0.05 -[.M99]+[.I99]*0.05)&gt;100;100;((0.6*[.N99]+0.4*[.E99])*0.95+[.F99]*0.05 -[.M99]+[.I99]*0.05)))" office:value-type="float" office:value="62" calcext:value-type="float">
            <text:p>6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4759499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00]=1;0;IF(((0.6*[.N100]+0.4*[.E100])*0.95+[.F100]*0.05 -[.M100]+[.I100]*0.05)&gt;100;100;((0.6*[.N100]+0.4*[.E100])*0.95+[.F100]*0.05 -[.M100]+[.I100]*0.05)))" office:value-type="float" office:value="86.2206535891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8780585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01]=1;0;IF(((0.6*[.N101]+0.4*[.E101])*0.95+[.F101]*0.05 -[.M101]+[.I101]*0.05)&gt;100;100;((0.6*[.N101]+0.4*[.E101])*0.95+[.F101]*0.05 -[.M101]+[.I101]*0.05)))" office:value-type="float" office:value="62" calcext:value-type="float">
            <text:p>6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890876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02]=1;0;IF(((0.6*[.N102]+0.4*[.E102])*0.95+[.F102]*0.05 -[.M102]+[.I102]*0.05)&gt;100;100;((0.6*[.N102]+0.4*[.E102])*0.95+[.F102]*0.05 -[.M102]+[.I102]*0.05)))" office:value-type="float" office:value="96.630501088" calcext:value-type="float">
            <text:p>9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8731950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03]=1;0;IF(((0.6*[.N103]+0.4*[.E103])*0.95+[.F103]*0.05 -[.M103]+[.I103]*0.05)&gt;100;100;((0.6*[.N103]+0.4*[.E103])*0.95+[.F103]*0.05 -[.M103]+[.I103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23830448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04]=1;0;IF(((0.6*[.N104]+0.4*[.E104])*0.95+[.F104]*0.05 -[.M104]+[.I104]*0.05)&gt;100;100;((0.6*[.N104]+0.4*[.E104])*0.95+[.F104]*0.05 -[.M104]+[.I104]*0.05)))" office:value-type="float" office:value="67" calcext:value-type="float">
            <text:p>6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3176356</text:p>
          </table:table-cell>
          <table:table-cell table:number-columns-repeated="3" table:style-name="ce11" office:value-type="float" office:value="12.6666667" calcext:value-type="float">
            <text:p>12.67</text:p>
          </table:table-cell>
          <table:table-cell table:style-name="ce18" office:value-type="float" office:value="12.6666667" calcext:value-type="float">
            <text:p>12.67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05]=1;0;IF(((0.6*[.N105]+0.4*[.E105])*0.95+[.F105]*0.05 -[.M105]+[.I105]*0.05)&gt;100;100;((0.6*[.N105]+0.4*[.E105])*0.95+[.F105]*0.05 -[.M105]+[.I105]*0.05)))" office:value-type="float" office:value="44.013333346" calcext:value-type="float">
            <text:p>4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7084336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06]=1;0;IF(((0.6*[.N106]+0.4*[.E106])*0.95+[.F106]*0.05 -[.M106]+[.I106]*0.05)&gt;100;100;((0.6*[.N106]+0.4*[.E106])*0.95+[.F106]*0.05 -[.M106]+[.I106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874991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07]=1;0;IF(((0.6*[.N107]+0.4*[.E107])*0.95+[.F107]*0.05 -[.M107]+[.I107]*0.05)&gt;100;100;((0.6*[.N107]+0.4*[.E107])*0.95+[.F107]*0.05 -[.M107]+[.I107]*0.05)))" office:value-type="float" office:value="39.2" calcext:value-type="float">
            <text:p>3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210773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No answers to part 1</text:p>
          </table:table-cell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108]=1;0;IF(((0.6*[.N108]+0.4*[.E108])*0.95+[.F108]*0.05 -[.M108]+[.I108]*0.05)&gt;100;100;((0.6*[.N108]+0.4*[.E108])*0.95+[.F108]*0.05 -[.M108]+[.I108]*0.05)))" office:value-type="float" office:value="5" calcext:value-type="float">
            <text:p>5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5479958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09]=1;0;IF(((0.6*[.N109]+0.4*[.E109])*0.95+[.F109]*0.05 -[.M109]+[.I109]*0.05)&gt;100;100;((0.6*[.N109]+0.4*[.E109])*0.95+[.F109]*0.05 -[.M109]+[.I109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2882527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10]=1;0;IF(((0.6*[.N110]+0.4*[.E110])*0.95+[.F110]*0.05 -[.M110]+[.I110]*0.05)&gt;100;100;((0.6*[.N110]+0.4*[.E110])*0.95+[.F110]*0.05 -[.M110]+[.I110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1873248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11]=1;0;IF(((0.6*[.N111]+0.4*[.E111])*0.95+[.F111]*0.05 -[.M111]+[.I111]*0.05)&gt;100;100;((0.6*[.N111]+0.4*[.E111])*0.95+[.F111]*0.05 -[.M111]+[.I111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864411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12]=1;0;IF(((0.6*[.N112]+0.4*[.E112])*0.95+[.F112]*0.05 -[.M112]+[.I112]*0.05)&gt;100;100;((0.6*[.N112]+0.4*[.E112])*0.95+[.F112]*0.05 -[.M112]+[.I112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23869545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13]=1;0;IF(((0.6*[.N113]+0.4*[.E113])*0.95+[.F113]*0.05 -[.M113]+[.I113]*0.05)&gt;100;100;((0.6*[.N113]+0.4*[.E113])*0.95+[.F113]*0.05 -[.M113]+[.I113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4733810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5</text:p>
          </table:table-cell>
          <table:table-cell table:style-name="ce19" table:number-columns-repeated="2"/>
          <table:table-cell table:style-name="ce6"/>
          <table:table-cell table:style-name="ce19" office:value-type="float" office:value="40" calcext:value-type="float">
            <text:p>40</text:p>
          </table:table-cell>
          <table:table-cell table:style-name="ce35" table:formula="of:=IF([.P114]=1;0;IF(((0.6*[.N114]+0.4*[.E114])*0.95+[.F114]*0.05 -[.M114]+[.I114]*0.05)&gt;100;100;((0.6*[.N114]+0.4*[.E114])*0.95+[.F114]*0.05 -[.M114]+[.I114]*0.05)))" office:value-type="float" office:value="52.0206535891334" calcext:value-type="float">
            <text:p>5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4594428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15]=1;0;IF(((0.6*[.N115]+0.4*[.E115])*0.95+[.F115]*0.05 -[.M115]+[.I115]*0.05)&gt;100;100;((0.6*[.N115]+0.4*[.E115])*0.95+[.F115]*0.05 -[.M115]+[.I115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259342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16]=1;0;IF(((0.6*[.N116]+0.4*[.E116])*0.95+[.F116]*0.05 -[.M116]+[.I116]*0.05)&gt;100;100;((0.6*[.N116]+0.4*[.E116])*0.95+[.F116]*0.05 -[.M116]+[.I116]*0.05)))" office:value-type="float" office:value="67" calcext:value-type="float">
            <text:p>6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8730413</text:p>
          </table:table-cell>
          <table:table-cell table:style-name="ce11" office:value-type="float" office:value="55.1111111" calcext:value-type="float">
            <text:p>55.11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55.1111111" calcext:value-type="float">
            <text:p>55.11</text:p>
          </table:table-cell>
          <table:table-cell table:style-name="ce18" office:value-type="float" office:value="39.4074074" calcext:value-type="float">
            <text:p>39.4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17]=1;0;IF(((0.6*[.N117]+0.4*[.E117])*0.95+[.F117]*0.05 -[.M117]+[.I117]*0.05)&gt;100;100;((0.6*[.N117]+0.4*[.E117])*0.95+[.F117]*0.05 -[.M117]+[.I117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050094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3</text:p>
          </table:table-cell>
          <table:table-cell table:style-name="ce19" office:value-type="string" calcext:value-type="string">
            <text:p>A7</text:p>
          </table:table-cell>
          <table:table-cell table:style-name="ce19"/>
          <table:table-cell table:style-name="ce6"/>
          <table:table-cell table:style-name="ce19" office:value-type="float" office:value="54" calcext:value-type="float">
            <text:p>54</text:p>
          </table:table-cell>
          <table:table-cell table:style-name="ce35" table:formula="of:=IF([.P118]=1;0;IF(((0.6*[.N118]+0.4*[.E118])*0.95+[.F118]*0.05 -[.M118]+[.I118]*0.05)&gt;100;100;((0.6*[.N118]+0.4*[.E118])*0.95+[.F118]*0.05 -[.M118]+[.I118]*0.05)))" office:value-type="float" office:value="70.410501088" calcext:value-type="float">
            <text:p>7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9072211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19]=1;0;IF(((0.6*[.N119]+0.4*[.E119])*0.95+[.F119]*0.05 -[.M119]+[.I119]*0.05)&gt;100;100;((0.6*[.N119]+0.4*[.E119])*0.95+[.F119]*0.05 -[.M119]+[.I119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0950300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, A5</text:p>
          </table:table-cell>
          <table:table-cell table:style-name="ce19" office:value-type="string" calcext:value-type="string">
            <text:p>A7</text:p>
          </table:table-cell>
          <table:table-cell table:style-name="ce19"/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120]=1;0;IF(((0.6*[.N120]+0.4*[.E120])*0.95+[.F120]*0.05 -[.M120]+[.I120]*0.05)&gt;100;100;((0.6*[.N120]+0.4*[.E120])*0.95+[.F120]*0.05 -[.M120]+[.I120]*0.05)))" office:value-type="float" office:value="33.8133333333333" calcext:value-type="float">
            <text:p>3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5397976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21]=1;0;IF(((0.6*[.N121]+0.4*[.E121])*0.95+[.F121]*0.05 -[.M121]+[.I121]*0.05)&gt;100;100;((0.6*[.N121]+0.4*[.E121])*0.95+[.F121]*0.05 -[.M121]+[.I121]*0.05)))" office:value-type="float" office:value="75.6915904053333" calcext:value-type="float">
            <text:p>7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5649080</text:p>
          </table:table-cell>
          <table:table-cell table:style-name="ce11" office:value-type="float" office:value="26.5333333" calcext:value-type="float">
            <text:p>26.53</text:p>
          </table:table-cell>
          <table:table-cell table:style-name="ce11" office:value-type="float" office:value="8.66666667" calcext:value-type="float">
            <text:p>8.67</text:p>
          </table:table-cell>
          <table:table-cell table:style-name="ce11" office:value-type="float" office:value="0" calcext:value-type="float">
            <text:p>0.00</text:p>
          </table:table-cell>
          <table:table-cell table:style-name="ce18" office:value-type="float" office:value="11.7333333233333" calcext:value-type="float">
            <text:p>11.73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4,A5</text:p>
          </table:table-cell>
          <table:table-cell table:style-name="ce19" office:value-type="string" calcext:value-type="string">
            <text:p>A7</text:p>
          </table:table-cell>
          <table:table-cell table:style-name="ce19"/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122]=1;0;IF(((0.6*[.N122]+0.4*[.E122])*0.95+[.F122]*0.05 -[.M122]+[.I122]*0.05)&gt;100;100;((0.6*[.N122]+0.4*[.E122])*0.95+[.F122]*0.05 -[.M122]+[.I122]*0.05)))" office:value-type="float" office:value="9.45866666286667" calcext:value-type="float">
            <text:p>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24595909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99.3333333" calcext:value-type="float">
            <text:p>99.33</text:p>
          </table:table-cell>
          <table:table-cell table:style-name="ce18" office:value-type="float" office:value="62.4444444333333" calcext:value-type="float">
            <text:p>62.44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23]=1;0;IF(((0.6*[.N123]+0.4*[.E123])*0.95+[.F123]*0.05 -[.M123]+[.I123]*0.05)&gt;100;100;((0.6*[.N123]+0.4*[.E123])*0.95+[.F123]*0.05 -[.M123]+[.I123]*0.05)))" office:value-type="float" office:value="85.7288888846667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254502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</text:p>
          </table:table-cell>
          <table:table-cell table:style-name="ce19" table:number-columns-repeated="2"/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124]=1;0;IF(((0.6*[.N124]+0.4*[.E124])*0.95+[.F124]*0.05 -[.M124]+[.I124]*0.05)&gt;100;100;((0.6*[.N124]+0.4*[.E124])*0.95+[.F124]*0.05 -[.M124]+[.I124]*0.05)))" office:value-type="float" office:value="96.7815904053333" calcext:value-type="float">
            <text:p>9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6427319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5</text:p>
          </table:table-cell>
          <table:table-cell table:style-name="ce19" table:number-columns-repeated="2"/>
          <table:table-cell table:style-name="ce6"/>
          <table:table-cell table:style-name="ce19" office:value-type="float" office:value="40" calcext:value-type="float">
            <text:p>40</text:p>
          </table:table-cell>
          <table:table-cell table:style-name="ce35" table:formula="of:=IF([.P125]=1;0;IF(((0.6*[.N125]+0.4*[.E125])*0.95+[.F125]*0.05 -[.M125]+[.I125]*0.05)&gt;100;100;((0.6*[.N125]+0.4*[.E125])*0.95+[.F125]*0.05 -[.M125]+[.I125]*0.05)))" office:value-type="float" office:value="51.6133333333333" calcext:value-type="float">
            <text:p>5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7778168</text:p>
          </table:table-cell>
          <table:table-cell table:style-name="ce11" office:value-type="float" office:value="28" calcext:value-type="float">
            <text:p>28.00</text:p>
          </table:table-cell>
          <table:table-cell table:style-name="ce11" office:value-type="float" office:value="15.3333333" calcext:value-type="float">
            <text:p>15.33</text:p>
          </table:table-cell>
          <table:table-cell table:style-name="ce11" office:value-type="float" office:value="28" calcext:value-type="float">
            <text:p>28.00</text:p>
          </table:table-cell>
          <table:table-cell table:style-name="ce18" office:value-type="float" office:value="23.7777777666667" calcext:value-type="float">
            <text:p>23.78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26]=1;0;IF(((0.6*[.N126]+0.4*[.E126])*0.95+[.F126]*0.05 -[.M126]+[.I126]*0.05)&gt;100;100;((0.6*[.N126]+0.4*[.E126])*0.95+[.F126]*0.05 -[.M126]+[.I126]*0.05)))" office:value-type="float" office:value="71.0355555513334" calcext:value-type="float">
            <text:p>71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3196974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27]=1;0;IF(((0.6*[.N127]+0.4*[.E127])*0.95+[.F127]*0.05 -[.M127]+[.I127]*0.05)&gt;100;100;((0.6*[.N127]+0.4*[.E127])*0.95+[.F127]*0.05 -[.M127]+[.I127]*0.05)))" office:value-type="float" office:value="63.4206535891334" calcext:value-type="float">
            <text:p>63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8663531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28]=1;0;IF(((0.6*[.N128]+0.4*[.E128])*0.95+[.F128]*0.05 -[.M128]+[.I128]*0.05)&gt;100;100;((0.6*[.N128]+0.4*[.E128])*0.95+[.F128]*0.05 -[.M128]+[.I128]*0.05)))" office:value-type="float" office:value="69.1314161226667" calcext:value-type="float">
            <text:p>69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1509635</text:p>
          </table:table-cell>
          <table:table-cell table:style-name="ce11" office:value-type="float" office:value="90.5882353" calcext:value-type="float">
            <text:p>90.59</text:p>
          </table:table-cell>
          <table:table-cell table:style-name="ce11" office:value-type="float" office:value="71.7647059" calcext:value-type="float">
            <text:p>71.7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4509804" calcext:value-type="float">
            <text:p>87.45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29]=1;0;IF(((0.6*[.N129]+0.4*[.E129])*0.95+[.F129]*0.05 -[.M129]+[.I129]*0.05)&gt;100;100;((0.6*[.N129]+0.4*[.E129])*0.95+[.F129]*0.05 -[.M129]+[.I129]*0.05)))" office:value-type="float" office:value="95.231372552" calcext:value-type="float">
            <text:p>95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221028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Doesn't contain all graphs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30]=1;0;IF(((0.6*[.N130]+0.4*[.E130])*0.95+[.F130]*0.05 -[.M130]+[.I130]*0.05)&gt;100;100;((0.6*[.N130]+0.4*[.E130])*0.95+[.F130]*0.05 -[.M130]+[.I130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8469486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31]=1;0;IF(((0.6*[.N131]+0.4*[.E131])*0.95+[.F131]*0.05 -[.M131]+[.I131]*0.05)&gt;100;100;((0.6*[.N131]+0.4*[.E131])*0.95+[.F131]*0.05 -[.M131]+[.I131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555483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32]=1;0;IF(((0.6*[.N132]+0.4*[.E132])*0.95+[.F132]*0.05 -[.M132]+[.I132]*0.05)&gt;100;100;((0.6*[.N132]+0.4*[.E132])*0.95+[.F132]*0.05 -[.M132]+[.I132]*0.05)))" office:value-type="float" office:value="44.2" calcext:value-type="float">
            <text:p>4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1250484</text:p>
          </table:table-cell>
          <table:table-cell table:style-name="ce11" office:value-type="float" office:value="34.9333333" calcext:value-type="float">
            <text:p>34.93</text:p>
          </table:table-cell>
          <table:table-cell table:style-name="ce11" office:value-type="float" office:value="8.66666667" calcext:value-type="float">
            <text:p>8.67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8" office:value-type="float" office:value="17.6444444333333" calcext:value-type="float">
            <text:p>17.64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33]=1;0;IF(((0.6*[.N133]+0.4*[.E133])*0.95+[.F133]*0.05 -[.M133]+[.I133]*0.05)&gt;100;100;((0.6*[.N133]+0.4*[.E133])*0.95+[.F133]*0.05 -[.M133]+[.I133]*0.05)))" office:value-type="float" office:value="45.9048888846667" calcext:value-type="float">
            <text:p>4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8243948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34]=1;0;IF(((0.6*[.N134]+0.4*[.E134])*0.95+[.F134]*0.05 -[.M134]+[.I134]*0.05)&gt;100;100;((0.6*[.N134]+0.4*[.E134])*0.95+[.F134]*0.05 -[.M134]+[.I134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358439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35]=1;0;IF(((0.6*[.N135]+0.4*[.E135])*0.95+[.F135]*0.05 -[.M135]+[.I135]*0.05)&gt;100;100;((0.6*[.N135]+0.4*[.E135])*0.95+[.F135]*0.05 -[.M135]+[.I135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4238505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A1</text:p>
          </table:table-cell>
          <table:table-cell table:style-name="ce19" office:value-type="string" calcext:value-type="string">
            <text:p>RTE</text:p>
          </table:table-cell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136]=1;0;IF(((0.6*[.N136]+0.4*[.E136])*0.95+[.F136]*0.05 -[.M136]+[.I136]*0.05)&gt;100;100;((0.6*[.N136]+0.4*[.E136])*0.95+[.F136]*0.05 -[.M136]+[.I136]*0.05)))" office:value-type="float" office:value="60.29" calcext:value-type="float">
            <text:p>6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0609153</text:p>
          </table:table-cell>
          <table:table-cell table:style-name="ce11" office:value-type="float" office:value="90.9411765" calcext:value-type="float">
            <text:p>90.94</text:p>
          </table:table-cell>
          <table:table-cell table:style-name="ce11" office:value-type="float" office:value="55.9607843" calcext:value-type="float">
            <text:p>55.9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2.3006536" calcext:value-type="float">
            <text:p>82.3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Partial report, not answer to 1.2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37]=1;0;IF(((0.6*[.N137]+0.4*[.E137])*0.95+[.F137]*0.05 -[.M137]+[.I137]*0.05)&gt;100;100;((0.6*[.N137]+0.4*[.E137])*0.95+[.F137]*0.05 -[.M137]+[.I137]*0.05)))" office:value-type="float" office:value="72.974248368" calcext:value-type="float">
            <text:p>73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578854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6</text:p>
          </table:table-cell>
          <table:table-cell table:style-name="ce19" table:number-columns-repeated="2"/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138]=1;0;IF(((0.6*[.N138]+0.4*[.E138])*0.95+[.F138]*0.05 -[.M138]+[.I138]*0.05)&gt;100;100;((0.6*[.N138]+0.4*[.E138])*0.95+[.F138]*0.05 -[.M138]+[.I138]*0.05)))" office:value-type="float" office:value="90.2214161226667" calcext:value-type="float">
            <text:p>9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1884805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39]=1;0;IF(((0.6*[.N139]+0.4*[.E139])*0.95+[.F139]*0.05 -[.M139]+[.I139]*0.05)&gt;100;100;((0.6*[.N139]+0.4*[.E139])*0.95+[.F139]*0.05 -[.M139]+[.I139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8160215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40]=1;0;IF(((0.6*[.N140]+0.4*[.E140])*0.95+[.F140]*0.05 -[.M140]+[.I140]*0.05)&gt;100;100;((0.6*[.N140]+0.4*[.E140])*0.95+[.F140]*0.05 -[.M140]+[.I140]*0.05)))" office:value-type="float" office:value="72.394945524" calcext:value-type="float">
            <text:p>7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22757048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41]=1;0;IF(((0.6*[.N141]+0.4*[.E141])*0.95+[.F141]*0.05 -[.M141]+[.I141]*0.05)&gt;100;100;((0.6*[.N141]+0.4*[.E141])*0.95+[.F141]*0.05 -[.M141]+[.I141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334508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42]=1;0;IF(((0.6*[.N142]+0.4*[.E142])*0.95+[.F142]*0.05 -[.M142]+[.I142]*0.05)&gt;100;100;((0.6*[.N142]+0.4*[.E142])*0.95+[.F142]*0.05 -[.M142]+[.I142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8879103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43]=1;0;IF(((0.6*[.N143]+0.4*[.E143])*0.95+[.F143]*0.05 -[.M143]+[.I143]*0.05)&gt;100;100;((0.6*[.N143]+0.4*[.E143])*0.95+[.F143]*0.05 -[.M143]+[.I143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1325990</text:p>
          </table:table-cell>
          <table:table-cell table:style-name="ce11" office:value-type="float" office:value="76" calcext:value-type="float">
            <text:p>76.00</text:p>
          </table:table-cell>
          <table:table-cell table:style-name="ce11" office:value-type="float" office:value="35.2418301" calcext:value-type="float">
            <text:p>35.2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0.4139433666667" calcext:value-type="float">
            <text:p>70.41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אתה לא יכול להשתמש ב-p(s), ההתפלגות לא ידועה לך. אבל גם אז, הוספת במעבר השני מכפלה שלא הייתה אמורה להופיע בנוסחא ושיבשה את המשך הפיתוח.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44]=1;0;IF(((0.6*[.N144]+0.4*[.E144])*0.95+[.F144]*0.05 -[.M144]+[.I144]*0.05)&gt;100;100;((0.6*[.N144]+0.4*[.E144])*0.95+[.F144]*0.05 -[.M144]+[.I144]*0.05)))" office:value-type="float" office:value="65.9572984793334" calcext:value-type="float">
            <text:p>6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5114413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57" calcext:value-type="float">
            <text:p>57</text:p>
          </table:table-cell>
          <table:table-cell table:style-name="ce35" table:formula="of:=IF([.P145]=1;0;IF(((0.6*[.N145]+0.4*[.E145])*0.95+[.F145]*0.05 -[.M145]+[.I145]*0.05)&gt;100;100;((0.6*[.N145]+0.4*[.E145])*0.95+[.F145]*0.05 -[.M145]+[.I145]*0.05)))" office:value-type="float" office:value="66.7106535891333" calcext:value-type="float">
            <text:p>6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42611274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46]=1;0;IF(((0.6*[.N146]+0.4*[.E146])*0.95+[.F146]*0.05 -[.M146]+[.I146]*0.05)&gt;100;100;((0.6*[.N146]+0.4*[.E146])*0.95+[.F146]*0.05 -[.M146]+[.I146]*0.05)))" office:value-type="float" office:value="73.830501088" calcext:value-type="float">
            <text:p>74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8898053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47]=1;0;IF(((0.6*[.N147]+0.4*[.E147])*0.95+[.F147]*0.05 -[.M147]+[.I147]*0.05)&gt;100;100;((0.6*[.N147]+0.4*[.E147])*0.95+[.F147]*0.05 -[.M147]+[.I147]*0.05)))" office:value-type="float" office:value="96.630501088" calcext:value-type="float">
            <text:p>9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1591689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48]=1;0;IF(((0.6*[.N148]+0.4*[.E148])*0.95+[.F148]*0.05 -[.M148]+[.I148]*0.05)&gt;100;100;((0.6*[.N148]+0.4*[.E148])*0.95+[.F148]*0.05 -[.M148]+[.I148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2498272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49]=1;0;IF(((0.6*[.N149]+0.4*[.E149])*0.95+[.F149]*0.05 -[.M149]+[.I149]*0.05)&gt;100;100;((0.6*[.N149]+0.4*[.E149])*0.95+[.F149]*0.05 -[.M149]+[.I149]*0.05)))" office:value-type="float" office:value="62" calcext:value-type="float">
            <text:p>6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1085776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50]=1;0;IF(((0.6*[.N150]+0.4*[.E150])*0.95+[.F150]*0.05 -[.M150]+[.I150]*0.05)&gt;100;100;((0.6*[.N150]+0.4*[.E150])*0.95+[.F150]*0.05 -[.M150]+[.I150]*0.05)))" office:value-type="float" office:value="96.9314161226667" calcext:value-type="float">
            <text:p>9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2370514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51]=1;0;IF(((0.6*[.N151]+0.4*[.E151])*0.95+[.F151]*0.05 -[.M151]+[.I151]*0.05)&gt;100;100;((0.6*[.N151]+0.4*[.E151])*0.95+[.F151]*0.05 -[.M151]+[.I151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4468474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52]=1;0;IF(((0.6*[.N152]+0.4*[.E152])*0.95+[.F152]*0.05 -[.M152]+[.I152]*0.05)&gt;100;100;((0.6*[.N152]+0.4*[.E152])*0.95+[.F152]*0.05 -[.M152]+[.I152]*0.05)))" office:value-type="float" office:value="85.8133333333334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2496434</text:p>
          </table:table-cell>
          <table:table-cell table:style-name="ce11" office:value-type="float" office:value="34.0653595" calcext:value-type="float">
            <text:p>34.07</text:p>
          </table:table-cell>
          <table:table-cell table:style-name="ce11" office:value-type="float" office:value="34.7320261" calcext:value-type="float">
            <text:p>34.73</text:p>
          </table:table-cell>
          <table:table-cell table:style-name="ce11" office:value-type="float" office:value="34.5098039" calcext:value-type="float">
            <text:p>34.51</text:p>
          </table:table-cell>
          <table:table-cell table:style-name="ce18" office:value-type="float" office:value="34.4357298333333" calcext:value-type="float">
            <text:p>34.44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53]=1;0;IF(((0.6*[.N153]+0.4*[.E153])*0.95+[.F153]*0.05 -[.M153]+[.I153]*0.05)&gt;100;100;((0.6*[.N153]+0.4*[.E153])*0.95+[.F153]*0.05 -[.M153]+[.I153]*0.05)))" office:value-type="float" office:value="80.0855773366667" calcext:value-type="float">
            <text:p>8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6" office:value-type="string" calcext:value-type="string">
            <text:p>ilinetg-0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Empty details file</text:p>
          </table:table-cell>
          <table:table-cell table:style-name="ce6" office:value-type="float" office:value="-5" calcext:value-type="float">
            <text:p>-5</text:p>
          </table:table-cell>
          <table:table-cell table:style-name="ce19" office:value-type="float" office:value="100" calcext:value-type="float">
            <text:p>100</text:p>
          </table:table-cell>
          <table:table-cell table:style-name="ce35" table:formula="of:=IF([.P154]=1;0;IF(((0.6*[.N154]+0.4*[.E154])*0.95+[.F154]*0.05 -[.M154]+[.I154]*0.05)&gt;100;100;((0.6*[.N154]+0.4*[.E154])*0.95+[.F154]*0.05 -[.M154]+[.I154]*0.05)))" office:value-type="float" office:value="95.8133333333334" calcext:value-type="float">
            <text:p>9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4225148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55]=1;0;IF(((0.6*[.N155]+0.4*[.E155])*0.95+[.F155]*0.05 -[.M155]+[.I155]*0.05)&gt;100;100;((0.6*[.N155]+0.4*[.E155])*0.95+[.F155]*0.05 -[.M155]+[.I155]*0.05))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14025057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56]=1;0;IF(((0.6*[.N156]+0.4*[.E156])*0.95+[.F156]*0.05 -[.M156]+[.I156]*0.05)&gt;100;100;((0.6*[.N156]+0.4*[.E156])*0.95+[.F156]*0.05 -[.M156]+[.I156]*0.05)))" office:value-type="float" office:value="90.8133333333334" calcext:value-type="float">
            <text:p>91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7966663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9" office:value-type="string" calcext:value-type="string">
            <text:p>A3</text:p>
          </table:table-cell>
          <table:table-cell table:style-name="ce19" table:number-columns-repeated="2"/>
          <table:table-cell table:style-name="ce6"/>
          <table:table-cell table:style-name="ce19" office:value-type="float" office:value="97" calcext:value-type="float">
            <text:p>97</text:p>
          </table:table-cell>
          <table:table-cell table:style-name="ce35" table:formula="of:=IF([.P157]=1;0;IF(((0.6*[.N157]+0.4*[.E157])*0.95+[.F157]*0.05 -[.M157]+[.I157]*0.05)&gt;100;100;((0.6*[.N157]+0.4*[.E157])*0.95+[.F157]*0.05 -[.M157]+[.I157]*0.05)))" office:value-type="float" office:value="98.484945524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2401855</text:p>
          </table:table-cell>
          <table:table-cell table:style-name="ce11" office:value-type="float" office:value="52.5673203" calcext:value-type="float">
            <text:p>52.57</text:p>
          </table:table-cell>
          <table:table-cell table:style-name="ce11" office:value-type="float" office:value="39.2183007" calcext:value-type="float">
            <text:p>39.22</text:p>
          </table:table-cell>
          <table:table-cell table:style-name="ce11" office:value-type="float" office:value="60.6797386" calcext:value-type="float">
            <text:p>60.68</text:p>
          </table:table-cell>
          <table:table-cell table:style-name="ce18" office:value-type="float" office:value="50.8217865333333" calcext:value-type="float">
            <text:p>50.8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A2,A3</text:p>
          </table:table-cell>
          <table:table-cell table:style-name="ce19"/>
          <table:table-cell table:style-name="ce19" office:value-type="string" calcext:value-type="string">
            <text:p>Partial report</text:p>
          </table:table-cell>
          <table:table-cell table:style-name="ce6"/>
          <table:table-cell table:style-name="ce19" office:value-type="float" office:value="94" calcext:value-type="float">
            <text:p>94</text:p>
          </table:table-cell>
          <table:table-cell table:style-name="ce35" table:formula="of:=IF([.P158]=1;0;IF(((0.6*[.N158]+0.4*[.E158])*0.95+[.F158]*0.05 -[.M158]+[.I158]*0.05)&gt;100;100;((0.6*[.N158]+0.4*[.E158])*0.95+[.F158]*0.05 -[.M158]+[.I158]*0.05)))" office:value-type="float" office:value="75.3922788826667" calcext:value-type="float">
            <text:p>75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07866880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59]=1;0;IF(((0.6*[.N159]+0.4*[.E159])*0.95+[.F159]*0.05 -[.M159]+[.I159]*0.05)&gt;100;100;((0.6*[.N159]+0.4*[.E159])*0.95+[.F159]*0.05 -[.M159]+[.I159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8911054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0]=1;0;IF(((0.6*[.N160]+0.4*[.E160])*0.95+[.F160]*0.05 -[.M160]+[.I160]*0.05)&gt;100;100;((0.6*[.N160]+0.4*[.E160])*0.95+[.F160]*0.05 -[.M160]+[.I160]*0.05)))" office:value-type="float" office:value="91.2206535891334" calcext:value-type="float">
            <text:p>91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473389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1]=1;0;IF(((0.6*[.N161]+0.4*[.E161])*0.95+[.F161]*0.05 -[.M161]+[.I161]*0.05)&gt;100;100;((0.6*[.N161]+0.4*[.E161])*0.95+[.F161]*0.05 -[.M161]+[.I161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212924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2]=1;0;IF(((0.6*[.N162]+0.4*[.E162])*0.95+[.F162]*0.05 -[.M162]+[.I162]*0.05)&gt;100;100;((0.6*[.N162]+0.4*[.E162])*0.95+[.F162]*0.05 -[.M162]+[.I162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5233221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3]=1;0;IF(((0.6*[.N163]+0.4*[.E163])*0.95+[.F163]*0.05 -[.M163]+[.I163]*0.05)&gt;100;100;((0.6*[.N163]+0.4*[.E163])*0.95+[.F163]*0.05 -[.M163]+[.I163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21193929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4]=1;0;IF(((0.6*[.N164]+0.4*[.E164])*0.95+[.F164]*0.05 -[.M164]+[.I164]*0.05)&gt;100;100;((0.6*[.N164]+0.4*[.E164])*0.95+[.F164]*0.05 -[.M164]+[.I164]*0.05)))" office:value-type="float" office:value="100" calcext:value-type="float">
            <text:p>100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24429216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5]=1;0;IF(((0.6*[.N165]+0.4*[.E165])*0.95+[.F165]*0.05 -[.M165]+[.I165]*0.05)&gt;100;100;((0.6*[.N165]+0.4*[.E165])*0.95+[.F165]*0.05 -[.M165]+[.I165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2253719</text:p>
          </table:table-cell>
          <table:table-cell table:style-name="ce11" office:value-type="float" office:value="82.4627451" calcext:value-type="float">
            <text:p>82.46</text:p>
          </table:table-cell>
          <table:table-cell table:style-name="ce11" office:value-type="float" office:value="62.5568627" calcext:value-type="float">
            <text:p>62.56</text:p>
          </table:table-cell>
          <table:table-cell table:style-name="ce11" office:value-type="float" office:value="84.3163399" calcext:value-type="float">
            <text:p>84.32</text:p>
          </table:table-cell>
          <table:table-cell table:style-name="ce18" office:value-type="float" office:value="76.4453159" calcext:value-type="float">
            <text:p>76.45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6]=1;0;IF(((0.6*[.N166]+0.4*[.E166])*0.95+[.F166]*0.05 -[.M166]+[.I166]*0.05)&gt;100;100;((0.6*[.N166]+0.4*[.E166])*0.95+[.F166]*0.05 -[.M166]+[.I166]*0.05)))" office:value-type="float" office:value="91.049220042" calcext:value-type="float">
            <text:p>91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3298424</text:p>
          </table:table-cell>
          <table:table-cell table:style-name="ce11" office:value-type="float" office:value="82" calcext:value-type="float">
            <text:p>82.00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777777766667" calcext:value-type="float">
            <text:p>63.78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7]=1;0;IF(((0.6*[.N167]+0.4*[.E167])*0.95+[.F167]*0.05 -[.M167]+[.I167]*0.05)&gt;100;100;((0.6*[.N167]+0.4*[.E167])*0.95+[.F167]*0.05 -[.M167]+[.I167]*0.05)))" office:value-type="float" office:value="86.2355555551333" calcext:value-type="float">
            <text:p>86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0168727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68]=1;0;IF(((0.6*[.N168]+0.4*[.E168])*0.95+[.F168]*0.05 -[.M168]+[.I168]*0.05)&gt;100;100;((0.6*[.N168]+0.4*[.E168])*0.95+[.F168]*0.05 -[.M168]+[.I168]*0.05)))" office:value-type="float" office:value="98.4915904053333" calcext:value-type="float">
            <text:p>98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5781070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59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" calcext:value-type="float">
            <text:p>87.36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/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69]=1;0;IF(((0.6*[.N169]+0.4*[.E169])*0.95+[.F169]*0.05 -[.M169]+[.I169]*0.05)&gt;100;100;((0.6*[.N169]+0.4*[.E169])*0.95+[.F169]*0.05 -[.M169]+[.I169]*0.05)))" office:value-type="float" office:value="72.394945524" calcext:value-type="float">
            <text:p>7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17049815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A1</text:p>
          </table:table-cell>
          <table:table-cell table:style-name="ce19" office:value-type="string" calcext:value-type="string">
            <text:p>No module named 'init_centroids'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70]=1;0;IF(((0.6*[.N170]+0.4*[.E170])*0.95+[.F170]*0.05 -[.M170]+[.I170]*0.05)&gt;100;100;((0.6*[.N170]+0.4*[.E170])*0.95+[.F170]*0.05 -[.M170]+[.I170]*0.05)))" office:value-type="float" office:value="39.2" calcext:value-type="float">
            <text:p>39</text:p>
          </table:table-cell>
          <table:table-cell table:style-name="ce42"/>
          <table:table-cell table:number-columns-repeated="1008"/>
        </table:table-row>
        <table:table-row table:style-name="ro3">
          <table:table-cell office:value-type="string" calcext:value-type="string">
            <text:p>2120860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 module named 'init_centroids'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5" table:formula="of:=IF([.P171]=1;0;IF(((0.6*[.N171]+0.4*[.E171])*0.95+[.F171]*0.05 -[.M171]+[.I171]*0.05)&gt;100;100;((0.6*[.N171]+0.4*[.E171])*0.95+[.F171]*0.05 -[.M171]+[.I171]*0.05)))" office:value-type="float" office:value="67" calcext:value-type="float">
            <text:p>67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4" office:value-type="string" calcext:value-type="string">
            <text:p>203494679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9" table:number-columns-repeated="3"/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72]=1;0;IF(((0.6*[.N172]+0.4*[.E172])*0.95+[.F172]*0.05 -[.M172]+[.I172]*0.05)&gt;100;100;((0.6*[.N172]+0.4*[.E172])*0.95+[.F172]*0.05 -[.M172]+[.I172]*0.05)))" office:value-type="float" office:value="91.9314161226667" calcext:value-type="float">
            <text:p>92</text:p>
          </table:table-cell>
          <table:table-cell table:style-name="ce42"/>
          <table:table-cell table:number-columns-repeated="1008"/>
        </table:table-row>
        <table:table-row table:style-name="ro2">
          <table:table-cell table:style-name="ce2" office:value-type="string" calcext:value-type="string">
            <text:p>324686492</text:p>
          </table:table-cell>
          <table:table-cell table:style-name="ce11" office:value-type="float" office:value="95.7568628" calcext:value-type="float">
            <text:p>95.76</text:p>
          </table:table-cell>
          <table:table-cell table:style-name="ce11" office:value-type="float" office:value="88.5542484" calcext:value-type="float">
            <text:p>88.55</text:p>
          </table:table-cell>
          <table:table-cell table:style-name="ce11" office:value-type="float" office:value="98.1098039" calcext:value-type="float">
            <text:p>98.11</text:p>
          </table:table-cell>
          <table:table-cell table:style-name="ce18" office:value-type="float" office:value="94.1403050333333" calcext:value-type="float">
            <text:p>94.1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73]=1;0;IF(((0.6*[.N173]+0.4*[.E173])*0.95+[.F173]*0.05 -[.M173]+[.I173]*0.05)&gt;100;100;((0.6*[.N173]+0.4*[.E173])*0.95+[.F173]*0.05 -[.M173]+[.I173]*0.05)))" office:value-type="float" office:value="97.7733159126667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007087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RTE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174]=1;0;IF(((0.6*[.N174]+0.4*[.E174])*0.95+[.F174]*0.05 -[.M174]+[.I174]*0.05)&gt;100;100;((0.6*[.N174]+0.4*[.E174])*0.95+[.F174]*0.05 -[.M174]+[.I174]*0.05)))" office:value-type="float" office:value="39.2" calcext:value-type="float">
            <text:p>3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938464</text:p>
          </table:table-cell>
          <table:table-cell table:style-name="ce11" office:value-type="float" office:value="81.8823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444433333" calcext:value-type="float">
            <text:p>63.7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75]=1;0;IF(((0.6*[.N175]+0.4*[.E175])*0.95+[.F175]*0.05 -[.M175]+[.I175]*0.05)&gt;100;100;((0.6*[.N175]+0.4*[.E175])*0.95+[.F175]*0.05 -[.M175]+[.I175]*0.05)))" office:value-type="float" office:value="86.2206468884667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0767643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76]=1;0;IF(((0.6*[.N176]+0.4*[.E176])*0.95+[.F176]*0.05 -[.M176]+[.I176]*0.05)&gt;100;100;((0.6*[.N176]+0.4*[.E176])*0.95+[.F176]*0.05 -[.M176]+[.I176]*0.05)))" office:value-type="float" office:value="77.2" calcext:value-type="float">
            <text:p>7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533151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 table:number-columns-repeated="3"/>
          <table:table-cell table:style-name="ce19" office:value-type="float" office:value="43" calcext:value-type="float">
            <text:p>43</text:p>
          </table:table-cell>
          <table:table-cell table:style-name="ce35" table:formula="of:=IF([.P177]=1;0;IF(((0.6*[.N177]+0.4*[.E177])*0.95+[.F177]*0.05 -[.M177]+[.I177]*0.05)&gt;100;100;((0.6*[.N177]+0.4*[.E177])*0.95+[.F177]*0.05 -[.M177]+[.I177]*0.05)))" office:value-type="float" office:value="66.0015904053333" calcext:value-type="float">
            <text:p>6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4711193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78]=1;0;IF(((0.6*[.N178]+0.4*[.E178])*0.95+[.F178]*0.05 -[.M178]+[.I178]*0.05)&gt;100;100;((0.6*[.N178]+0.4*[.E178])*0.95+[.F178]*0.05 -[.M178]+[.I178]*0.05)))" office:value-type="float" office:value="63.4206535891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6" office:value-type="string" calcext:value-type="string">
            <text:p>krukfel-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 EX1</text:p>
          </table:table-cell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179]=1;0;IF(((0.6*[.N179]+0.4*[.E179])*0.95+[.F179]*0.05 -[.M179]+[.I179]*0.05)&gt;100;100;((0.6*[.N179]+0.4*[.E179])*0.95+[.F179]*0.05 -[.M179]+[.I179]*0.05)))" office:value-type="float" office:value="0" calcext:value-type="float">
            <text:p>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501230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0]=1;0;IF(((0.6*[.N180]+0.4*[.E180])*0.95+[.F180]*0.05 -[.M180]+[.I180]*0.05)&gt;100;100;((0.6*[.N180]+0.4*[.E180])*0.95+[.F180]*0.05 -[.M180]+[.I180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451927</text:p>
          </table:table-cell>
          <table:table-cell table:style-name="ce11" office:value-type="float" office:value="78.3712418" calcext:value-type="float">
            <text:p>78.37</text:p>
          </table:table-cell>
          <table:table-cell table:style-name="ce11" office:value-type="float" office:value="7.33333333" calcext:value-type="float">
            <text:p>7.33</text:p>
          </table:table-cell>
          <table:table-cell table:style-name="ce11" office:value-type="float" office:value="96.3058824" calcext:value-type="float">
            <text:p>96.31</text:p>
          </table:table-cell>
          <table:table-cell table:style-name="ce18" office:value-type="float" office:value="60.67015251" calcext:value-type="float">
            <text:p>60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81]=1;0;IF(((0.6*[.N181]+0.4*[.E181])*0.95+[.F181]*0.05 -[.M181]+[.I181]*0.05)&gt;100;100;((0.6*[.N181]+0.4*[.E181])*0.95+[.F181]*0.05 -[.M181]+[.I181]*0.05)))" office:value-type="float" office:value="62.2546579538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116483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82]=1;0;IF(((0.6*[.N182]+0.4*[.E182])*0.95+[.F182]*0.05 -[.M182]+[.I182]*0.05)&gt;100;100;((0.6*[.N182]+0.4*[.E182])*0.95+[.F182]*0.05 -[.M182]+[.I182]*0.05)))" office:value-type="float" office:value="63.0133333333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790018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2222222" calcext:value-type="float">
            <text:p>90.22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5.956427" calcext:value-type="float">
            <text:p>95.96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3]=1;0;IF(((0.6*[.N183]+0.4*[.E183])*0.95+[.F183]*0.05 -[.M183]+[.I183]*0.05)&gt;100;100;((0.6*[.N183]+0.4*[.E183])*0.95+[.F183]*0.05 -[.M183]+[.I183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238596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3</text:p>
          </table:table-cell>
          <table:table-cell table:style-name="ce6"/>
          <table:table-cell table:style-name="ce30" office:value-type="string" calcext:value-type="string" table:number-columns-spanned="2" table:number-rows-spanned="1">
            <text:p>No module named 'init_centroids' + Partial report</text:p>
          </table:table-cell>
          <table:covered-table-cell table:style-name="ce33"/>
          <table:table-cell table:style-name="ce19" office:value-type="float" office:value="97" calcext:value-type="float">
            <text:p>97</text:p>
          </table:table-cell>
          <table:table-cell table:style-name="ce35" table:formula="of:=IF([.P184]=1;0;IF(((0.6*[.N184]+0.4*[.E184])*0.95+[.F184]*0.05 -[.M184]+[.I184]*0.05)&gt;100;100;((0.6*[.N184]+0.4*[.E184])*0.95+[.F184]*0.05 -[.M184]+[.I184]*0.05)))" office:value-type="float" office:value="57.79" calcext:value-type="float">
            <text:p>5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399146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5]=1;0;IF(((0.6*[.N185]+0.4*[.E185])*0.95+[.F185]*0.05 -[.M185]+[.I185]*0.05)&gt;100;100;((0.6*[.N185]+0.4*[.E185])*0.95+[.F185]*0.05 -[.M185]+[.I185]*0.05)))" office:value-type="float" office:value="91.2206535891334" calcext:value-type="float">
            <text:p>9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11329651</text:p>
          </table:table-cell>
          <table:table-cell table:number-columns-repeated="3" table:style-name="ce11" office:value-type="float" office:value="35.7830065" calcext:value-type="float">
            <text:p>35.78</text:p>
          </table:table-cell>
          <table:table-cell table:style-name="ce18" office:value-type="float" office:value="35.7830065" calcext:value-type="float">
            <text:p>35.78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6]=1;0;IF(((0.6*[.N186]+0.4*[.E186])*0.95+[.F186]*0.05 -[.M186]+[.I186]*0.05)&gt;100;100;((0.6*[.N186]+0.4*[.E186])*0.95+[.F186]*0.05 -[.M186]+[.I186]*0.05)))" office:value-type="float" office:value="75.59754247" calcext:value-type="float">
            <text:p>7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42480456</text:p>
          </table:table-cell>
          <table:table-cell table:style-name="ce11" office:value-type="float" office:value="54.3163399" calcext:value-type="float">
            <text:p>54.32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75.0405229" calcext:value-type="float">
            <text:p>75.04</text:p>
          </table:table-cell>
          <table:table-cell table:style-name="ce18" office:value-type="float" office:value="45.7856209333333" calcext:value-type="float">
            <text:p>45.79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7]=1;0;IF(((0.6*[.N187]+0.4*[.E187])*0.95+[.F187]*0.05 -[.M187]+[.I187]*0.05)&gt;100;100;((0.6*[.N187]+0.4*[.E187])*0.95+[.F187]*0.05 -[.M187]+[.I187]*0.05)))" office:value-type="float" office:value="79.3985359546667" calcext:value-type="float">
            <text:p>7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40514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8]=1;0;IF(((0.6*[.N188]+0.4*[.E188])*0.95+[.F188]*0.05 -[.M188]+[.I188]*0.05)&gt;100;100;((0.6*[.N188]+0.4*[.E188])*0.95+[.F188]*0.05 -[.M188]+[.I188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2228101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89]=1;0;IF(((0.6*[.N189]+0.4*[.E189])*0.95+[.F189]*0.05 -[.M189]+[.I189]*0.05)&gt;100;100;((0.6*[.N189]+0.4*[.E189])*0.95+[.F189]*0.05 -[.M189]+[.I189]*0.05)))" office:value-type="float" office:value="86.2206535891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445388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31" office:value-type="string" calcext:value-type="string" table:number-columns-spanned="2" table:number-rows-spanned="1">
            <text:p>No module named 'init_centroids'</text:p>
          </table:table-cell>
          <table:covered-table-cell table:style-name="ce33"/>
          <table:table-cell table:style-name="ce19" office:value-type="float" office:value="60" calcext:value-type="float">
            <text:p>60</text:p>
          </table:table-cell>
          <table:table-cell table:style-name="ce35" table:formula="of:=IF([.P190]=1;0;IF(((0.6*[.N190]+0.4*[.E190])*0.95+[.F190]*0.05 -[.M190]+[.I190]*0.05)&gt;100;100;((0.6*[.N190]+0.4*[.E190])*0.95+[.F190]*0.05 -[.M190]+[.I190]*0.05)))" office:value-type="float" office:value="39.2" calcext:value-type="float">
            <text:p>3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249791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91]=1;0;IF(((0.6*[.N191]+0.4*[.E191])*0.95+[.F191]*0.05 -[.M191]+[.I191]*0.05)&gt;100;100;((0.6*[.N191]+0.4*[.E191])*0.95+[.F191]*0.05 -[.M191]+[.I191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541739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92]=1;0;IF(((0.6*[.N192]+0.4*[.E192])*0.95+[.F192]*0.05 -[.M192]+[.I192]*0.05)&gt;100;100;((0.6*[.N192]+0.4*[.E192])*0.95+[.F192]*0.05 -[.M192]+[.I192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412950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string" calcext:value-type="string">
            <text:p>RTE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193]=1;0;IF(((0.6*[.N193]+0.4*[.E193])*0.95+[.F193]*0.05 -[.M193]+[.I193]*0.05)&gt;100;100;((0.6*[.N193]+0.4*[.E193])*0.95+[.F193]*0.05 -[.M193]+[.I193]*0.05)))" office:value-type="float" office:value="67" calcext:value-type="float">
            <text:p>6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4326398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94]=1;0;IF(((0.6*[.N194]+0.4*[.E194])*0.95+[.F194]*0.05 -[.M194]+[.I194]*0.05)&gt;100;100;((0.6*[.N194]+0.4*[.E194])*0.95+[.F194]*0.05 -[.M194]+[.I194]*0.05)))" office:value-type="float" office:value="90.8133333333334" calcext:value-type="float">
            <text:p>9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9288777</text:p>
          </table:table-cell>
          <table:table-cell table:style-name="ce11" office:value-type="float" office:value="81.0588235" calcext:value-type="float">
            <text:p>81.06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4640522766667" calcext:value-type="float">
            <text:p>63.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3</text:p>
          </table:table-cell>
          <table:table-cell table:style-name="ce6" table:number-columns-repeated="3"/>
          <table:table-cell table:style-name="ce19" office:value-type="float" office:value="57" calcext:value-type="float">
            <text:p>57</text:p>
          </table:table-cell>
          <table:table-cell table:style-name="ce35" table:formula="of:=IF([.P195]=1;0;IF(((0.6*[.N195]+0.4*[.E195])*0.95+[.F195]*0.05 -[.M195]+[.I195]*0.05)&gt;100;100;((0.6*[.N195]+0.4*[.E195])*0.95+[.F195]*0.05 -[.M195]+[.I195]*0.05)))" office:value-type="float" office:value="61.6063398651334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36089891</text:p>
          </table:table-cell>
          <table:table-cell table:style-name="ce11" office:value-type="float" office:value="35.4718954" calcext:value-type="float">
            <text:p>35.47</text:p>
          </table:table-cell>
          <table:table-cell table:style-name="ce11" office:value-type="float" office:value="36.8052288" calcext:value-type="float">
            <text:p>36.81</text:p>
          </table:table-cell>
          <table:table-cell table:style-name="ce11" office:value-type="float" office:value="36.7398693" calcext:value-type="float">
            <text:p>36.74</text:p>
          </table:table-cell>
          <table:table-cell table:style-name="ce18" office:value-type="float" office:value="36.3389978333333" calcext:value-type="float">
            <text:p>36.3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196]=1;0;IF(((0.6*[.N196]+0.4*[.E196])*0.95+[.F196]*0.05 -[.M196]+[.I196]*0.05)&gt;100;100;((0.6*[.N196]+0.4*[.E196])*0.95+[.F196]*0.05 -[.M196]+[.I196]*0.05)))" office:value-type="float" office:value="53.0088191766667" calcext:value-type="float">
            <text:p>5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147904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97]=1;0;IF(((0.6*[.N197]+0.4*[.E197])*0.95+[.F197]*0.05 -[.M197]+[.I197]*0.05)&gt;100;100;((0.6*[.N197]+0.4*[.E197])*0.95+[.F197]*0.05 -[.M197]+[.I197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5132599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198]=1;0;IF(((0.6*[.N198]+0.4*[.E198])*0.95+[.F198]*0.05 -[.M198]+[.I198]*0.05)&gt;100;100;((0.6*[.N198]+0.4*[.E198])*0.95+[.F198]*0.05 -[.M198]+[.I198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3005785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3</text:p>
          </table:table-cell>
          <table:table-cell table:style-name="ce6" table:number-columns-repeated="3"/>
          <table:table-cell table:style-name="ce19" office:value-type="float" office:value="97" calcext:value-type="float">
            <text:p>97</text:p>
          </table:table-cell>
          <table:table-cell table:style-name="ce35" table:formula="of:=IF([.P199]=1;0;IF(((0.6*[.N199]+0.4*[.E199])*0.95+[.F199]*0.05 -[.M199]+[.I199]*0.05)&gt;100;100;((0.6*[.N199]+0.4*[.E199])*0.95+[.F199]*0.05 -[.M199]+[.I199]*0.05)))" office:value-type="float" office:value="96.7815904053333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7" office:value-type="string" calcext:value-type="string">
            <text:p>315635870</text:p>
          </table:table-cell>
          <table:table-cell table:style-name="ce11" office:value-type="float" office:value="78.3712418" calcext:value-type="float">
            <text:p>78.37</text:p>
          </table:table-cell>
          <table:table-cell table:style-name="ce11" office:value-type="float" office:value="7.33333333" calcext:value-type="float">
            <text:p>7.33</text:p>
          </table:table-cell>
          <table:table-cell table:style-name="ce11" office:value-type="float" office:value="96.3058824" calcext:value-type="float">
            <text:p>96.31</text:p>
          </table:table-cell>
          <table:table-cell table:style-name="ce18" office:value-type="float" office:value="60.67015251" calcext:value-type="float">
            <text:p>60.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 table:number-columns-repeated="3"/>
          <table:table-cell table:style-name="ce19" office:value-type="float" office:value="43" calcext:value-type="float">
            <text:p>43</text:p>
          </table:table-cell>
          <table:table-cell table:style-name="ce35" table:formula="of:=IF([.P200]=1;0;IF(((0.6*[.N200]+0.4*[.E200])*0.95+[.F200]*0.05 -[.M200]+[.I200]*0.05)&gt;100;100;((0.6*[.N200]+0.4*[.E200])*0.95+[.F200]*0.05 -[.M200]+[.I200]*0.05)))" office:value-type="float" office:value="52.5646579538" calcext:value-type="float">
            <text:p>5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134956</text:p>
          </table:table-cell>
          <table:table-cell table:style-name="ce11" office:value-type="float" office:value="90.5882353" calcext:value-type="float">
            <text:p>90.59</text:p>
          </table:table-cell>
          <table:table-cell table:style-name="ce11" office:value-type="float" office:value="71.7647059" calcext:value-type="float">
            <text:p>71.7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4509804" calcext:value-type="float">
            <text:p>87.4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1]=1;0;IF(((0.6*[.N201]+0.4*[.E201])*0.95+[.F201]*0.05 -[.M201]+[.I201]*0.05)&gt;100;100;((0.6*[.N201]+0.4*[.E201])*0.95+[.F201]*0.05 -[.M201]+[.I201]*0.05)))" office:value-type="float" office:value="95.231372552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3466955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2]=1;0;IF(((0.6*[.N202]+0.4*[.E202])*0.95+[.F202]*0.05 -[.M202]+[.I202]*0.05)&gt;100;100;((0.6*[.N202]+0.4*[.E202])*0.95+[.F202]*0.05 -[.M202]+[.I202]*0.05)))" office:value-type="float" office:value="86.2206535891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851445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3]=1;0;IF(((0.6*[.N203]+0.4*[.E203])*0.95+[.F203]*0.05 -[.M203]+[.I203]*0.05)&gt;100;100;((0.6*[.N203]+0.4*[.E203])*0.95+[.F203]*0.05 -[.M203]+[.I203]*0.05)))" office:value-type="float" office:value="96.9314161226667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125806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6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333333" calcext:value-type="float">
            <text:p>87.36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4]=1;0;IF(((0.6*[.N204]+0.4*[.E204])*0.95+[.F204]*0.05 -[.M204]+[.I204]*0.05)&gt;100;100;((0.6*[.N204]+0.4*[.E204])*0.95+[.F204]*0.05 -[.M204]+[.I204]*0.05)))" office:value-type="float" office:value="95.1949455366667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548447</text:p>
          </table:table-cell>
          <table:table-cell table:style-name="ce11" office:value-type="float" office:value="97.647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4814666667" calcext:value-type="float">
            <text:p>96.03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5]=1;0;IF(((0.6*[.N205]+0.4*[.E205])*0.95+[.F205]*0.05 -[.M205]+[.I205]*0.05)&gt;100;100;((0.6*[.N205]+0.4*[.E205])*0.95+[.F205]*0.05 -[.M205]+[.I205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249150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8.79738561" calcext:value-type="float">
            <text:p>68.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06]=1;0;IF(((0.6*[.N206]+0.4*[.E206])*0.95+[.F206]*0.05 -[.M206]+[.I206]*0.05)&gt;100;100;((0.6*[.N206]+0.4*[.E206])*0.95+[.F206]*0.05 -[.M206]+[.I206]*0.05)))" office:value-type="float" office:value="65.3430065318" calcext:value-type="float">
            <text:p>6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715367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7]=1;0;IF(((0.6*[.N207]+0.4*[.E207])*0.95+[.F207]*0.05 -[.M207]+[.I207]*0.05)&gt;100;100;((0.6*[.N207]+0.4*[.E207])*0.95+[.F207]*0.05 -[.M207]+[.I207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844011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08]=1;0;IF(((0.6*[.N208]+0.4*[.E208])*0.95+[.F208]*0.05 -[.M208]+[.I208]*0.05)&gt;100;100;((0.6*[.N208]+0.4*[.E208])*0.95+[.F208]*0.05 -[.M208]+[.I208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5339432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30" office:value-type="string" calcext:value-type="string" table:number-columns-spanned="2" table:number-rows-spanned="1">
            <text:p>No module named 'init_centroids'</text:p>
          </table:table-cell>
          <table:covered-table-cell table:style-name="ce33"/>
          <table:table-cell table:style-name="ce19" office:value-type="float" office:value="60" calcext:value-type="float">
            <text:p>60</text:p>
          </table:table-cell>
          <table:table-cell table:style-name="ce35" table:formula="of:=IF([.P209]=1;0;IF(((0.6*[.N209]+0.4*[.E209])*0.95+[.F209]*0.05 -[.M209]+[.I209]*0.05)&gt;100;100;((0.6*[.N209]+0.4*[.E209])*0.95+[.F209]*0.05 -[.M209]+[.I209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3717699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0]=1;0;IF(((0.6*[.N210]+0.4*[.E210])*0.95+[.F210]*0.05 -[.M210]+[.I210]*0.05)&gt;100;100;((0.6*[.N210]+0.4*[.E210])*0.95+[.F210]*0.05 -[.M210]+[.I210]*0.05)))" office:value-type="float" office:value="90.8133333333334" calcext:value-type="float">
            <text:p>9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7807470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1]=1;0;IF(((0.6*[.N211]+0.4*[.E211])*0.95+[.F211]*0.05 -[.M211]+[.I211]*0.05)&gt;100;100;((0.6*[.N211]+0.4*[.E211])*0.95+[.F211]*0.05 -[.M211]+[.I211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1543253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2]=1;0;IF(((0.6*[.N212]+0.4*[.E212])*0.95+[.F212]*0.05 -[.M212]+[.I212]*0.05)&gt;100;100;((0.6*[.N212]+0.4*[.E212])*0.95+[.F212]*0.05 -[.M212]+[.I212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973613</text:p>
          </table:table-cell>
          <table:table-cell table:style-name="ce11" office:value-type="float" office:value="31.0745098" calcext:value-type="float">
            <text:p>31.07</text:p>
          </table:table-cell>
          <table:table-cell table:style-name="ce11" office:value-type="float" office:value="33.4928105" calcext:value-type="float">
            <text:p>33.49</text:p>
          </table:table-cell>
          <table:table-cell table:style-name="ce11" office:value-type="float" office:value="41.8562092" calcext:value-type="float">
            <text:p>41.86</text:p>
          </table:table-cell>
          <table:table-cell table:style-name="ce18" office:value-type="float" office:value="35.4745098333333" calcext:value-type="float">
            <text:p>35.4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3]=1;0;IF(((0.6*[.N213]+0.4*[.E213])*0.95+[.F213]*0.05 -[.M213]+[.I213]*0.05)&gt;100;100;((0.6*[.N213]+0.4*[.E213])*0.95+[.F213]*0.05 -[.M213]+[.I213]*0.05)))" office:value-type="float" office:value="72.9803137366667" calcext:value-type="float">
            <text:p>7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6429653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4]=1;0;IF(((0.6*[.N214]+0.4*[.E214])*0.95+[.F214]*0.05 -[.M214]+[.I214]*0.05)&gt;100;100;((0.6*[.N214]+0.4*[.E214])*0.95+[.F214]*0.05 -[.M214]+[.I214]*0.05)))" office:value-type="float" office:value="90.8133333333334" calcext:value-type="float">
            <text:p>9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090436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5]=1;0;IF(((0.6*[.N215]+0.4*[.E215])*0.95+[.F215]*0.05 -[.M215]+[.I215]*0.05)&gt;100;100;((0.6*[.N215]+0.4*[.E215])*0.95+[.F215]*0.05 -[.M215]+[.I215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5941245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99.3333333" calcext:value-type="float">
            <text:p>99.33</text:p>
          </table:table-cell>
          <table:table-cell table:style-name="ce18" office:value-type="float" office:value="62.4444444333333" calcext:value-type="float">
            <text:p>62.4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6]=1;0;IF(((0.6*[.N216]+0.4*[.E216])*0.95+[.F216]*0.05 -[.M216]+[.I216]*0.05)&gt;100;100;((0.6*[.N216]+0.4*[.E216])*0.95+[.F216]*0.05 -[.M216]+[.I216]*0.05)))" office:value-type="float" office:value="85.7288888846667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067411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17]=1;0;IF(((0.6*[.N217]+0.4*[.E217])*0.95+[.F217]*0.05 -[.M217]+[.I217]*0.05)&gt;100;100;((0.6*[.N217]+0.4*[.E217])*0.95+[.F217]*0.05 -[.M217]+[.I217]*0.05)))" office:value-type="float" office:value="96.9314161226667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2527328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NO REPORT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218]=1;0;IF(((0.6*[.N218]+0.4*[.E218])*0.95+[.F218]*0.05 -[.M218]+[.I218]*0.05)&gt;100;100;((0.6*[.N218]+0.4*[.E218])*0.95+[.F218]*0.05 -[.M218]+[.I218]*0.05)))" office:value-type="float" office:value="70.6915904053333" calcext:value-type="float">
            <text:p>7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08749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A3</text:p>
          </table:table-cell>
          <table:table-cell table:style-name="ce6" table:number-columns-repeated="3"/>
          <table:table-cell table:style-name="ce19" office:value-type="float" office:value="97" calcext:value-type="float">
            <text:p>97</text:p>
          </table:table-cell>
          <table:table-cell table:style-name="ce35" table:formula="of:=IF([.P219]=1;0;IF(((0.6*[.N219]+0.4*[.E219])*0.95+[.F219]*0.05 -[.M219]+[.I219]*0.05)&gt;100;100;((0.6*[.N219]+0.4*[.E219])*0.95+[.F219]*0.05 -[.M219]+[.I219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5314708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33.3333333333333" calcext:value-type="float">
            <text:p>33.3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RTE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220]=1;0;IF(((0.6*[.N220]+0.4*[.E220])*0.95+[.F220]*0.05 -[.M220]+[.I220]*0.05)&gt;100;100;((0.6*[.N220]+0.4*[.E220])*0.95+[.F220]*0.05 -[.M220]+[.I220]*0.05)))" office:value-type="float" office:value="74.6666666666667" calcext:value-type="float">
            <text:p>7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984112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21]=1;0;IF(((0.6*[.N221]+0.4*[.E221])*0.95+[.F221]*0.05 -[.M221]+[.I221]*0.05)&gt;100;100;((0.6*[.N221]+0.4*[.E221])*0.95+[.F221]*0.05 -[.M221]+[.I221]*0.05)))" office:value-type="float" office:value="96.9314161226667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3081752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22]=1;0;IF(((0.6*[.N222]+0.4*[.E222])*0.95+[.F222]*0.05 -[.M222]+[.I222]*0.05)&gt;100;100;((0.6*[.N222]+0.4*[.E222])*0.95+[.F222]*0.05 -[.M222]+[.I222]*0.05)))" office:value-type="float" office:value="96.9314161226667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6" office:value-type="string" calcext:value-type="string">
            <text:p>naimerr-0</text:p>
          </table:table-cell>
          <table:table-cell table:style-name="ce11" office:value-type="float" office:value="81.5869281" calcext:value-type="float">
            <text:p>81.59</text:p>
          </table:table-cell>
          <table:table-cell table:style-name="ce11" office:value-type="float" office:value="57.5346405" calcext:value-type="float">
            <text:p>57.53</text:p>
          </table:table-cell>
          <table:table-cell table:style-name="ce11" office:value-type="float" office:value="84.5281046" calcext:value-type="float">
            <text:p>84.53</text:p>
          </table:table-cell>
          <table:table-cell table:style-name="ce18" office:value-type="float" office:value="74.5498910666667" calcext:value-type="float">
            <text:p>74.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3</text:p>
          </table:table-cell>
          <table:table-cell table:style-name="ce6"/>
          <table:table-cell table:style-name="ce6" office:value-type="string" calcext:value-type="string">
            <text:p>NO DETAILS</text:p>
          </table:table-cell>
          <table:table-cell table:style-name="ce6" office:value-type="float" office:value="-5" calcext:value-type="float">
            <text:p>-5</text:p>
          </table:table-cell>
          <table:table-cell table:style-name="ce19" office:value-type="float" office:value="97" calcext:value-type="float">
            <text:p>97</text:p>
          </table:table-cell>
          <table:table-cell table:style-name="ce35" table:formula="of:=IF([.P223]=1;0;IF(((0.6*[.N223]+0.4*[.E223])*0.95+[.F223]*0.05 -[.M223]+[.I223]*0.05)&gt;100;100;((0.6*[.N223]+0.4*[.E223])*0.95+[.F223]*0.05 -[.M223]+[.I223]*0.05)))" office:value-type="float" office:value="93.6189586053333" calcext:value-type="float">
            <text:p>94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752902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 answers to part 1</text:p>
          </table:table-cell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224]=1;0;IF(((0.6*[.N224]+0.4*[.E224])*0.95+[.F224]*0.05 -[.M224]+[.I224]*0.05)&gt;100;100;((0.6*[.N224]+0.4*[.E224])*0.95+[.F224]*0.05 -[.M224]+[.I224]*0.05)))" office:value-type="float" office:value="34.9314161226667" calcext:value-type="float">
            <text:p>3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983239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RTE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225]=1;0;IF(((0.6*[.N225]+0.4*[.E225])*0.95+[.F225]*0.05 -[.M225]+[.I225]*0.05)&gt;100;100;((0.6*[.N225]+0.4*[.E225])*0.95+[.F225]*0.05 -[.M225]+[.I225]*0.05)))" office:value-type="float" office:value="62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7851808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26]=1;0;IF(((0.6*[.N226]+0.4*[.E226])*0.95+[.F226]*0.05 -[.M226]+[.I226]*0.05)&gt;100;100;((0.6*[.N226]+0.4*[.E226])*0.95+[.F226]*0.05 -[.M226]+[.I226]*0.05)))" office:value-type="float" office:value="63.0133333333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354328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27]=1;0;IF(((0.6*[.N227]+0.4*[.E227])*0.95+[.F227]*0.05 -[.M227]+[.I227]*0.05)&gt;100;100;((0.6*[.N227]+0.4*[.E227])*0.95+[.F227]*0.05 -[.M227]+[.I227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687510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28]=1;0;IF(((0.6*[.N228]+0.4*[.E228])*0.95+[.F228]*0.05 -[.M228]+[.I228]*0.05)&gt;100;100;((0.6*[.N228]+0.4*[.E228])*0.95+[.F228]*0.05 -[.M228]+[.I228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3357725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29]=1;0;IF(((0.6*[.N229]+0.4*[.E229])*0.95+[.F229]*0.05 -[.M229]+[.I229]*0.05)&gt;100;100;((0.6*[.N229]+0.4*[.E229])*0.95+[.F229]*0.05 -[.M229]+[.I229]*0.05)))" office:value-type="float" office:value="90.8133333333334" calcext:value-type="float">
            <text:p>9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5858753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30]=1;0;IF(((0.6*[.N230]+0.4*[.E230])*0.95+[.F230]*0.05 -[.M230]+[.I230]*0.05)&gt;100;100;((0.6*[.N230]+0.4*[.E230])*0.95+[.F230]*0.05 -[.M230]+[.I230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338244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31]=1;0;IF(((0.6*[.N231]+0.4*[.E231])*0.95+[.F231]*0.05 -[.M231]+[.I231]*0.05)&gt;100;100;((0.6*[.N231]+0.4*[.E231])*0.95+[.F231]*0.05 -[.M231]+[.I231]*0.05)))" office:value-type="float" office:value="75.6915904053333" calcext:value-type="float">
            <text:p>7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6" office:value-type="string" calcext:value-type="string">
            <text:p>palmors-0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NO DETAILS</text:p>
          </table:table-cell>
          <table:table-cell table:style-name="ce6" office:value-type="float" office:value="-5" calcext:value-type="float">
            <text:p>-5</text:p>
          </table:table-cell>
          <table:table-cell table:style-name="ce19" office:value-type="float" office:value="60" calcext:value-type="float">
            <text:p>60</text:p>
          </table:table-cell>
          <table:table-cell table:style-name="ce35" table:formula="of:=IF([.P232]=1;0;IF(((0.6*[.N232]+0.4*[.E232])*0.95+[.F232]*0.05 -[.M232]+[.I232]*0.05)&gt;100;100;((0.6*[.N232]+0.4*[.E232])*0.95+[.F232]*0.05 -[.M232]+[.I232]*0.05)))" office:value-type="float" office:value="82.2" calcext:value-type="float">
            <text:p>8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99627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6" table:number-columns-repeated="2"/>
          <table:table-cell table:style-name="ce32" office:value-type="string" calcext:value-type="string">
            <text:p>Partial report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233]=1;0;IF(((0.6*[.N233]+0.4*[.E233])*0.95+[.F233]*0.05 -[.M233]+[.I233]*0.05)&gt;100;100;((0.6*[.N233]+0.4*[.E233])*0.95+[.F233]*0.05 -[.M233]+[.I233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6093395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34]=1;0;IF(((0.6*[.N234]+0.4*[.E234])*0.95+[.F234]*0.05 -[.M234]+[.I234]*0.05)&gt;100;100;((0.6*[.N234]+0.4*[.E234])*0.95+[.F234]*0.05 -[.M234]+[.I234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7106755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6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333333" calcext:value-type="float">
            <text:p>87.36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35]=1;0;IF(((0.6*[.N235]+0.4*[.E235])*0.95+[.F235]*0.05 -[.M235]+[.I235]*0.05)&gt;100;100;((0.6*[.N235]+0.4*[.E235])*0.95+[.F235]*0.05 -[.M235]+[.I235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250708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36]=1;0;IF(((0.6*[.N236]+0.4*[.E236])*0.95+[.F236]*0.05 -[.M236]+[.I236]*0.05)&gt;100;100;((0.6*[.N236]+0.4*[.E236])*0.95+[.F236]*0.05 -[.M236]+[.I236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1259537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98" calcext:value-type="float">
            <text:p>98</text:p>
          </table:table-cell>
          <table:table-cell table:style-name="ce35" table:formula="of:=IF([.P237]=1;0;IF(((0.6*[.N237]+0.4*[.E237])*0.95+[.F237]*0.05 -[.M237]+[.I237]*0.05)&gt;100;100;((0.6*[.N237]+0.4*[.E237])*0.95+[.F237]*0.05 -[.M237]+[.I237]*0.05)))" office:value-type="float" office:value="97.3515904053333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200530</text:p>
          </table:table-cell>
          <table:table-cell table:style-name="ce11" office:value-type="float" office:value="80.2535948" calcext:value-type="float">
            <text:p>80.25</text:p>
          </table:table-cell>
          <table:table-cell table:style-name="ce11" office:value-type="float" office:value="8.66666667" calcext:value-type="float">
            <text:p>8.67</text:p>
          </table:table-cell>
          <table:table-cell table:style-name="ce11" office:value-type="float" office:value="96.3058824" calcext:value-type="float">
            <text:p>96.31</text:p>
          </table:table-cell>
          <table:table-cell table:style-name="ce18" office:value-type="float" office:value="61.7420479566667" calcext:value-type="float">
            <text:p>61.74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38]=1;0;IF(((0.6*[.N238]+0.4*[.E238])*0.95+[.F238]*0.05 -[.M238]+[.I238]*0.05)&gt;100;100;((0.6*[.N238]+0.4*[.E238])*0.95+[.F238]*0.05 -[.M238]+[.I238]*0.05)))" office:value-type="float" office:value="90.4619782235334" calcext:value-type="float">
            <text:p>9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12257729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39]=1;0;IF(((0.6*[.N239]+0.4*[.E239])*0.95+[.F239]*0.05 -[.M239]+[.I239]*0.05)&gt;100;100;((0.6*[.N239]+0.4*[.E239])*0.95+[.F239]*0.05 -[.M239]+[.I239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18013356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40" calcext:value-type="float">
            <text:p>40</text:p>
          </table:table-cell>
          <table:table-cell table:style-name="ce35" table:formula="of:=IF([.P240]=1;0;IF(((0.6*[.N240]+0.4*[.E240])*0.95+[.F240]*0.05 -[.M240]+[.I240]*0.05)&gt;100;100;((0.6*[.N240]+0.4*[.E240])*0.95+[.F240]*0.05 -[.M240]+[.I240]*0.05)))" office:value-type="float" office:value="57.7314161226667" calcext:value-type="float">
            <text:p>5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4109598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41]=1;0;IF(((0.6*[.N241]+0.4*[.E241])*0.95+[.F241]*0.05 -[.M241]+[.I241]*0.05)&gt;100;100;((0.6*[.N241]+0.4*[.E241])*0.95+[.F241]*0.05 -[.M241]+[.I241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43251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42]=1;0;IF(((0.6*[.N242]+0.4*[.E242])*0.95+[.F242]*0.05 -[.M242]+[.I242]*0.05)&gt;100;100;((0.6*[.N242]+0.4*[.E242])*0.95+[.F242]*0.05 -[.M242]+[.I242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707359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43]=1;0;IF(((0.6*[.N243]+0.4*[.E243])*0.95+[.F243]*0.05 -[.M243]+[.I243]*0.05)&gt;100;100;((0.6*[.N243]+0.4*[.E243])*0.95+[.F243]*0.05 -[.M243]+[.I243]*0.05)))" office:value-type="float" office:value="63.4206535891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5070533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2</text:p>
          </table:table-cell>
          <table:table-cell table:style-name="ce6" table:number-columns-repeated="3"/>
          <table:table-cell table:style-name="ce19" office:value-type="float" office:value="97" calcext:value-type="float">
            <text:p>97</text:p>
          </table:table-cell>
          <table:table-cell table:style-name="ce35" table:formula="of:=IF([.P244]=1;0;IF(((0.6*[.N244]+0.4*[.E244])*0.95+[.F244]*0.05 -[.M244]+[.I244]*0.05)&gt;100;100;((0.6*[.N244]+0.4*[.E244])*0.95+[.F244]*0.05 -[.M244]+[.I244]*0.05)))" office:value-type="float" office:value="90.2214161226667" calcext:value-type="float">
            <text:p>9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4813323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A3</text:p>
          </table:table-cell>
          <table:table-cell table:style-name="ce6" table:number-columns-repeated="3"/>
          <table:table-cell table:style-name="ce19" office:value-type="float" office:value="97" calcext:value-type="float">
            <text:p>97</text:p>
          </table:table-cell>
          <table:table-cell table:style-name="ce35" table:formula="of:=IF([.P245]=1;0;IF(((0.6*[.N245]+0.4*[.E245])*0.95+[.F245]*0.05 -[.M245]+[.I245]*0.05)&gt;100;100;((0.6*[.N245]+0.4*[.E245])*0.95+[.F245]*0.05 -[.M245]+[.I245]*0.05)))" office:value-type="float" office:value="95.2214161226667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2128697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46]=1;0;IF(((0.6*[.N246]+0.4*[.E246])*0.95+[.F246]*0.05 -[.M246]+[.I246]*0.05)&gt;100;100;((0.6*[.N246]+0.4*[.E246])*0.95+[.F246]*0.05 -[.M246]+[.I246]*0.05)))" office:value-type="float" office:value="62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4176085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47]=1;0;IF(((0.6*[.N247]+0.4*[.E247])*0.95+[.F247]*0.05 -[.M247]+[.I247]*0.05)&gt;100;100;((0.6*[.N247]+0.4*[.E247])*0.95+[.F247]*0.05 -[.M247]+[.I247]*0.05)))" office:value-type="float" office:value="75.6915904053333" calcext:value-type="float">
            <text:p>7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8837499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98.8" calcext:value-type="float">
            <text:p>98.80</text:p>
          </table:table-cell>
          <table:table-cell table:style-name="ce18" office:value-type="float" office:value="95.6305010666667" calcext:value-type="float">
            <text:p>95.6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6,A3</text:p>
          </table:table-cell>
          <table:table-cell table:style-name="ce6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248]=1;0;IF(((0.6*[.N248]+0.4*[.E248])*0.95+[.F248]*0.05 -[.M248]+[.I248]*0.05)&gt;100;100;((0.6*[.N248]+0.4*[.E248])*0.95+[.F248]*0.05 -[.M248]+[.I248]*0.05)))" office:value-type="float" office:value="94.9195904053333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796693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A2,A3</text:p>
          </table:table-cell>
          <table:table-cell table:style-name="ce6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249]=1;0;IF(((0.6*[.N249]+0.4*[.E249])*0.95+[.F249]*0.05 -[.M249]+[.I249]*0.05)&gt;100;100;((0.6*[.N249]+0.4*[.E249])*0.95+[.F249]*0.05 -[.M249]+[.I249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2615521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3</text:p>
          </table:table-cell>
          <table:table-cell table:style-name="ce6"/>
          <table:table-cell table:style-name="ce30" office:value-type="string" calcext:value-type="string" table:number-columns-spanned="2" table:number-rows-spanned="1">
            <text:p>No module named 'init_centroids'</text:p>
          </table:table-cell>
          <table:covered-table-cell table:style-name="ce33"/>
          <table:table-cell table:style-name="ce19" office:value-type="float" office:value="97" calcext:value-type="float">
            <text:p>97</text:p>
          </table:table-cell>
          <table:table-cell table:style-name="ce35" table:formula="of:=IF([.P250]=1;0;IF(((0.6*[.N250]+0.4*[.E250])*0.95+[.F250]*0.05 -[.M250]+[.I250]*0.05)&gt;100;100;((0.6*[.N250]+0.4*[.E250])*0.95+[.F250]*0.05 -[.M250]+[.I250]*0.05)))" office:value-type="float" office:value="60.29" calcext:value-type="float">
            <text:p>6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643065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6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333333" calcext:value-type="float">
            <text:p>87.36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51]=1;0;IF(((0.6*[.N251]+0.4*[.E251])*0.95+[.F251]*0.05 -[.M251]+[.I251]*0.05)&gt;100;100;((0.6*[.N251]+0.4*[.E251])*0.95+[.F251]*0.05 -[.M251]+[.I251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6225146</text:p>
          </table:table-cell>
          <table:table-cell table:number-columns-repeated="3" table:style-name="ce11" office:value-type="float" office:value="14" calcext:value-type="float">
            <text:p>14.00</text:p>
          </table:table-cell>
          <table:table-cell table:style-name="ce18" office:value-type="float" office:value="14" calcext:value-type="float">
            <text:p>14.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52]=1;0;IF(((0.6*[.N252]+0.4*[.E252])*0.95+[.F252]*0.05 -[.M252]+[.I252]*0.05)&gt;100;100;((0.6*[.N252]+0.4*[.E252])*0.95+[.F252]*0.05 -[.M252]+[.I252]*0.05)))" office:value-type="float" office:value="72.32" calcext:value-type="float">
            <text:p>7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2497126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53]=1;0;IF(((0.6*[.N253]+0.4*[.E253])*0.95+[.F253]*0.05 -[.M253]+[.I253]*0.05)&gt;100;100;((0.6*[.N253]+0.4*[.E253])*0.95+[.F253]*0.05 -[.M253]+[.I253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6772482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54]=1;0;IF(((0.6*[.N254]+0.4*[.E254])*0.95+[.F254]*0.05 -[.M254]+[.I254]*0.05)&gt;100;100;((0.6*[.N254]+0.4*[.E254])*0.95+[.F254]*0.05 -[.M254]+[.I254]*0.05)))" office:value-type="float" office:value="77.2" calcext:value-type="float">
            <text:p>7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892615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55]=1;0;IF(((0.6*[.N255]+0.4*[.E255])*0.95+[.F255]*0.05 -[.M255]+[.I255]*0.05)&gt;100;100;((0.6*[.N255]+0.4*[.E255])*0.95+[.F255]*0.05 -[.M255]+[.I255]*0.05)))" office:value-type="float" office:value="80.6915904053333" calcext:value-type="float">
            <text:p>8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7939447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56]=1;0;IF(((0.6*[.N256]+0.4*[.E256])*0.95+[.F256]*0.05 -[.M256]+[.I256]*0.05)&gt;100;100;((0.6*[.N256]+0.4*[.E256])*0.95+[.F256]*0.05 -[.M256]+[.I256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494679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57]=1;0;IF(((0.6*[.N257]+0.4*[.E257])*0.95+[.F257]*0.05 -[.M257]+[.I257]*0.05)&gt;100;100;((0.6*[.N257]+0.4*[.E257])*0.95+[.F257]*0.05 -[.M257]+[.I257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8211737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58]=1;0;IF(((0.6*[.N258]+0.4*[.E258])*0.95+[.F258]*0.05 -[.M258]+[.I258]*0.05)&gt;100;100;((0.6*[.N258]+0.4*[.E258])*0.95+[.F258]*0.05 -[.M258]+[.I258]*0.05)))" office:value-type="float" office:value="75.6915904053333" calcext:value-type="float">
            <text:p>7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40903129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33.3333333333333" calcext:value-type="float">
            <text:p>33.3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59]=1;0;IF(((0.6*[.N259]+0.4*[.E259])*0.95+[.F259]*0.05 -[.M259]+[.I259]*0.05)&gt;100;100;((0.6*[.N259]+0.4*[.E259])*0.95+[.F259]*0.05 -[.M259]+[.I259]*0.05)))" office:value-type="float" office:value="51.8666666666667" calcext:value-type="float">
            <text:p>5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2320056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6" table:number-columns-repeated="2"/>
          <table:table-cell table:style-name="ce30" office:value-type="string" calcext:value-type="string" table:number-columns-spanned="2" table:number-rows-spanned="1">
            <text:p>Partial report,No module named 'init_centroids'</text:p>
          </table:table-cell>
          <table:covered-table-cell table:style-name="ce33"/>
          <table:table-cell table:style-name="ce19" office:value-type="float" office:value="100" calcext:value-type="float">
            <text:p>100</text:p>
          </table:table-cell>
          <table:table-cell table:style-name="ce35" table:formula="of:=IF([.P260]=1;0;IF(((0.6*[.N260]+0.4*[.E260])*0.95+[.F260]*0.05 -[.M260]+[.I260]*0.05)&gt;100;100;((0.6*[.N260]+0.4*[.E260])*0.95+[.F260]*0.05 -[.M260]+[.I260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160042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61]=1;0;IF(((0.6*[.N261]+0.4*[.E261])*0.95+[.F261]*0.05 -[.M261]+[.I261]*0.05)&gt;100;100;((0.6*[.N261]+0.4*[.E261])*0.95+[.F261]*0.05 -[.M261]+[.I261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5614117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62]=1;0;IF(((0.6*[.N262]+0.4*[.E262])*0.95+[.F262]*0.05 -[.M262]+[.I262]*0.05)&gt;100;100;((0.6*[.N262]+0.4*[.E262])*0.95+[.F262]*0.05 -[.M262]+[.I262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42476611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63]=1;0;IF(((0.6*[.N263]+0.4*[.E263])*0.95+[.F263]*0.05 -[.M263]+[.I263]*0.05)&gt;100;100;((0.6*[.N263]+0.4*[.E263])*0.95+[.F263]*0.05 -[.M263]+[.I263]*0.05)))" office:value-type="float" office:value="63.0133333333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8651627</text:p>
          </table:table-cell>
          <table:table-cell table:style-name="ce11" office:value-type="float" office:value="45.7098039" calcext:value-type="float">
            <text:p>45.71</text:p>
          </table:table-cell>
          <table:table-cell table:style-name="ce11" office:value-type="float" office:value="47.3882353" calcext:value-type="float">
            <text:p>47.39</text:p>
          </table:table-cell>
          <table:table-cell table:style-name="ce11" office:value-type="float" office:value="54.6248366" calcext:value-type="float">
            <text:p>54.62</text:p>
          </table:table-cell>
          <table:table-cell table:style-name="ce18" office:value-type="float" office:value="49.2409586" calcext:value-type="float">
            <text:p>49.2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64]=1;0;IF(((0.6*[.N264]+0.4*[.E264])*0.95+[.F264]*0.05 -[.M264]+[.I264]*0.05)&gt;100;100;((0.6*[.N264]+0.4*[.E264])*0.95+[.F264]*0.05 -[.M264]+[.I264]*0.05)))" office:value-type="float" office:value="57.911564268" calcext:value-type="float">
            <text:p>5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148811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65]=1;0;IF(((0.6*[.N265]+0.4*[.E265])*0.95+[.F265]*0.05 -[.M265]+[.I265]*0.05)&gt;100;100;((0.6*[.N265]+0.4*[.E265])*0.95+[.F265]*0.05 -[.M265]+[.I265]*0.05)))" office:value-type="float" office:value="68.4206535891334" calcext:value-type="float">
            <text:p>6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952433</text:p>
          </table:table-cell>
          <table:table-cell table:style-name="ce11" office:value-type="float" office:value="79.8823529" calcext:value-type="float">
            <text:p>79.88</text:p>
          </table:table-cell>
          <table:table-cell table:style-name="ce11" office:value-type="float" office:value="7.33333333" calcext:value-type="float">
            <text:p>7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4052287433333" calcext:value-type="float">
            <text:p>62.41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66]=1;0;IF(((0.6*[.N266]+0.4*[.E266])*0.95+[.F266]*0.05 -[.M266]+[.I266]*0.05)&gt;100;100;((0.6*[.N266]+0.4*[.E266])*0.95+[.F266]*0.05 -[.M266]+[.I266]*0.05)))" office:value-type="float" office:value="85.7139869224667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7234196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67]=1;0;IF(((0.6*[.N267]+0.4*[.E267])*0.95+[.F267]*0.05 -[.M267]+[.I267]*0.05)&gt;100;100;((0.6*[.N267]+0.4*[.E267])*0.95+[.F267]*0.05 -[.M267]+[.I267]*0.05)))" office:value-type="float" office:value="69.1314161226667" calcext:value-type="float">
            <text:p>6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2349103</text:p>
          </table:table-cell>
          <table:table-cell table:style-name="ce11" office:value-type="float" office:value="43.4352941" calcext:value-type="float">
            <text:p>43.44</text:p>
          </table:table-cell>
          <table:table-cell table:style-name="ce11" office:value-type="float" office:value="40.6640523" calcext:value-type="float">
            <text:p>40.66</text:p>
          </table:table-cell>
          <table:table-cell table:style-name="ce11" office:value-type="float" office:value="52.3346405" calcext:value-type="float">
            <text:p>52.33</text:p>
          </table:table-cell>
          <table:table-cell table:style-name="ce18" office:value-type="float" office:value="45.4779956333333" calcext:value-type="float">
            <text:p>45.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 table:number-columns-repeated="3"/>
          <table:table-cell table:style-name="ce19" office:value-type="float" office:value="43" calcext:value-type="float">
            <text:p>43</text:p>
          </table:table-cell>
          <table:table-cell table:style-name="ce35" table:formula="of:=IF([.P268]=1;0;IF(((0.6*[.N268]+0.4*[.E268])*0.95+[.F268]*0.05 -[.M268]+[.I268]*0.05)&gt;100;100;((0.6*[.N268]+0.4*[.E268])*0.95+[.F268]*0.05 -[.M268]+[.I268]*0.05)))" office:value-type="float" office:value="46.7916383406667" calcext:value-type="float">
            <text:p>4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6763690</text:p>
          </table:table-cell>
          <table:table-cell table:style-name="ce11" office:value-type="float" office:value="49.5607843" calcext:value-type="float">
            <text:p>49.56</text:p>
          </table:table-cell>
          <table:table-cell table:style-name="ce11" office:value-type="float" office:value="57.6522876" calcext:value-type="float">
            <text:p>57.65</text:p>
          </table:table-cell>
          <table:table-cell table:style-name="ce11" office:value-type="float" office:value="44.8810458" calcext:value-type="float">
            <text:p>44.88</text:p>
          </table:table-cell>
          <table:table-cell table:style-name="ce18" office:value-type="float" office:value="50.6980392333333" calcext:value-type="float">
            <text:p>50.7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69]=1;0;IF(((0.6*[.N269]+0.4*[.E269])*0.95+[.F269]*0.05 -[.M269]+[.I269]*0.05)&gt;100;100;((0.6*[.N269]+0.4*[.E269])*0.95+[.F269]*0.05 -[.M269]+[.I269]*0.05)))" office:value-type="float" office:value="81.2652549086667" calcext:value-type="float">
            <text:p>8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688242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RTE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270]=1;0;IF(((0.6*[.N270]+0.4*[.E270])*0.95+[.F270]*0.05 -[.M270]+[.I270]*0.05)&gt;100;100;((0.6*[.N270]+0.4*[.E270])*0.95+[.F270]*0.05 -[.M270]+[.I270]*0.05)))" office:value-type="float" office:value="39.2" calcext:value-type="float">
            <text:p>3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488653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71]=1;0;IF(((0.6*[.N271]+0.4*[.E271])*0.95+[.F271]*0.05 -[.M271]+[.I271]*0.05)&gt;100;100;((0.6*[.N271]+0.4*[.E271])*0.95+[.F271]*0.05 -[.M271]+[.I271]*0.05)))" office:value-type="float" office:value="91.2206535891334" calcext:value-type="float">
            <text:p>9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4717664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3,A2</text:p>
          </table:table-cell>
          <table:table-cell table:style-name="ce6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272]=1;0;IF(((0.6*[.N272]+0.4*[.E272])*0.95+[.F272]*0.05 -[.M272]+[.I272]*0.05)&gt;100;100;((0.6*[.N272]+0.4*[.E272])*0.95+[.F272]*0.05 -[.M272]+[.I272]*0.05)))" office:value-type="float" office:value="82.3933333333333" calcext:value-type="float">
            <text:p>8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639340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31" office:value-type="string" calcext:value-type="string" table:number-columns-spanned="2" table:number-rows-spanned="1">
            <text:p>No module named 'init_centroids'</text:p>
          </table:table-cell>
          <table:covered-table-cell table:style-name="ce33"/>
          <table:table-cell table:style-name="ce19" office:value-type="float" office:value="60" calcext:value-type="float">
            <text:p>60</text:p>
          </table:table-cell>
          <table:table-cell table:style-name="ce35" table:formula="of:=IF([.P273]=1;0;IF(((0.6*[.N273]+0.4*[.E273])*0.95+[.F273]*0.05 -[.M273]+[.I273]*0.05)&gt;100;100;((0.6*[.N273]+0.4*[.E273])*0.95+[.F273]*0.05 -[.M273]+[.I273]*0.05)))" office:value-type="float" office:value="39.2" calcext:value-type="float">
            <text:p>3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8817087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5.751634" calcext:value-type="float">
            <text:p>75.75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0.9368191666667" calcext:value-type="float">
            <text:p>90.94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74]=1;0;IF(((0.6*[.N274]+0.4*[.E274])*0.95+[.F274]*0.05 -[.M274]+[.I274]*0.05)&gt;100;100;((0.6*[.N274]+0.4*[.E274])*0.95+[.F274]*0.05 -[.M274]+[.I274]*0.05)))" office:value-type="float" office:value="100" calcext:value-type="float">
            <text:p>100</text:p>
          </table:table-cell>
          <table:table-cell table:style-name="ce40"/>
          <table:table-cell table:style-name="ce47" table:number-columns-repeated="2"/>
          <table:table-cell table:number-columns-repeated="1006"/>
        </table:table-row>
        <table:table-row table:style-name="ro2">
          <table:table-cell table:style-name="ce2" office:value-type="string" calcext:value-type="string">
            <text:p>206333015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275]=1;0;IF(((0.6*[.N275]+0.4*[.E275])*0.95+[.F275]*0.05 -[.M275]+[.I275]*0.05)&gt;100;100;((0.6*[.N275]+0.4*[.E275])*0.95+[.F275]*0.05 -[.M275]+[.I275]*0.05)))" office:value-type="float" office:value="63.0133333333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04300602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76]=1;0;IF(((0.6*[.N276]+0.4*[.E276])*0.95+[.F276]*0.05 -[.M276]+[.I276]*0.05)&gt;100;100;((0.6*[.N276]+0.4*[.E276])*0.95+[.F276]*0.05 -[.M276]+[.I276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2516463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77]=1;0;IF(((0.6*[.N277]+0.4*[.E277])*0.95+[.F277]*0.05 -[.M277]+[.I277]*0.05)&gt;100;100;((0.6*[.N277]+0.4*[.E277])*0.95+[.F277]*0.05 -[.M277]+[.I277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659051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78]=1;0;IF(((0.6*[.N278]+0.4*[.E278])*0.95+[.F278]*0.05 -[.M278]+[.I278]*0.05)&gt;100;100;((0.6*[.N278]+0.4*[.E278])*0.95+[.F278]*0.05 -[.M278]+[.I278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275024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79]=1;0;IF(((0.6*[.N279]+0.4*[.E279])*0.95+[.F279]*0.05 -[.M279]+[.I279]*0.05)&gt;100;100;((0.6*[.N279]+0.4*[.E279])*0.95+[.F279]*0.05 -[.M279]+[.I279]*0.05)))" office:value-type="float" office:value="96.9314161226667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11862141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80]=1;0;IF(((0.6*[.N280]+0.4*[.E280])*0.95+[.F280]*0.05 -[.M280]+[.I280]*0.05)&gt;100;100;((0.6*[.N280]+0.4*[.E280])*0.95+[.F280]*0.05 -[.M280]+[.I280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789100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Partial report</text:p>
          </table:table-cell>
          <table:table-cell table:style-name="ce6"/>
          <table:table-cell table:style-name="ce19" office:value-type="float" office:value="60" calcext:value-type="float">
            <text:p>60</text:p>
          </table:table-cell>
          <table:table-cell table:style-name="ce35" table:formula="of:=IF([.P281]=1;0;IF(((0.6*[.N281]+0.4*[.E281])*0.95+[.F281]*0.05 -[.M281]+[.I281]*0.05)&gt;100;100;((0.6*[.N281]+0.4*[.E281])*0.95+[.F281]*0.05 -[.M281]+[.I281]*0.05)))" office:value-type="float" office:value="60.5133333333334" calcext:value-type="float">
            <text:p>6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3178576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82]=1;0;IF(((0.6*[.N282]+0.4*[.E282])*0.95+[.F282]*0.05 -[.M282]+[.I282]*0.05)&gt;100;100;((0.6*[.N282]+0.4*[.E282])*0.95+[.F282]*0.05 -[.M282]+[.I282]*0.05)))" office:value-type="float" office:value="96.9314161226667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277979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100" calcext:value-type="float">
            <text:p>100</text:p>
          </table:table-cell>
          <table:table-cell table:style-name="ce35" table:formula="of:=IF([.P283]=1;0;IF(((0.6*[.N283]+0.4*[.E283])*0.95+[.F283]*0.05 -[.M283]+[.I283]*0.05)&gt;100;100;((0.6*[.N283]+0.4*[.E283])*0.95+[.F283]*0.05 -[.M283]+[.I283]*0.05)))" office:value-type="float" office:value="62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7801978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84]=1;0;IF(((0.6*[.N284]+0.4*[.E284])*0.95+[.F284]*0.05 -[.M284]+[.I284]*0.05)&gt;100;100;((0.6*[.N284]+0.4*[.E284])*0.95+[.F284]*0.05 -[.M284]+[.I284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1546313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NO EX1,NO REPORT</text:p>
          </table:table-cell>
          <table:table-cell table:style-name="ce6"/>
          <table:table-cell table:style-name="ce19" office:value-type="float" office:value="43" calcext:value-type="float">
            <text:p>43</text:p>
          </table:table-cell>
          <table:table-cell table:style-name="ce35" table:formula="of:=IF([.P285]=1;0;IF(((0.6*[.N285]+0.4*[.E285])*0.95+[.F285]*0.05 -[.M285]+[.I285]*0.05)&gt;100;100;((0.6*[.N285]+0.4*[.E285])*0.95+[.F285]*0.05 -[.M285]+[.I285]*0.05)))" office:value-type="float" office:value="24.51" calcext:value-type="float">
            <text:p>2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2228275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86]=1;0;IF(((0.6*[.N286]+0.4*[.E286])*0.95+[.F286]*0.05 -[.M286]+[.I286]*0.05)&gt;100;100;((0.6*[.N286]+0.4*[.E286])*0.95+[.F286]*0.05 -[.M286]+[.I286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1107802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0" calcext:value-type="float">
            <text:p>0</text:p>
          </table:table-cell>
          <table:table-cell table:style-name="ce35" table:formula="of:=IF([.P287]=1;0;IF(((0.6*[.N287]+0.4*[.E287])*0.95+[.F287]*0.05 -[.M287]+[.I287]*0.05)&gt;100;100;((0.6*[.N287]+0.4*[.E287])*0.95+[.F287]*0.05 -[.M287]+[.I287]*0.05)))" office:value-type="float" office:value="34.9314161226667" calcext:value-type="float">
            <text:p>3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22172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60" calcext:value-type="float">
            <text:p>60</text:p>
          </table:table-cell>
          <table:table-cell table:style-name="ce35" table:formula="of:=IF([.P288]=1;0;IF(((0.6*[.N288]+0.4*[.E288])*0.95+[.F288]*0.05 -[.M288]+[.I288]*0.05)&gt;100;100;((0.6*[.N288]+0.4*[.E288])*0.95+[.F288]*0.05 -[.M288]+[.I288]*0.05)))" office:value-type="float" office:value="75.6915904053333" calcext:value-type="float">
            <text:p>7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6895351</text:p>
          </table:table-cell>
          <table:table-cell table:number-columns-repeated="3" table:style-name="ce11" office:value-type="float" office:value="28" calcext:value-type="float">
            <text:p>28.00</text:p>
          </table:table-cell>
          <table:table-cell table:style-name="ce18" office:value-type="float" office:value="28" calcext:value-type="float">
            <text:p>28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89]=1;0;IF(((0.6*[.N289]+0.4*[.E289])*0.95+[.F289]*0.05 -[.M289]+[.I289]*0.05)&gt;100;100;((0.6*[.N289]+0.4*[.E289])*0.95+[.F289]*0.05 -[.M289]+[.I289]*0.05)))" office:value-type="float" office:value="72.64" calcext:value-type="float">
            <text:p>7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6895369</text:p>
          </table:table-cell>
          <table:table-cell table:style-name="ce11" office:value-type="float" office:value="90.5882353" calcext:value-type="float">
            <text:p>90.59</text:p>
          </table:table-cell>
          <table:table-cell table:style-name="ce11" office:value-type="float" office:value="71.7647059" calcext:value-type="float">
            <text:p>71.7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4509804" calcext:value-type="float">
            <text:p>87.4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90]=1;0;IF(((0.6*[.N290]+0.4*[.E290])*0.95+[.F290]*0.05 -[.M290]+[.I290]*0.05)&gt;100;100;((0.6*[.N290]+0.4*[.E290])*0.95+[.F290]*0.05 -[.M290]+[.I290]*0.05)))" office:value-type="float" office:value="95.231372552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695856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91]=1;0;IF(((0.6*[.N291]+0.4*[.E291])*0.95+[.F291]*0.05 -[.M291]+[.I291]*0.05)&gt;100;100;((0.6*[.N291]+0.4*[.E291])*0.95+[.F291]*0.05 -[.M291]+[.I291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6264749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32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100" calcext:value-type="float">
            <text:p>100</text:p>
          </table:table-cell>
          <table:table-cell table:style-name="ce35" table:formula="of:=IF([.P292]=1;0;IF(((0.6*[.N292]+0.4*[.E292])*0.95+[.F292]*0.05 -[.M292]+[.I292]*0.05)&gt;100;100;((0.6*[.N292]+0.4*[.E292])*0.95+[.F292]*0.05 -[.M292]+[.I292]*0.05)))" office:value-type="float" office:value="62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920992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15.3333333" calcext:value-type="float">
            <text:p>15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6.0915032666667" calcext:value-type="float">
            <text:p>66.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2,A3,A6</text:p>
          </table:table-cell>
          <table:table-cell table:style-name="ce6" table:number-columns-repeated="3"/>
          <table:table-cell table:style-name="ce19" office:value-type="float" office:value="91" calcext:value-type="float">
            <text:p>91</text:p>
          </table:table-cell>
          <table:table-cell table:style-name="ce35" table:formula="of:=IF([.P293]=1;0;IF(((0.6*[.N293]+0.4*[.E293])*0.95+[.F293]*0.05 -[.M293]+[.I293]*0.05)&gt;100;100;((0.6*[.N293]+0.4*[.E293])*0.95+[.F293]*0.05 -[.M293]+[.I293]*0.05)))" office:value-type="float" office:value="81.9847712413334" calcext:value-type="float">
            <text:p>8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292304</text:p>
          </table:table-cell>
          <table:table-cell table:style-name="ce11" office:value-type="float" office:value="90.2352941" calcext:value-type="float">
            <text:p>90.24</text:p>
          </table:table-cell>
          <table:table-cell table:style-name="ce11" office:value-type="float" office:value="70.5882353" calcext:value-type="float">
            <text:p>70.59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6.9411764666667" calcext:value-type="float">
            <text:p>86.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2</text:p>
          </table:table-cell>
          <table:table-cell table:style-name="ce6" table:number-columns-repeated="3"/>
          <table:table-cell table:style-name="ce19" office:value-type="float" office:value="97" calcext:value-type="float">
            <text:p>97</text:p>
          </table:table-cell>
          <table:table-cell table:style-name="ce35" table:formula="of:=IF([.P294]=1;0;IF(((0.6*[.N294]+0.4*[.E294])*0.95+[.F294]*0.05 -[.M294]+[.I294]*0.05)&gt;100;100;((0.6*[.N294]+0.4*[.E294])*0.95+[.F294]*0.05 -[.M294]+[.I294]*0.05)))" office:value-type="float" office:value="93.3276470573334" calcext:value-type="float">
            <text:p>9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146240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95]=1;0;IF(((0.6*[.N295]+0.4*[.E295])*0.95+[.F295]*0.05 -[.M295]+[.I295]*0.05)&gt;100;100;((0.6*[.N295]+0.4*[.E295])*0.95+[.F295]*0.05 -[.M295]+[.I295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829478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96]=1;0;IF(((0.6*[.N296]+0.4*[.E296])*0.95+[.F296]*0.05 -[.M296]+[.I296]*0.05)&gt;100;100;((0.6*[.N296]+0.4*[.E296])*0.95+[.F296]*0.05 -[.M296]+[.I296]*0.05)))" office:value-type="float" office:value="96.9314161226667" calcext:value-type="float">
            <text:p>9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289514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97]=1;0;IF(((0.6*[.N297]+0.4*[.E297])*0.95+[.F297]*0.05 -[.M297]+[.I297]*0.05)&gt;100;100;((0.6*[.N297]+0.4*[.E297])*0.95+[.F297]*0.05 -[.M297]+[.I297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5626962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6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333333" calcext:value-type="float">
            <text:p>87.36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298]=1;0;IF(((0.6*[.N298]+0.4*[.E298])*0.95+[.F298]*0.05 -[.M298]+[.I298]*0.05)&gt;100;100;((0.6*[.N298]+0.4*[.E298])*0.95+[.F298]*0.05 -[.M298]+[.I298]*0.05)))" office:value-type="float" office:value="95.1949455366667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6216894</text:p>
          </table:table-cell>
          <table:table-cell table:number-columns-repeated="2" table:style-name="ce11" office:value-type="float" office:value="27.0666667" calcext:value-type="float">
            <text:p>27.07</text:p>
          </table:table-cell>
          <table:table-cell table:style-name="ce11" office:value-type="float" office:value="28.6666667" calcext:value-type="float">
            <text:p>28.67</text:p>
          </table:table-cell>
          <table:table-cell table:style-name="ce18" office:value-type="float" office:value="27.6000000333333" calcext:value-type="float">
            <text:p>27.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2,A3</text:p>
          </table:table-cell>
          <table:table-cell table:style-name="ce6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299]=1;0;IF(((0.6*[.N299]+0.4*[.E299])*0.95+[.F299]*0.05 -[.M299]+[.I299]*0.05)&gt;100;100;((0.6*[.N299]+0.4*[.E299])*0.95+[.F299]*0.05 -[.M299]+[.I299]*0.05)))" office:value-type="float" office:value="69.0680000126667" calcext:value-type="float">
            <text:p>6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125249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32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100" calcext:value-type="float">
            <text:p>100</text:p>
          </table:table-cell>
          <table:table-cell table:style-name="ce35" table:formula="of:=IF([.P300]=1;0;IF(((0.6*[.N300]+0.4*[.E300])*0.95+[.F300]*0.05 -[.M300]+[.I300]*0.05)&gt;100;100;((0.6*[.N300]+0.4*[.E300])*0.95+[.F300]*0.05 -[.M300]+[.I300]*0.05)))" office:value-type="float" office:value="62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411242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2,A3</text:p>
          </table:table-cell>
          <table:table-cell table:style-name="ce6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301]=1;0;IF(((0.6*[.N301]+0.4*[.E301])*0.95+[.F301]*0.05 -[.M301]+[.I301]*0.05)&gt;100;100;((0.6*[.N301]+0.4*[.E301])*0.95+[.F301]*0.05 -[.M301]+[.I301]*0.05)))" office:value-type="float" office:value="82.3933333333333" calcext:value-type="float">
            <text:p>8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5314930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02]=1;0;IF(((0.6*[.N302]+0.4*[.E302])*0.95+[.F302]*0.05 -[.M302]+[.I302]*0.05)&gt;100;100;((0.6*[.N302]+0.4*[.E302])*0.95+[.F302]*0.05 -[.M302]+[.I302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005909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03]=1;0;IF(((0.6*[.N303]+0.4*[.E303])*0.95+[.F303]*0.05 -[.M303]+[.I303]*0.05)&gt;100;100;((0.6*[.N303]+0.4*[.E303])*0.95+[.F303]*0.05 -[.M303]+[.I303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22362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04]=1;0;IF(((0.6*[.N304]+0.4*[.E304])*0.95+[.F304]*0.05 -[.M304]+[.I304]*0.05)&gt;100;100;((0.6*[.N304]+0.4*[.E304])*0.95+[.F304]*0.05 -[.M304]+[.I304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1754370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2,A3</text:p>
          </table:table-cell>
          <table:table-cell table:style-name="ce6" table:number-columns-repeated="3"/>
          <table:table-cell table:style-name="ce19" office:value-type="float" office:value="94" calcext:value-type="float">
            <text:p>94</text:p>
          </table:table-cell>
          <table:table-cell table:style-name="ce35" table:formula="of:=IF([.P305]=1;0;IF(((0.6*[.N305]+0.4*[.E305])*0.95+[.F305]*0.05 -[.M305]+[.I305]*0.05)&gt;100;100;((0.6*[.N305]+0.4*[.E305])*0.95+[.F305]*0.05 -[.M305]+[.I305]*0.05)))" office:value-type="float" office:value="82.3933333333333" calcext:value-type="float">
            <text:p>8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6" office:value-type="string" calcext:value-type="string">
            <text:p>vetzlea-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32" office:value-type="string" calcext:value-type="string">
            <text:p>ex1 not in main</text:p>
          </table:table-cell>
          <table:table-cell table:style-name="ce6"/>
          <table:table-cell table:style-name="ce19" office:value-type="float" office:value="100" calcext:value-type="float">
            <text:p>100</text:p>
          </table:table-cell>
          <table:table-cell table:style-name="ce35" table:formula="of:=IF([.P306]=1;0;IF(((0.6*[.N306]+0.4*[.E306])*0.95+[.F306]*0.05 -[.M306]+[.I306]*0.05)&gt;100;100;((0.6*[.N306]+0.4*[.E306])*0.95+[.F306]*0.05 -[.M306]+[.I306]*0.05)))" office:value-type="float" office:value="59.5" calcext:value-type="float">
            <text:p>6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4883943</text:p>
          </table:table-cell>
          <table:table-cell table:style-name="ce11" office:value-type="float" office:value="90.5882353" calcext:value-type="float">
            <text:p>90.59</text:p>
          </table:table-cell>
          <table:table-cell table:style-name="ce11" office:value-type="float" office:value="71.7647059" calcext:value-type="float">
            <text:p>71.7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4509804" calcext:value-type="float">
            <text:p>87.4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07]=1;0;IF(((0.6*[.N307]+0.4*[.E307])*0.95+[.F307]*0.05 -[.M307]+[.I307]*0.05)&gt;100;100;((0.6*[.N307]+0.4*[.E307])*0.95+[.F307]*0.05 -[.M307]+[.I307]*0.05)))" office:value-type="float" office:value="95.231372552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233431</text:p>
          </table:table-cell>
          <table:table-cell table:number-columns-repeated="3" table:style-name="ce11" office:value-type="float" office:value="30.4235294" calcext:value-type="float">
            <text:p>30.42</text:p>
          </table:table-cell>
          <table:table-cell table:style-name="ce18" office:value-type="float" office:value="30.4235294" calcext:value-type="float">
            <text:p>30.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 table:number-columns-repeated="3"/>
          <table:table-cell table:style-name="ce19" office:value-type="float" office:value="40" calcext:value-type="float">
            <text:p>40</text:p>
          </table:table-cell>
          <table:table-cell table:style-name="ce35" table:formula="of:=IF([.P308]=1;0;IF(((0.6*[.N308]+0.4*[.E308])*0.95+[.F308]*0.05 -[.M308]+[.I308]*0.05)&gt;100;100;((0.6*[.N308]+0.4*[.E308])*0.95+[.F308]*0.05 -[.M308]+[.I308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6098931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09]=1;0;IF(((0.6*[.N309]+0.4*[.E309])*0.95+[.F309]*0.05 -[.M309]+[.I309]*0.05)&gt;100;100;((0.6*[.N309]+0.4*[.E309])*0.95+[.F309]*0.05 -[.M309]+[.I309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12521671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100" calcext:value-type="float">
            <text:p>100</text:p>
          </table:table-cell>
          <table:table-cell table:style-name="ce35" table:formula="of:=IF([.P310]=1;0;IF(((0.6*[.N310]+0.4*[.E310])*0.95+[.F310]*0.05 -[.M310]+[.I310]*0.05)&gt;100;100;((0.6*[.N310]+0.4*[.E310])*0.95+[.F310]*0.05 -[.M310]+[.I310]*0.05)))" office:value-type="float" office:value="62" calcext:value-type="float">
            <text:p>6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8414786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11]=1;0;IF(((0.6*[.N311]+0.4*[.E311])*0.95+[.F311]*0.05 -[.M311]+[.I311]*0.05)&gt;100;100;((0.6*[.N311]+0.4*[.E311])*0.95+[.F311]*0.05 -[.M311]+[.I311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02885132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A5</text:p>
          </table:table-cell>
          <table:table-cell table:style-name="ce6"/>
          <table:table-cell table:style-name="ce32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41" calcext:value-type="float">
            <text:p>41</text:p>
          </table:table-cell>
          <table:table-cell table:style-name="ce35" table:formula="of:=IF([.P312]=1;0;IF(((0.6*[.N312]+0.4*[.E312])*0.95+[.F312]*0.05 -[.M312]+[.I312]*0.05)&gt;100;100;((0.6*[.N312]+0.4*[.E312])*0.95+[.F312]*0.05 -[.M312]+[.I312]*0.05)))" office:value-type="float" office:value="33.37" calcext:value-type="float">
            <text:p>3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5140475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13]=1;0;IF(((0.6*[.N313]+0.4*[.E313])*0.95+[.F313]*0.05 -[.M313]+[.I313]*0.05)&gt;100;100;((0.6*[.N313]+0.4*[.E313])*0.95+[.F313]*0.05 -[.M313]+[.I313]*0.05)))" office:value-type="float" office:value="91.9314161226667" calcext:value-type="float">
            <text:p>92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178501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14]=1;0;IF(((0.6*[.N314]+0.4*[.E314])*0.95+[.F314]*0.05 -[.M314]+[.I314]*0.05)&gt;100;100;((0.6*[.N314]+0.4*[.E314])*0.95+[.F314]*0.05 -[.M314]+[.I314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130215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60" calcext:value-type="float">
            <text:p>60</text:p>
          </table:table-cell>
          <table:table-cell table:style-name="ce35" table:formula="of:=IF([.P315]=1;0;IF(((0.6*[.N315]+0.4*[.E315])*0.95+[.F315]*0.05 -[.M315]+[.I315]*0.05)&gt;100;100;((0.6*[.N315]+0.4*[.E315])*0.95+[.F315]*0.05 -[.M315]+[.I315]*0.05)))" office:value-type="float" office:value="39.2" calcext:value-type="float">
            <text:p>3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7965988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16]=1;0;IF(((0.6*[.N316]+0.4*[.E316])*0.95+[.F316]*0.05 -[.M316]+[.I316]*0.05)&gt;100;100;((0.6*[.N316]+0.4*[.E316])*0.95+[.F316]*0.05 -[.M316]+[.I316]*0.05)))" office:value-type="float" office:value="63.0133333333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8581660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17]=1;0;IF(((0.6*[.N317]+0.4*[.E317])*0.95+[.F317]*0.05 -[.M317]+[.I317]*0.05)&gt;100;100;((0.6*[.N317]+0.4*[.E317])*0.95+[.F317]*0.05 -[.M317]+[.I317]*0.05)))" office:value-type="float" office:value="80.6915904053333" calcext:value-type="float">
            <text:p>8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2229810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18]=1;0;IF(((0.6*[.N318]+0.4*[.E318])*0.95+[.F318]*0.05 -[.M318]+[.I318]*0.05)&gt;100;100;((0.6*[.N318]+0.4*[.E318])*0.95+[.F318]*0.05 -[.M318]+[.I318]*0.05)))" office:value-type="float" office:value="86.2206535891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12290084</text:p>
          </table:table-cell>
          <table:table-cell table:style-name="ce11" office:value-type="float" office:value="35.9163399" calcext:value-type="float">
            <text:p>35.92</text:p>
          </table:table-cell>
          <table:table-cell table:style-name="ce11" office:value-type="float" office:value="29.0718954" calcext:value-type="float">
            <text:p>29.07</text:p>
          </table:table-cell>
          <table:table-cell table:style-name="ce11" office:value-type="float" office:value="60.4313726" calcext:value-type="float">
            <text:p>60.43</text:p>
          </table:table-cell>
          <table:table-cell table:style-name="ce18" office:value-type="float" office:value="41.8065359666667" calcext:value-type="float">
            <text:p>41.81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19]=1;0;IF(((0.6*[.N319]+0.4*[.E319])*0.95+[.F319]*0.05 -[.M319]+[.I319]*0.05)&gt;100;100;((0.6*[.N319]+0.4*[.E319])*0.95+[.F319]*0.05 -[.M319]+[.I319]*0.05)))" office:value-type="float" office:value="77.8864836673334" calcext:value-type="float">
            <text:p>7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3669940</text:p>
          </table:table-cell>
          <table:table-cell table:style-name="ce11" office:value-type="float" office:value="34.5803921" calcext:value-type="float">
            <text:p>34.58</text:p>
          </table:table-cell>
          <table:table-cell table:style-name="ce16" office:value-type="float" office:value="45.38562" calcext:value-type="float">
            <text:p>45.39</text:p>
          </table:table-cell>
          <table:table-cell table:style-name="ce16" office:value-type="float" office:value="31.22353" calcext:value-type="float">
            <text:p>31.22</text:p>
          </table:table-cell>
          <table:table-cell table:style-name="ce18" office:value-type="float" office:value="37.0631807" calcext:value-type="float">
            <text:p>37.0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60" calcext:value-type="float">
            <text:p>60</text:p>
          </table:table-cell>
          <table:table-cell table:style-name="ce35" table:formula="of:=IF([.P320]=1;0;IF(((0.6*[.N320]+0.4*[.E320])*0.95+[.F320]*0.05 -[.M320]+[.I320]*0.05)&gt;100;100;((0.6*[.N320]+0.4*[.E320])*0.95+[.F320]*0.05 -[.M320]+[.I320]*0.05)))" office:value-type="float" office:value="53.284008666" calcext:value-type="float">
            <text:p>5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6" office:value-type="string" calcext:value-type="string">
            <text:p>yairshi-0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76.3398693" calcext:value-type="float">
            <text:p>76.3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1.1328976" calcext:value-type="float">
            <text:p>91.1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NO DETAILS</text:p>
          </table:table-cell>
          <table:table-cell table:style-name="ce6" office:value-type="float" office:value="-5" calcext:value-type="float">
            <text:p>-5</text:p>
          </table:table-cell>
          <table:table-cell table:style-name="ce19" office:value-type="float" office:value="60" calcext:value-type="float">
            <text:p>60</text:p>
          </table:table-cell>
          <table:table-cell table:style-name="ce35" table:formula="of:=IF([.P321]=1;0;IF(((0.6*[.N321]+0.4*[.E321])*0.95+[.F321]*0.05 -[.M321]+[.I321]*0.05)&gt;100;100;((0.6*[.N321]+0.4*[.E321])*0.95+[.F321]*0.05 -[.M321]+[.I321]*0.05)))" office:value-type="float" office:value="78.830501088" calcext:value-type="float">
            <text:p>7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143506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22]=1;0;IF(((0.6*[.N322]+0.4*[.E322])*0.95+[.F322]*0.05 -[.M322]+[.I322]*0.05)&gt;100;100;((0.6*[.N322]+0.4*[.E322])*0.95+[.F322]*0.05 -[.M322]+[.I322]*0.05)))" office:value-type="float" office:value="69.1314161226667" calcext:value-type="float">
            <text:p>6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5787302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32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60" calcext:value-type="float">
            <text:p>60</text:p>
          </table:table-cell>
          <table:table-cell table:style-name="ce35" table:formula="of:=IF([.P323]=1;0;IF(((0.6*[.N323]+0.4*[.E323])*0.95+[.F323]*0.05 -[.M323]+[.I323]*0.05)&gt;100;100;((0.6*[.N323]+0.4*[.E323])*0.95+[.F323]*0.05 -[.M323]+[.I323]*0.05)))" office:value-type="float" office:value="39.2" calcext:value-type="float">
            <text:p>3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6251818</text:p>
          </table:table-cell>
          <table:table-cell table:style-name="ce11" office:value-type="float" office:value="28" calcext:value-type="float">
            <text:p>28.00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28" calcext:value-type="float">
            <text:p>28.00</text:p>
          </table:table-cell>
          <table:table-cell table:style-name="ce18" office:value-type="float" office:value="21.7777777766667" calcext:value-type="float">
            <text:p>21.78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24]=1;0;IF(((0.6*[.N324]+0.4*[.E324])*0.95+[.F324]*0.05 -[.M324]+[.I324]*0.05)&gt;100;100;((0.6*[.N324]+0.4*[.E324])*0.95+[.F324]*0.05 -[.M324]+[.I324]*0.05)))" office:value-type="float" office:value="70.2755555551334" calcext:value-type="float">
            <text:p>7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9009349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25]=1;0;IF(((0.6*[.N325]+0.4*[.E325])*0.95+[.F325]*0.05 -[.M325]+[.I325]*0.05)&gt;100;100;((0.6*[.N325]+0.4*[.E325])*0.95+[.F325]*0.05 -[.M325]+[.I325]*0.05)))" office:value-type="float" office:value="77.2" calcext:value-type="float">
            <text:p>7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470922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 module named 'init_centroids,not answer to 1.1,1.2</text:p>
          </table:table-cell>
          <table:table-cell table:style-name="ce33"/>
          <table:table-cell table:style-name="ce19" office:value-type="float" office:value="0" calcext:value-type="float">
            <text:p>0</text:p>
          </table:table-cell>
          <table:table-cell table:style-name="ce35" table:formula="of:=IF([.P326]=1;0;IF(((0.6*[.N326]+0.4*[.E326])*0.95+[.F326]*0.05 -[.M326]+[.I326]*0.05)&gt;100;100;((0.6*[.N326]+0.4*[.E326])*0.95+[.F326]*0.05 -[.M326]+[.I326]*0.05)))" office:value-type="float" office:value="5" calcext:value-type="float">
            <text:p>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003862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27]=1;0;IF(((0.6*[.N327]+0.4*[.E327])*0.95+[.F327]*0.05 -[.M327]+[.I327]*0.05)&gt;100;100;((0.6*[.N327]+0.4*[.E327])*0.95+[.F327]*0.05 -[.M327]+[.I327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15144964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2,A3</text:p>
          </table:table-cell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54" calcext:value-type="float">
            <text:p>54</text:p>
          </table:table-cell>
          <table:table-cell table:style-name="ce35" table:formula="of:=IF([.P328]=1;0;IF(((0.6*[.N328]+0.4*[.E328])*0.95+[.F328]*0.05 -[.M328]+[.I328]*0.05)&gt;100;100;((0.6*[.N328]+0.4*[.E328])*0.95+[.F328]*0.05 -[.M328]+[.I328]*0.05)))" office:value-type="float" office:value="59.5933333333333" calcext:value-type="float">
            <text:p>6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3587057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29]=1;0;IF(((0.6*[.N329]+0.4*[.E329])*0.95+[.F329]*0.05 -[.M329]+[.I329]*0.05)&gt;100;100;((0.6*[.N329]+0.4*[.E329])*0.95+[.F329]*0.05 -[.M329]+[.I329]*0.05)))" office:value-type="float" office:value="85.8133333333334" calcext:value-type="float">
            <text:p>8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8204247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 ANSWERTO 1.1,1.2</text:p>
          </table:table-cell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330]=1;0;IF(((0.6*[.N330]+0.4*[.E330])*0.95+[.F330]*0.05 -[.M330]+[.I330]*0.05)&gt;100;100;((0.6*[.N330]+0.4*[.E330])*0.95+[.F330]*0.05 -[.M330]+[.I330]*0.05)))" office:value-type="float" office:value="34.9314161226667" calcext:value-type="float">
            <text:p>3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37714661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6" calcext:value-type="float">
            <text:p>6.00</text:p>
          </table:table-cell>
          <table:table-cell table:style-name="ce11" office:value-type="float" office:value="0" calcext:value-type="float">
            <text:p>0.00</text:p>
          </table:table-cell>
          <table:table-cell table:style-name="ce18" office:value-type="float" office:value="2" calcext:value-type="float">
            <text:p>2.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NO REPORT</text:p>
          </table:table-cell>
          <table:table-cell table:style-name="ce6"/>
          <table:table-cell table:style-name="ce19" office:value-type="float" office:value="0" calcext:value-type="float">
            <text:p>0</text:p>
          </table:table-cell>
          <table:table-cell table:style-name="ce35" table:formula="of:=IF([.P331]=1;0;IF(((0.6*[.N331]+0.4*[.E331])*0.95+[.F331]*0.05 -[.M331]+[.I331]*0.05)&gt;100;100;((0.6*[.N331]+0.4*[.E331])*0.95+[.F331]*0.05 -[.M331]+[.I331]*0.05)))" office:value-type="float" office:value="0.76" calcext:value-type="float">
            <text:p>1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6" office:value-type="string" calcext:value-type="string">
            <text:p>zachguy-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string" calcext:value-type="string">
            <text:p>NO SUBMIT</text:p>
          </table:table-cell>
          <table:table-cell table:style-name="ce6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35" table:formula="of:=IF([.P332]=1;0;IF(((0.6*[.N332]+0.4*[.E332])*0.95+[.F332]*0.05 -[.M332]+[.I332]*0.05)&gt;100;100;((0.6*[.N332]+0.4*[.E332])*0.95+[.F332]*0.05 -[.M332]+[.I332]*0.05)))" office:value-type="float" office:value="5" calcext:value-type="float">
            <text:p>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4965759</text:p>
          </table:table-cell>
          <table:table-cell table:style-name="ce11" office:value-type="float" office:value="82.9411765" calcext:value-type="float">
            <text:p>82.94</text:p>
          </table:table-cell>
          <table:table-cell table:style-name="ce11" office:value-type="float" office:value="53.3594771" calcext:value-type="float">
            <text:p>53.36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78.7668845333333" calcext:value-type="float">
            <text:p>78.7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A7</text:p>
          </table:table-cell>
          <table:table-cell table:style-name="ce6" table:number-columns-repeated="2"/>
          <table:table-cell table:style-name="ce19" office:value-type="float" office:value="0" calcext:value-type="float">
            <text:p>0</text:p>
          </table:table-cell>
          <table:table-cell table:style-name="ce35" table:formula="of:=IF([.P333]=1;0;IF(((0.6*[.N333]+0.4*[.E333])*0.95+[.F333]*0.05 -[.M333]+[.I333]*0.05)&gt;100;100;((0.6*[.N333]+0.4*[.E333])*0.95+[.F333]*0.05 -[.M333]+[.I333]*0.05)))" office:value-type="float" office:value="34.9314161226667" calcext:value-type="float">
            <text:p>3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1247340</text:p>
          </table:table-cell>
          <table:table-cell table:style-name="ce11" office:value-type="float" office:value="90.2352941" calcext:value-type="float">
            <text:p>90.24</text:p>
          </table:table-cell>
          <table:table-cell table:style-name="ce11" office:value-type="float" office:value="70.5882353" calcext:value-type="float">
            <text:p>70.59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6.9411764666667" calcext:value-type="float">
            <text:p>86.9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34]=1;0;IF(((0.6*[.N334]+0.4*[.E334])*0.95+[.F334]*0.05 -[.M334]+[.I334]*0.05)&gt;100;100;((0.6*[.N334]+0.4*[.E334])*0.95+[.F334]*0.05 -[.M334]+[.I334]*0.05)))" office:value-type="float" office:value="95.0376470573334" calcext:value-type="float">
            <text:p>95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5136772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60" calcext:value-type="float">
            <text:p>60</text:p>
          </table:table-cell>
          <table:table-cell table:style-name="ce35" table:formula="of:=IF([.P335]=1;0;IF(((0.6*[.N335]+0.4*[.E335])*0.95+[.F335]*0.05 -[.M335]+[.I335]*0.05)&gt;100;100;((0.6*[.N335]+0.4*[.E335])*0.95+[.F335]*0.05 -[.M335]+[.I335]*0.05)))" office:value-type="float" office:value="63.4206535891334" calcext:value-type="float">
            <text:p>63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05134215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1</text:p>
          </table:table-cell>
          <table:table-cell table:style-name="ce32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60" calcext:value-type="float">
            <text:p>60</text:p>
          </table:table-cell>
          <table:table-cell table:style-name="ce35" table:formula="of:=IF([.P336]=1;0;IF(((0.6*[.N336]+0.4*[.E336])*0.95+[.F336]*0.05 -[.M336]+[.I336]*0.05)&gt;100;100;((0.6*[.N336]+0.4*[.E336])*0.95+[.F336]*0.05 -[.M336]+[.I336]*0.05)))" office:value-type="float" office:value="39.2" calcext:value-type="float">
            <text:p>39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642604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string" calcext:value-type="string">
            <text:p>No module named 'init_centroids'</text:p>
          </table:table-cell>
          <table:table-cell table:style-name="ce33"/>
          <table:table-cell table:style-name="ce19" office:value-type="float" office:value="100" calcext:value-type="float">
            <text:p>100</text:p>
          </table:table-cell>
          <table:table-cell table:style-name="ce35" table:formula="of:=IF([.P337]=1;0;IF(((0.6*[.N337]+0.4*[.E337])*0.95+[.F337]*0.05 -[.M337]+[.I337]*0.05)&gt;100;100;((0.6*[.N337]+0.4*[.E337])*0.95+[.F337]*0.05 -[.M337]+[.I337]*0.05)))" office:value-type="float" office:value="67" calcext:value-type="float">
            <text:p>67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13578635</text:p>
          </table:table-cell>
          <table:table-cell table:number-columns-repeated="3" table:style-name="ce11" office:value-type="float" office:value="100" calcext:value-type="float">
            <text:p>10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A1</text:p>
          </table:table-cell>
          <table:table-cell table:style-name="ce6" table:number-columns-repeated="2"/>
          <table:table-cell table:style-name="ce19" office:value-type="float" office:value="3" calcext:value-type="float">
            <text:p>3</text:p>
          </table:table-cell>
          <table:table-cell table:style-name="ce35" table:formula="of:=IF([.P338]=1;0;IF(((0.6*[.N338]+0.4*[.E338])*0.95+[.F338]*0.05 -[.M338]+[.I338]*0.05)&gt;100;100;((0.6*[.N338]+0.4*[.E338])*0.95+[.F338]*0.05 -[.M338]+[.I338]*0.05))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687572</text:p>
          </table:table-cell>
          <table:table-cell table:style-name="ce11" office:value-type="float" office:value="97.6470588" calcext:value-type="float">
            <text:p>97.65</text:p>
          </table:table-cell>
          <table:table-cell table:style-name="ce11" office:value-type="float" office:value="90.4444444" calcext:value-type="float">
            <text:p>90.4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96.0305010666667" calcext:value-type="float">
            <text:p>96.0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39]=1;0;IF(((0.6*[.N339]+0.4*[.E339])*0.95+[.F339]*0.05 -[.M339]+[.I339]*0.05)&gt;100;100;((0.6*[.N339]+0.4*[.E339])*0.95+[.F339]*0.05 -[.M339]+[.I339]*0.05)))" office:value-type="float" office:value="98.4915904053333" calcext:value-type="float">
            <text:p>98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322921123</text:p>
          </table:table-cell>
          <table:table-cell table:style-name="ce11" office:value-type="float" office:value="97.0588235" calcext:value-type="float">
            <text:p>97.06</text:p>
          </table:table-cell>
          <table:table-cell table:style-name="ce11" office:value-type="float" office:value="65.006536" calcext:value-type="float">
            <text:p>65.01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87.3551198333333" calcext:value-type="float">
            <text:p>87.36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4"/>
          <table:table-cell table:style-name="ce19" office:value-type="float" office:value="100" calcext:value-type="float">
            <text:p>100</text:p>
          </table:table-cell>
          <table:table-cell table:style-name="ce35" table:formula="of:=IF([.P340]=1;0;IF(((0.6*[.N340]+0.4*[.E340])*0.95+[.F340]*0.05 -[.M340]+[.I340]*0.05)&gt;100;100;((0.6*[.N340]+0.4*[.E340])*0.95+[.F340]*0.05 -[.M340]+[.I340]*0.05)))" office:value-type="float" office:value="100" calcext:value-type="float">
            <text:p>100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6" office:value-type="string" calcext:value-type="string">
            <text:p>zivelir-0</text:p>
          </table:table-cell>
          <table:table-cell table:style-name="ce11" office:value-type="float" office:value="80" calcext:value-type="float">
            <text:p>80.00</text:p>
          </table:table-cell>
          <table:table-cell table:style-name="ce11" office:value-type="float" office:value="8" calcext:value-type="float">
            <text:p>8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2.6666666666667" calcext:value-type="float">
            <text:p>62.6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string" calcext:value-type="string">
            <text:p>NO DETAILS</text:p>
          </table:table-cell>
          <table:table-cell table:style-name="ce6" office:value-type="float" office:value="-5" calcext:value-type="float">
            <text:p>-5</text:p>
          </table:table-cell>
          <table:table-cell table:style-name="ce19" office:value-type="float" office:value="100" calcext:value-type="float">
            <text:p>100</text:p>
          </table:table-cell>
          <table:table-cell table:style-name="ce35" table:formula="of:=IF([.P341]=1;0;IF(((0.6*[.N341]+0.4*[.E341])*0.95+[.F341]*0.05 -[.M341]+[.I341]*0.05)&gt;100;100;((0.6*[.N341]+0.4*[.E341])*0.95+[.F341]*0.05 -[.M341]+[.I341]*0.05)))" office:value-type="float" office:value="95.8133333333334" calcext:value-type="float">
            <text:p>96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string" calcext:value-type="string">
            <text:p>206575854</text:p>
          </table:table-cell>
          <table:table-cell table:style-name="ce11" office:value-type="float" office:value="81.8823529" calcext:value-type="float">
            <text:p>81.88</text:p>
          </table:table-cell>
          <table:table-cell table:style-name="ce11" office:value-type="float" office:value="9.33333333" calcext:value-type="float">
            <text:p>9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8" office:value-type="float" office:value="63.7385620766667" calcext:value-type="float">
            <text:p>63.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A2</text:p>
          </table:table-cell>
          <table:table-cell table:style-name="ce6" table:number-columns-repeated="3"/>
          <table:table-cell table:style-name="ce19" office:value-type="float" office:value="57" calcext:value-type="float">
            <text:p>57</text:p>
          </table:table-cell>
          <table:table-cell table:style-name="ce35" table:formula="of:=IF([.P342]=1;0;IF(((0.6*[.N342]+0.4*[.E342])*0.95+[.F342]*0.05 -[.M342]+[.I342]*0.05)&gt;100;100;((0.6*[.N342]+0.4*[.E342])*0.95+[.F342]*0.05 -[.M342]+[.I342]*0.05)))" office:value-type="float" office:value="66.7106535891333" calcext:value-type="float">
            <text:p>67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4"/>
          <table:table-cell table:style-name="ce12" table:number-columns-repeated="3"/>
          <table:table-cell table:style-name="ce19"/>
          <table:table-cell table:style-name="ce5" table:number-columns-repeated="4"/>
          <table:table-cell table:style-name="ce19" table:number-columns-repeated="5"/>
          <table:table-cell table:style-name="ce35"/>
          <table:table-cell table:style-name="ce40"/>
          <table:table-cell table:number-columns-repeated="1008"/>
        </table:table-row>
        <table:table-row table:style-name="ro1" table:number-rows-repeated="17">
          <table:table-cell table:style-name="ce8"/>
          <table:table-cell table:style-name="ce13" table:number-columns-repeated="3"/>
          <table:table-cell table:style-name="ce20"/>
          <table:table-cell table:style-name="ce24" table:number-columns-repeated="4"/>
          <table:table-cell table:style-name="ce20" table:number-columns-repeated="5"/>
          <table:table-cell table:style-name="ce36"/>
          <table:table-cell table:style-name="ce43"/>
          <table:table-cell table:number-columns-repeated="1008"/>
        </table:table-row>
        <table:table-row table:style-name="ro1">
          <table:table-cell table:style-name="ce8"/>
          <table:table-cell table:style-name="ce14" table:number-columns-repeated="3"/>
          <table:table-cell table:style-name="ce20"/>
          <table:table-cell table:style-name="ce24" table:number-columns-repeated="4"/>
          <table:table-cell table:style-name="ce20" table:number-columns-repeated="5"/>
          <table:table-cell table:style-name="ce36"/>
          <table:table-cell table:style-name="ce43"/>
          <table:table-cell table:number-columns-repeated="1008"/>
        </table:table-row>
        <table:table-row table:style-name="ro1" table:number-rows-repeated="12">
          <table:table-cell table:style-name="ce8"/>
          <table:table-cell table:style-name="ce14" table:number-columns-repeated="3"/>
          <table:table-cell table:style-name="ce20"/>
          <table:table-cell table:style-name="ce24" table:number-columns-repeated="4"/>
          <table:table-cell table:style-name="ce20" table:number-columns-repeated="5"/>
          <table:table-cell table:style-name="ce36"/>
          <table:table-cell table:style-name="ce44"/>
          <table:table-cell table:number-columns-repeated="1008"/>
        </table:table-row>
        <table:table-row table:style-name="ro1" table:number-rows-repeated="13">
          <table:table-cell table:style-name="ce8"/>
          <table:table-cell table:style-name="ce14" table:number-columns-repeated="3"/>
          <table:table-cell table:style-name="ce20"/>
          <table:table-cell table:style-name="ce24" table:number-columns-repeated="4"/>
          <table:table-cell table:style-name="ce20" table:number-columns-repeated="5"/>
          <table:table-cell table:style-name="ce36"/>
          <table:table-cell table:style-name="ce44"/>
          <table:table-cell table:number-columns-repeated="1008"/>
        </table:table-row>
        <table:table-row table:style-name="ro1" table:number-rows-repeated="14">
          <table:table-cell table:style-name="ce9"/>
          <table:table-cell table:style-name="ce15" table:number-columns-repeated="3"/>
          <table:table-cell table:style-name="ce21"/>
          <table:table-cell table:style-name="ce9" table:number-columns-repeated="4"/>
          <table:table-cell table:style-name="ce21" table:number-columns-repeated="5"/>
          <table:table-cell table:style-name="ce37"/>
          <table:table-cell table:style-name="ce45"/>
          <table:table-cell table:number-columns-repeated="1008"/>
        </table:table-row>
        <table:table-row table:style-name="ro1" table:number-rows-repeated="600">
          <table:table-cell table:style-name="ce9"/>
          <table:table-cell table:style-name="ce15" table:number-columns-repeated="3"/>
          <table:table-cell table:number-columns-repeated="102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Menlo" svg:font-family="Menlo"/>
    <style:font-face style:name="Roboto" svg:font-family="Roboto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9-05-02T22:48:50</meta:creation-date>
    <dc:date>2019-05-10T22:04:38.390126171</dc:date>
    <meta:generator>LibreOffice/6.0.7.3$Linux_X86_64 LibreOffice_project/00m0$Build-3</meta:generator>
    <meta:editing-duration>P5DT5H56M57S</meta:editing-duration>
    <meta:editing-cycles>1</meta:editing-cycles>
    <meta:document-statistic meta:table-count="3" meta:cell-count="40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